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46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>
            <text:p>Modified demo board, LT1368 directly replaced with LTC6256, 0.1uF load capacitors left in place.</text:p>
          </table:table-cell>
          <table:table-cell table:number-columns-repeated="15"/>
        </table:table-row>
        <table:table-row table:style-name="ro1">
          <table:table-cell office:value-type="string">
            <text:p>Negative input held at ground, positive input swept from ground past 2.5V.</text:p>
          </table:table-cell>
          <table:table-cell table:number-columns-repeated="8"/>
          <table:table-cell office:value-type="string">
            <text:p>ymin</text:p>
          </table:table-cell>
          <table:table-cell table:formula="of:=[.C29]" office:value-type="float" office:value="0.232966737822">
            <text:p>0.2329667378</text:p>
          </table:table-cell>
          <table:table-cell office:value-type="string">
            <text:p>xmin</text:p>
          </table:table-cell>
          <table:table-cell table:formula="of:=[.D29]" office:value-type="float" office:value="0.23995">
            <text:p>0.23995</text:p>
          </table:table-cell>
          <table:table-cell/>
          <table:table-cell office:value-type="string">
            <text:p>slope:</text:p>
          </table:table-cell>
          <table:table-cell table:formula="of:=SLOPE([.K2:.K3];[.M2:.M3])" office:value-type="float" office:value="1.00040634440137">
            <text:p>1.0004063444</text:p>
          </table:table-cell>
        </table:table-row>
        <table:table-row table:style-name="ro1">
          <table:table-cell table:number-columns-repeated="9"/>
          <table:table-cell office:value-type="string">
            <text:p>ymax</text:p>
          </table:table-cell>
          <table:table-cell table:formula="of:=[.C230]" office:value-type="float" office:value="2.24329329096">
            <text:p>2.243293291</text:p>
          </table:table-cell>
          <table:table-cell office:value-type="string">
            <text:p>xmax</text:p>
          </table:table-cell>
          <table:table-cell table:formula="of:=[.D230]" office:value-type="float" office:value="2.24946">
            <text:p>2.24946</text:p>
          </table:table-cell>
          <table:table-cell/>
          <table:table-cell office:value-type="string">
            <text:p>intercept:</text:p>
          </table:table-cell>
          <table:table-cell table:formula="of:=INTERCEPT([.K2:.K3];[.M2:.M3])" office:value-type="float" office:value="-0.00708076451710893">
            <text:p>-0.0070807645</text:p>
          </table:table-cell>
        </table:table-row>
        <table:table-row table:style-name="ro1">
          <table:table-cell office:value-type="string">
            <text:p>neg</text:p>
          </table:table-cell>
          <table:table-cell office:value-type="string">
            <text:p>pos</text:p>
          </table:table-cell>
          <table:table-cell office:value-type="string">
            <text:p>LTC2449</text:p>
          </table:table-cell>
          <table:table-cell office:value-type="string">
            <text:p>HP3456</text:p>
          </table:table-cell>
          <table:table-cell/>
          <table:table-cell office:value-type="string">
            <text:p>abs error</text:p>
          </table:table-cell>
          <table:table-cell office:value-type="string">
            <text:p>endpoint line</text:p>
            <draw:frame table:end-cell-address="Sheet1.S42" table:end-x="0.6185in" table:end-y="0.1024in" draw:z-index="0" draw:style-name="gr1" svg:width="11.0894in" svg:height="6.3083in" svg:x="0.1976in" svg:y="0.1035in">
              <draw:object draw:notify-on-update-of-ranges="Sheet1.D5:Sheet1.D257 Sheet1.H5:Sheet1.H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inl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-0.000000419095158577">
            <text:p>-4.19E-007</text:p>
          </table:table-cell>
          <table:table-cell office:value-type="string">
            <text:p>7e-05</text:p>
          </table:table-cell>
          <table:table-cell/>
          <table:table-cell table:formula="of:=[.D5]-[.C5]" office:value-type="float" office:value="0.000070419095158577">
            <text:p>7.0419095158577E-005</text:p>
          </table:table-cell>
          <table:table-cell table:formula="of:=[.$P$3]+[.D5]*[.$P$2]" office:value-type="float" office:value="-0.00701073607300083">
            <text:p>-0.0070107361</text:p>
          </table:table-cell>
          <table:table-cell table:formula="of:=[.G5]-[.C5]" office:value-type="float" office:value="-0.00701031697784226">
            <text:p>-0.00701031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0294140540063">
            <text:p>0.0029414054</text:p>
          </table:table-cell>
          <table:table-cell office:value-type="float" office:value="0.01006">
            <text:p>0.01006</text:p>
          </table:table-cell>
          <table:table-cell/>
          <table:table-cell table:formula="of:=[.D6]-[.C6]" office:value-type="float" office:value="0.00711859459937">
            <text:p>0.0071185946</text:p>
          </table:table-cell>
          <table:table-cell table:formula="of:=[.$P$3]+[.D6]*[.$P$2]" office:value-type="float" office:value="0.00298332330756887">
            <text:p>0.0029833233</text:p>
          </table:table-cell>
          <table:table-cell table:formula="of:=[.G6]-[.C6]" office:value-type="float" office:value="0.000041917906938871">
            <text:p>4.191790693887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29511300474">
            <text:p>0.01295113</text:p>
          </table:table-cell>
          <table:table-cell office:value-type="float" office:value="0.02004">
            <text:p>0.02004</text:p>
          </table:table-cell>
          <table:table-cell/>
          <table:table-cell table:formula="of:=[.D7]-[.C7]" office:value-type="float" office:value="0.0070888699526">
            <text:p>0.00708887</text:p>
          </table:table-cell>
          <table:table-cell table:formula="of:=[.$P$3]+[.D7]*[.$P$2]" office:value-type="float" office:value="0.0129673786246946">
            <text:p>0.0129673786</text:p>
          </table:table-cell>
          <table:table-cell table:formula="of:=[.G7]-[.C7]" office:value-type="float" office:value="0.0000162485772945576">
            <text:p>1.6248577294557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2949622944">
            <text:p>0.0229496229</text:p>
          </table:table-cell>
          <table:table-cell office:value-type="float" office:value="0.03003">
            <text:p>0.03003</text:p>
          </table:table-cell>
          <table:table-cell/>
          <table:table-cell table:formula="of:=[.D8]-[.C8]" office:value-type="float" office:value="0.007080377056">
            <text:p>0.0070803771</text:p>
          </table:table-cell>
          <table:table-cell table:formula="of:=[.$P$3]+[.D8]*[.$P$2]" office:value-type="float" office:value="0.0229614380052643">
            <text:p>0.022961438</text:p>
          </table:table-cell>
          <table:table-cell table:formula="of:=[.G8]-[.C8]" office:value-type="float" office:value="0.0000118150612642629">
            <text:p>1.1815061264262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29556223005">
            <text:p>0.0329556223</text:p>
          </table:table-cell>
          <table:table-cell office:value-type="float" office:value="0.04003">
            <text:p>0.04003</text:p>
          </table:table-cell>
          <table:table-cell/>
          <table:table-cell table:formula="of:=[.D9]-[.C9]" office:value-type="float" office:value="0.0070743776995">
            <text:p>0.0070743777</text:p>
          </table:table-cell>
          <table:table-cell table:formula="of:=[.$P$3]+[.D9]*[.$P$2]" office:value-type="float" office:value="0.032965501449278">
            <text:p>0.0329655014</text:p>
          </table:table-cell>
          <table:table-cell table:formula="of:=[.G9]-[.C9]" office:value-type="float" office:value="0.00000987914877797341">
            <text:p>9.8791487779734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429511349648">
            <text:p>0.042951135</text:p>
          </table:table-cell>
          <table:table-cell office:value-type="float" office:value="0.05002">
            <text:p>0.05002</text:p>
          </table:table-cell>
          <table:table-cell/>
          <table:table-cell table:formula="of:=[.D10]-[.C10]" office:value-type="float" office:value="0.0070688650352">
            <text:p>0.007068865</text:p>
          </table:table-cell>
          <table:table-cell table:formula="of:=[.$P$3]+[.D10]*[.$P$2]" office:value-type="float" office:value="0.0429595608298477">
            <text:p>0.0429595608</text:p>
          </table:table-cell>
          <table:table-cell table:formula="of:=[.G10]-[.C10]" office:value-type="float" office:value="0.00000842586504767873">
            <text:p>8.4258650476787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529426056892">
            <text:p>0.0529426057</text:p>
          </table:table-cell>
          <table:table-cell office:value-type="float" office:value="0.06001">
            <text:p>0.06001</text:p>
          </table:table-cell>
          <table:table-cell/>
          <table:table-cell table:formula="of:=[.D11]-[.C11]" office:value-type="float" office:value="0.00706739431080001">
            <text:p>0.0070673943</text:p>
          </table:table-cell>
          <table:table-cell table:formula="of:=[.$P$3]+[.D11]*[.$P$2]" office:value-type="float" office:value="0.0529536202104174">
            <text:p>0.0529536202</text:p>
          </table:table-cell>
          <table:table-cell table:formula="of:=[.G11]-[.C11]" office:value-type="float" office:value="0.0000110145212173854">
            <text:p>1.1014521217385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29395525903">
            <text:p>0.0629395526</text:p>
          </table:table-cell>
          <table:table-cell office:value-type="float" office:value="0.07">
            <text:p>0.07</text:p>
          </table:table-cell>
          <table:table-cell/>
          <table:table-cell table:formula="of:=[.D12]-[.C12]" office:value-type="float" office:value="0.00706044740970001">
            <text:p>0.0070604474</text:p>
          </table:table-cell>
          <table:table-cell table:formula="of:=[.$P$3]+[.D12]*[.$P$2]" office:value-type="float" office:value="0.0629476795909871">
            <text:p>0.0629476796</text:p>
          </table:table-cell>
          <table:table-cell table:formula="of:=[.G12]-[.C12]" office:value-type="float" office:value="0.00000812700068708594">
            <text:p>0.00000812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.0729467626661">
            <text:p>0.0729467627</text:p>
          </table:table-cell>
          <table:table-cell office:value-type="float" office:value="0.08">
            <text:p>0.08</text:p>
          </table:table-cell>
          <table:table-cell/>
          <table:table-cell table:formula="of:=[.D13]-[.C13]" office:value-type="float" office:value="0.0070532373339">
            <text:p>0.0070532373</text:p>
          </table:table-cell>
          <table:table-cell table:formula="of:=[.$P$3]+[.D13]*[.$P$2]" office:value-type="float" office:value="0.0729517430350008">
            <text:p>0.072951743</text:p>
          </table:table-cell>
          <table:table-cell table:formula="of:=[.G13]-[.C13]" office:value-type="float" office:value="0.00000498036890078657">
            <text:p>4.9803689007865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.082940729335">
            <text:p>0.0829407293</text:p>
          </table:table-cell>
          <table:table-cell office:value-type="float" office:value="0.08999">
            <text:p>0.08999</text:p>
          </table:table-cell>
          <table:table-cell/>
          <table:table-cell table:formula="of:=[.D14]-[.C14]" office:value-type="float" office:value="0.007049270665">
            <text:p>0.0070492707</text:p>
          </table:table-cell>
          <table:table-cell table:formula="of:=[.$P$3]+[.D14]*[.$P$2]" office:value-type="float" office:value="0.0829458024155705">
            <text:p>0.0829458024</text:p>
          </table:table-cell>
          <table:table-cell table:formula="of:=[.G14]-[.C14]" office:value-type="float" office:value="0.00000507308057048905">
            <text:p>5.0730805704890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092934248969">
            <text:p>0.092934249</text:p>
          </table:table-cell>
          <table:table-cell office:value-type="float" office:value="0.09998">
            <text:p>0.09998</text:p>
          </table:table-cell>
          <table:table-cell/>
          <table:table-cell table:formula="of:=[.D15]-[.C15]" office:value-type="float" office:value="0.00704575103100001">
            <text:p>0.007045751</text:p>
          </table:table-cell>
          <table:table-cell table:formula="of:=[.$P$3]+[.D15]*[.$P$2]" office:value-type="float" office:value="0.0929398617961402">
            <text:p>0.0929398618</text:p>
          </table:table-cell>
          <table:table-cell table:formula="of:=[.G15]-[.C15]" office:value-type="float" office:value="0.00000561282714020561">
            <text:p>5.6128271402056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102932443842">
            <text:p>0.1029324438</text:p>
          </table:table-cell>
          <table:table-cell office:value-type="float" office:value="0.10997">
            <text:p>0.10997</text:p>
          </table:table-cell>
          <table:table-cell/>
          <table:table-cell table:formula="of:=[.D16]-[.C16]" office:value-type="float" office:value="0.00703755615800002">
            <text:p>0.0070375562</text:p>
          </table:table-cell>
          <table:table-cell table:formula="of:=[.$P$3]+[.D16]*[.$P$2]" office:value-type="float" office:value="0.10293392117671">
            <text:p>0.1029339212</text:p>
          </table:table-cell>
          <table:table-cell table:formula="of:=[.G16]-[.C16]" office:value-type="float" office:value="0.00000147733470991229">
            <text:p>1.4773347099122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112938350067">
            <text:p>0.1129383501</text:p>
          </table:table-cell>
          <table:table-cell office:value-type="float" office:value="0.11997">
            <text:p>0.11997</text:p>
          </table:table-cell>
          <table:table-cell/>
          <table:table-cell table:formula="of:=[.D17]-[.C17]" office:value-type="float" office:value="0.00703164993300001">
            <text:p>0.0070316499</text:p>
          </table:table-cell>
          <table:table-cell table:formula="of:=[.$P$3]+[.D17]*[.$P$2]" office:value-type="float" office:value="0.112937984620724">
            <text:p>0.1129379846</text:p>
          </table:table-cell>
          <table:table-cell table:formula="of:=[.G17]-[.C17]" office:value-type="float" office:value="-0.000000365446276365255">
            <text:p>-3.65446276365255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122932093218">
            <text:p>0.1229320932</text:p>
          </table:table-cell>
          <table:table-cell office:value-type="float" office:value="0.12996">
            <text:p>0.12996</text:p>
          </table:table-cell>
          <table:table-cell/>
          <table:table-cell table:formula="of:=[.D18]-[.C18]" office:value-type="float" office:value="0.00702790678200002">
            <text:p>0.0070279068</text:p>
          </table:table-cell>
          <table:table-cell table:formula="of:=[.$P$3]+[.D18]*[.$P$2]" office:value-type="float" office:value="0.122932044001293">
            <text:p>0.122932044</text:p>
          </table:table-cell>
          <table:table-cell table:formula="of:=[.G18]-[.C18]" office:value-type="float" office:value="-0.0000000492167066545868">
            <text:p>-4.92167066545868E-00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132925370708">
            <text:p>0.1329253707</text:p>
          </table:table-cell>
          <table:table-cell office:value-type="float" office:value="0.13995">
            <text:p>0.13995</text:p>
          </table:table-cell>
          <table:table-cell/>
          <table:table-cell table:formula="of:=[.D19]-[.C19]" office:value-type="float" office:value="0.00702462929200001">
            <text:p>0.0070246293</text:p>
          </table:table-cell>
          <table:table-cell table:formula="of:=[.$P$3]+[.D19]*[.$P$2]" office:value-type="float" office:value="0.132926103381863">
            <text:p>0.1329261034</text:p>
          </table:table-cell>
          <table:table-cell table:formula="of:=[.G19]-[.C19]" office:value-type="float" office:value="0.000000732673863024225">
            <text:p>7.32673863024225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143000269309">
            <text:p>0.1430002693</text:p>
          </table:table-cell>
          <table:table-cell office:value-type="float" office:value="0.15002">
            <text:p>0.15002</text:p>
          </table:table-cell>
          <table:table-cell/>
          <table:table-cell table:formula="of:=[.D20]-[.C20]" office:value-type="float" office:value="0.00701973069100001">
            <text:p>0.0070197307</text:p>
          </table:table-cell>
          <table:table-cell table:formula="of:=[.$P$3]+[.D20]*[.$P$2]" office:value-type="float" office:value="0.143000195269985">
            <text:p>0.1430001953</text:p>
          </table:table-cell>
          <table:table-cell table:formula="of:=[.G20]-[.C20]" office:value-type="float" office:value="-0.0000000740390151687809">
            <text:p>-0.00000007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0.152997756377">
            <text:p>0.1529977564</text:p>
          </table:table-cell>
          <table:table-cell office:value-type="float" office:value="0.16001">
            <text:p>0.16001</text:p>
          </table:table-cell>
          <table:table-cell/>
          <table:table-cell table:formula="of:=[.D21]-[.C21]" office:value-type="float" office:value="0.00701224362300001">
            <text:p>0.0070122436</text:p>
          </table:table-cell>
          <table:table-cell table:formula="of:=[.$P$3]+[.D21]*[.$P$2]" office:value-type="float" office:value="0.152994254650555">
            <text:p>0.1529942547</text:p>
          </table:table-cell>
          <table:table-cell table:formula="of:=[.G21]-[.C21]" office:value-type="float" office:value="-0.00000350172644544844">
            <text:p>-3.5017264454484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162995038554">
            <text:p>0.1629950386</text:p>
          </table:table-cell>
          <table:table-cell office:value-type="float" office:value="0.17">
            <text:p>0.17</text:p>
          </table:table-cell>
          <table:table-cell/>
          <table:table-cell table:formula="of:=[.D22]-[.C22]" office:value-type="float" office:value="0.00700496144600002">
            <text:p>0.0070049614</text:p>
          </table:table-cell>
          <table:table-cell table:formula="of:=[.$P$3]+[.D22]*[.$P$2]" office:value-type="float" office:value="0.162988314031124">
            <text:p>0.162988314</text:p>
          </table:table-cell>
          <table:table-cell table:formula="of:=[.G22]-[.C22]" office:value-type="float" office:value="-0.0000067245228757562">
            <text:p>-6.724522875756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.172981834039">
            <text:p>0.172981834</text:p>
          </table:table-cell>
          <table:table-cell office:value-type="float" office:value="0.17998">
            <text:p>0.17998</text:p>
          </table:table-cell>
          <table:table-cell/>
          <table:table-cell table:formula="of:=[.D23]-[.C23]" office:value-type="float" office:value="0.006998165961">
            <text:p>0.006998166</text:p>
          </table:table-cell>
          <table:table-cell table:formula="of:=[.$P$3]+[.D23]*[.$P$2]" office:value-type="float" office:value="0.17297236934825">
            <text:p>0.1729723693</text:p>
          </table:table-cell>
          <table:table-cell table:formula="of:=[.G23]-[.C23]" office:value-type="float" office:value="-0.00000946469075008283">
            <text:p>-9.4646907500828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182979581878">
            <text:p>0.1829795819</text:p>
          </table:table-cell>
          <table:table-cell office:value-type="float" office:value="0.18998">
            <text:p>0.18998</text:p>
          </table:table-cell>
          <table:table-cell/>
          <table:table-cell table:formula="of:=[.D24]-[.C24]" office:value-type="float" office:value="0.007000418122">
            <text:p>0.0070004181</text:p>
          </table:table-cell>
          <table:table-cell table:formula="of:=[.$P$3]+[.D24]*[.$P$2]" office:value-type="float" office:value="0.182976432792264">
            <text:p>0.1829764328</text:p>
          </table:table-cell>
          <table:table-cell table:formula="of:=[.G24]-[.C24]" office:value-type="float" office:value="-0.00000314908573637029">
            <text:p>-3.1490857363702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92981222644">
            <text:p>0.1929812226</text:p>
          </table:table-cell>
          <table:table-cell office:value-type="float" office:value="0.19998">
            <text:p>0.19998</text:p>
          </table:table-cell>
          <table:table-cell/>
          <table:table-cell table:formula="of:=[.D25]-[.C25]" office:value-type="float" office:value="0.00699877735600002">
            <text:p>0.0069987774</text:p>
          </table:table-cell>
          <table:table-cell table:formula="of:=[.$P$3]+[.D25]*[.$P$2]" office:value-type="float" office:value="0.192980496236277">
            <text:p>0.1929804962</text:p>
          </table:table-cell>
          <table:table-cell table:formula="of:=[.G25]-[.C25]" office:value-type="float" office:value="-0.000000726407722639877">
            <text:p>-7.26407722639877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202984819189">
            <text:p>0.2029848192</text:p>
          </table:table-cell>
          <table:table-cell office:value-type="float" office:value="0.20998">
            <text:p>0.20998</text:p>
          </table:table-cell>
          <table:table-cell/>
          <table:table-cell table:formula="of:=[.D26]-[.C26]" office:value-type="float" office:value="0.00699518081100003">
            <text:p>0.0069951808</text:p>
          </table:table-cell>
          <table:table-cell table:formula="of:=[.$P$3]+[.D26]*[.$P$2]" office:value-type="float" office:value="0.202984559680291">
            <text:p>0.2029845597</text:p>
          </table:table-cell>
          <table:table-cell table:formula="of:=[.G26]-[.C26]" office:value-type="float" office:value="-0.000000259508708883027">
            <text:p>-2.59508708883027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212969435379">
            <text:p>0.2129694354</text:p>
          </table:table-cell>
          <table:table-cell office:value-type="float" office:value="0.21996">
            <text:p>0.21996</text:p>
          </table:table-cell>
          <table:table-cell/>
          <table:table-cell table:formula="of:=[.D27]-[.C27]" office:value-type="float" office:value="0.00699056462100003">
            <text:p>0.0069905646</text:p>
          </table:table-cell>
          <table:table-cell table:formula="of:=[.$P$3]+[.D27]*[.$P$2]" office:value-type="float" office:value="0.212968614997417">
            <text:p>0.212968615</text:p>
          </table:table-cell>
          <table:table-cell table:formula="of:=[.G27]-[.C27]" office:value-type="float" office:value="-0.000000820381583221952">
            <text:p>-8.20381583221952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">
            <text:p>0.23</text:p>
          </table:table-cell>
          <table:table-cell office:value-type="float" office:value="0.222968654707">
            <text:p>0.2229686547</text:p>
          </table:table-cell>
          <table:table-cell office:value-type="float" office:value="0.22995">
            <text:p>0.22995</text:p>
          </table:table-cell>
          <table:table-cell/>
          <table:table-cell table:formula="of:=[.D28]-[.C28]" office:value-type="float" office:value="0.00698134529300001">
            <text:p>0.0069813453</text:p>
          </table:table-cell>
          <table:table-cell table:formula="of:=[.$P$3]+[.D28]*[.$P$2]" office:value-type="float" office:value="0.222962674377986">
            <text:p>0.2229626744</text:p>
          </table:table-cell>
          <table:table-cell table:formula="of:=[.G28]-[.C28]" office:value-type="float" office:value="-0.00000598032901352741">
            <text:p>-5.9803290135274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0.232966737822">
            <text:p>0.2329667378</text:p>
          </table:table-cell>
          <table:table-cell office:value-type="float" office:value="0.23995">
            <text:p>0.23995</text:p>
          </table:table-cell>
          <table:table-cell/>
          <table:table-cell table:formula="of:=[.D29]-[.C29]" office:value-type="float" office:value="0.00698326217800002">
            <text:p>0.0069832622</text:p>
          </table:table-cell>
          <table:table-cell table:formula="of:=[.$P$3]+[.D29]*[.$P$2]" office:value-type="float" office:value="0.232966737822">
            <text:p>0.2329667378</text:p>
          </table:table-cell>
          <table:table-cell table:formula="of:=[.G29]-[.C29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24296396412">
            <text:p>0.2429639641</text:p>
          </table:table-cell>
          <table:table-cell office:value-type="float" office:value="0.24994">
            <text:p>0.24994</text:p>
          </table:table-cell>
          <table:table-cell/>
          <table:table-cell table:formula="of:=[.D30]-[.C30]" office:value-type="float" office:value="0.00697603588000004">
            <text:p>0.0069760359</text:p>
          </table:table-cell>
          <table:table-cell table:formula="of:=[.$P$3]+[.D30]*[.$P$2]" office:value-type="float" office:value="0.24296079720257">
            <text:p>0.2429607972</text:p>
          </table:table-cell>
          <table:table-cell table:formula="of:=[.G30]-[.C30]" office:value-type="float" office:value="-0.00000316691743007524">
            <text:p>-3.1669174300752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252949697897">
            <text:p>0.2529496979</text:p>
          </table:table-cell>
          <table:table-cell office:value-type="float" office:value="0.25993">
            <text:p>0.25993</text:p>
          </table:table-cell>
          <table:table-cell/>
          <table:table-cell table:formula="of:=[.D31]-[.C31]" office:value-type="float" office:value="0.00698030210299999">
            <text:p>0.0069803021</text:p>
          </table:table-cell>
          <table:table-cell table:formula="of:=[.$P$3]+[.D31]*[.$P$2]" office:value-type="float" office:value="0.25295485658314">
            <text:p>0.2529548566</text:p>
          </table:table-cell>
          <table:table-cell table:formula="of:=[.G31]-[.C31]" office:value-type="float" office:value="0.00000515868613959469">
            <text:p>5.15868613959469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262948451564">
            <text:p>0.2629484516</text:p>
          </table:table-cell>
          <table:table-cell office:value-type="float" office:value="0.26992">
            <text:p>0.26992</text:p>
          </table:table-cell>
          <table:table-cell/>
          <table:table-cell table:formula="of:=[.D32]-[.C32]" office:value-type="float" office:value="0.00697154843600006">
            <text:p>0.0069715484</text:p>
          </table:table-cell>
          <table:table-cell table:formula="of:=[.$P$3]+[.D32]*[.$P$2]" office:value-type="float" office:value="0.262948915963709">
            <text:p>0.262948916</text:p>
          </table:table-cell>
          <table:table-cell table:formula="of:=[.G32]-[.C32]" office:value-type="float" office:value="0.000000464399709354524">
            <text:p>4.64399709354524E-00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272944876924">
            <text:p>0.2729448769</text:p>
          </table:table-cell>
          <table:table-cell office:value-type="float" office:value="0.27992">
            <text:p>0.27992</text:p>
          </table:table-cell>
          <table:table-cell/>
          <table:table-cell table:formula="of:=[.D33]-[.C33]" office:value-type="float" office:value="0.00697512307600001">
            <text:p>0.0069751231</text:p>
          </table:table-cell>
          <table:table-cell table:formula="of:=[.$P$3]+[.D33]*[.$P$2]" office:value-type="float" office:value="0.272952979407723">
            <text:p>0.2729529794</text:p>
          </table:table-cell>
          <table:table-cell table:formula="of:=[.G33]-[.C33]" office:value-type="float" office:value="0.00000810248372301592">
            <text:p>8.1024837230159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.283018676564">
            <text:p>0.2830186766</text:p>
          </table:table-cell>
          <table:table-cell office:value-type="float" office:value="0.28999">
            <text:p>0.28999</text:p>
          </table:table-cell>
          <table:table-cell/>
          <table:table-cell table:formula="of:=[.D34]-[.C34]" office:value-type="float" office:value="0.00697132343600004">
            <text:p>0.0069713234</text:p>
          </table:table-cell>
          <table:table-cell table:formula="of:=[.$P$3]+[.D34]*[.$P$2]" office:value-type="float" office:value="0.283027071295845">
            <text:p>0.2830270713</text:p>
          </table:table-cell>
          <table:table-cell table:formula="of:=[.G34]-[.C34]" office:value-type="float" office:value="0.00000839473184482964">
            <text:p>8.3947318448296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293009383604">
            <text:p>0.2930093836</text:p>
          </table:table-cell>
          <table:table-cell office:value-type="float" office:value="0.29998">
            <text:p>0.29998</text:p>
          </table:table-cell>
          <table:table-cell/>
          <table:table-cell table:formula="of:=[.D35]-[.C35]" office:value-type="float" office:value="0.00697061639600005">
            <text:p>0.0069706164</text:p>
          </table:table-cell>
          <table:table-cell table:formula="of:=[.$P$3]+[.D35]*[.$P$2]" office:value-type="float" office:value="0.293021130676415">
            <text:p>0.2930211307</text:p>
          </table:table-cell>
          <table:table-cell table:formula="of:=[.G35]-[.C35]" office:value-type="float" office:value="0.0000117470724145807">
            <text:p>1.1747072414580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0.303009627387">
            <text:p>0.3030096274</text:p>
          </table:table-cell>
          <table:table-cell office:value-type="float" office:value="0.30997">
            <text:p>0.30997</text:p>
          </table:table-cell>
          <table:table-cell/>
          <table:table-cell table:formula="of:=[.D36]-[.C36]" office:value-type="float" office:value="0.00696037261300003">
            <text:p>0.0069603726</text:p>
          </table:table-cell>
          <table:table-cell table:formula="of:=[.$P$3]+[.D36]*[.$P$2]" office:value-type="float" office:value="0.303015190056984">
            <text:p>0.3030151901</text:p>
          </table:table-cell>
          <table:table-cell table:formula="of:=[.G36]-[.C36]" office:value-type="float" office:value="0.00000556266998424926">
            <text:p>5.5626699842492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0.31300005503">
            <text:p>0.313000055</text:p>
          </table:table-cell>
          <table:table-cell office:value-type="float" office:value="0.31996">
            <text:p>0.31996</text:p>
          </table:table-cell>
          <table:table-cell/>
          <table:table-cell table:formula="of:=[.D37]-[.C37]" office:value-type="float" office:value="0.00695994497000002">
            <text:p>0.006959945</text:p>
          </table:table-cell>
          <table:table-cell table:formula="of:=[.$P$3]+[.D37]*[.$P$2]" office:value-type="float" office:value="0.313009249437554">
            <text:p>0.3130092494</text:p>
          </table:table-cell>
          <table:table-cell table:formula="of:=[.G37]-[.C37]" office:value-type="float" office:value="0.0000091944075539252">
            <text:p>9.194407553925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office:value-type="float" office:value="0.322994617745">
            <text:p>0.3229946177</text:p>
          </table:table-cell>
          <table:table-cell office:value-type="float" office:value="0.32995">
            <text:p>0.32995</text:p>
          </table:table-cell>
          <table:table-cell/>
          <table:table-cell table:formula="of:=[.D38]-[.C38]" office:value-type="float" office:value="0.00695538225500003">
            <text:p>0.0069553823</text:p>
          </table:table-cell>
          <table:table-cell table:formula="of:=[.$P$3]+[.D38]*[.$P$2]" office:value-type="float" office:value="0.323003308818124">
            <text:p>0.3230033088</text:p>
          </table:table-cell>
          <table:table-cell table:formula="of:=[.G38]-[.C38]" office:value-type="float" office:value="0.00000869107312362338">
            <text:p>8.6910731236233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.332985064015">
            <text:p>0.332985064</text:p>
          </table:table-cell>
          <table:table-cell office:value-type="float" office:value="0.33994">
            <text:p>0.33994</text:p>
          </table:table-cell>
          <table:table-cell/>
          <table:table-cell table:formula="of:=[.D39]-[.C39]" office:value-type="float" office:value="0.00695493598500002">
            <text:p>0.006954936</text:p>
          </table:table-cell>
          <table:table-cell table:formula="of:=[.$P$3]+[.D39]*[.$P$2]" office:value-type="float" office:value="0.332997368198693">
            <text:p>0.3329973682</text:p>
          </table:table-cell>
          <table:table-cell table:formula="of:=[.G39]-[.C39]" office:value-type="float" office:value="0.0000123041836933568">
            <text:p>1.2304183693356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42977801338">
            <text:p>0.3429778013</text:p>
          </table:table-cell>
          <table:table-cell office:value-type="float" office:value="0.34993">
            <text:p>0.34993</text:p>
          </table:table-cell>
          <table:table-cell/>
          <table:table-cell table:formula="of:=[.D40]-[.C40]" office:value-type="float" office:value="0.00695219866200003">
            <text:p>0.0069521987</text:p>
          </table:table-cell>
          <table:table-cell table:formula="of:=[.$P$3]+[.D40]*[.$P$2]" office:value-type="float" office:value="0.342991427579263">
            <text:p>0.3429914276</text:p>
          </table:table-cell>
          <table:table-cell table:formula="of:=[.G40]-[.C40]" office:value-type="float" office:value="0.0000136262412630539">
            <text:p>1.3626241263053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352978324518">
            <text:p>0.3529783245</text:p>
          </table:table-cell>
          <table:table-cell office:value-type="float" office:value="0.35993">
            <text:p>0.35993</text:p>
          </table:table-cell>
          <table:table-cell/>
          <table:table-cell table:formula="of:=[.D41]-[.C41]" office:value-type="float" office:value="0.00695167548200004">
            <text:p>0.0069516755</text:p>
          </table:table-cell>
          <table:table-cell table:formula="of:=[.$P$3]+[.D41]*[.$P$2]" office:value-type="float" office:value="0.352995491023277">
            <text:p>0.352995491</text:p>
          </table:table-cell>
          <table:table-cell table:formula="of:=[.G41]-[.C41]" office:value-type="float" office:value="0.0000171665052767778">
            <text:p>1.7166505276777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362975029275">
            <text:p>0.3629750293</text:p>
          </table:table-cell>
          <table:table-cell office:value-type="float" office:value="0.36992">
            <text:p>0.36992</text:p>
          </table:table-cell>
          <table:table-cell/>
          <table:table-cell table:formula="of:=[.D42]-[.C42]" office:value-type="float" office:value="0.00694497072500005">
            <text:p>0.0069449707</text:p>
          </table:table-cell>
          <table:table-cell table:formula="of:=[.$P$3]+[.D42]*[.$P$2]" office:value-type="float" office:value="0.362989550403846">
            <text:p>0.3629895504</text:p>
          </table:table-cell>
          <table:table-cell table:formula="of:=[.G42]-[.C42]" office:value-type="float" office:value="0.0000145211288464786">
            <text:p>1.4521128846478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372964283451">
            <text:p>0.3729642835</text:p>
          </table:table-cell>
          <table:table-cell office:value-type="float" office:value="0.37991">
            <text:p>0.37991</text:p>
          </table:table-cell>
          <table:table-cell/>
          <table:table-cell table:formula="of:=[.D43]-[.C43]" office:value-type="float" office:value="0.00694571654900006">
            <text:p>0.0069457165</text:p>
          </table:table-cell>
          <table:table-cell table:formula="of:=[.$P$3]+[.D43]*[.$P$2]" office:value-type="float" office:value="0.372983609784416">
            <text:p>0.3729836098</text:p>
          </table:table-cell>
          <table:table-cell table:formula="of:=[.G43]-[.C43]" office:value-type="float" office:value="0.0000193263334161697">
            <text:p>1.9326333416169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382962254807">
            <text:p>0.3829622548</text:p>
          </table:table-cell>
          <table:table-cell office:value-type="float" office:value="0.3899">
            <text:p>0.3899</text:p>
          </table:table-cell>
          <table:table-cell/>
          <table:table-cell table:formula="of:=[.D44]-[.C44]" office:value-type="float" office:value="0.00693774519300006">
            <text:p>0.0069377452</text:p>
          </table:table-cell>
          <table:table-cell table:formula="of:=[.$P$3]+[.D44]*[.$P$2]" office:value-type="float" office:value="0.382977669164986">
            <text:p>0.3829776692</text:p>
          </table:table-cell>
          <table:table-cell table:formula="of:=[.G44]-[.C44]" office:value-type="float" office:value="0.0000154143579859101">
            <text:p>1.5414357985910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39295908995">
            <text:p>0.39295909</text:p>
          </table:table-cell>
          <table:table-cell office:value-type="float" office:value="0.3999">
            <text:p>0.3999</text:p>
          </table:table-cell>
          <table:table-cell/>
          <table:table-cell table:formula="of:=[.D45]-[.C45]" office:value-type="float" office:value="0.00694091005000008">
            <text:p>0.0069409101</text:p>
          </table:table-cell>
          <table:table-cell table:formula="of:=[.$P$3]+[.D45]*[.$P$2]" office:value-type="float" office:value="0.392981732609">
            <text:p>0.3929817326</text:p>
          </table:table-cell>
          <table:table-cell table:formula="of:=[.G45]-[.C45]" office:value-type="float" office:value="0.0000226426589996498">
            <text:p>2.2642658999649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  <table:table-cell office:value-type="float" office:value="0.402954583988">
            <text:p>0.402954584</text:p>
          </table:table-cell>
          <table:table-cell office:value-type="float" office:value="0.40989">
            <text:p>0.40989</text:p>
          </table:table-cell>
          <table:table-cell/>
          <table:table-cell table:formula="of:=[.D46]-[.C46]" office:value-type="float" office:value="0.00693541601200004">
            <text:p>0.006935416</text:p>
          </table:table-cell>
          <table:table-cell table:formula="of:=[.$P$3]+[.D46]*[.$P$2]" office:value-type="float" office:value="0.402975791989569">
            <text:p>0.402975792</text:p>
          </table:table-cell>
          <table:table-cell table:formula="of:=[.G46]-[.C46]" office:value-type="float" office:value="0.000021208001569295">
            <text:p>0.00002120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0.412950282916">
            <text:p>0.4129502829</text:p>
          </table:table-cell>
          <table:table-cell office:value-type="float" office:value="0.41989">
            <text:p>0.41989</text:p>
          </table:table-cell>
          <table:table-cell/>
          <table:table-cell table:formula="of:=[.D47]-[.C47]" office:value-type="float" office:value="0.00693971708400004">
            <text:p>0.0069397171</text:p>
          </table:table-cell>
          <table:table-cell table:formula="of:=[.$P$3]+[.D47]*[.$P$2]" office:value-type="float" office:value="0.412979855433583">
            <text:p>0.4129798554</text:p>
          </table:table-cell>
          <table:table-cell table:formula="of:=[.G47]-[.C47]" office:value-type="float" office:value="0.0000295725175830097">
            <text:p>2.9572517583009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.423025367782">
            <text:p>0.4230253678</text:p>
          </table:table-cell>
          <table:table-cell office:value-type="float" office:value="0.42996">
            <text:p>0.42996</text:p>
          </table:table-cell>
          <table:table-cell/>
          <table:table-cell table:formula="of:=[.D48]-[.C48]" office:value-type="float" office:value="0.006934632218">
            <text:p>0.0069346322</text:p>
          </table:table-cell>
          <table:table-cell table:formula="of:=[.$P$3]+[.D48]*[.$P$2]" office:value-type="float" office:value="0.423053947321705">
            <text:p>0.4230539473</text:p>
          </table:table-cell>
          <table:table-cell table:formula="of:=[.G48]-[.C48]" office:value-type="float" office:value="0.0000285795397048094">
            <text:p>2.8579539704809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">
            <text:p>0.44</text:p>
          </table:table-cell>
          <table:table-cell office:value-type="float" office:value="0.433017825708">
            <text:p>0.4330178257</text:p>
          </table:table-cell>
          <table:table-cell office:value-type="float" office:value="0.43995">
            <text:p>0.43995</text:p>
          </table:table-cell>
          <table:table-cell/>
          <table:table-cell table:formula="of:=[.D49]-[.C49]" office:value-type="float" office:value="0.00693217429200005">
            <text:p>0.0069321743</text:p>
          </table:table-cell>
          <table:table-cell table:formula="of:=[.$P$3]+[.D49]*[.$P$2]" office:value-type="float" office:value="0.433048006702275">
            <text:p>0.4330480067</text:p>
          </table:table-cell>
          <table:table-cell table:formula="of:=[.G49]-[.C49]" office:value-type="float" office:value="0.0000301809942745423">
            <text:p>0.00003018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443007005379">
            <text:p>0.4430070054</text:p>
          </table:table-cell>
          <table:table-cell office:value-type="float" office:value="0.44993">
            <text:p>0.44993</text:p>
          </table:table-cell>
          <table:table-cell/>
          <table:table-cell table:formula="of:=[.D50]-[.C50]" office:value-type="float" office:value="0.00692299462100004">
            <text:p>0.0069229946</text:p>
          </table:table-cell>
          <table:table-cell table:formula="of:=[.$P$3]+[.D50]*[.$P$2]" office:value-type="float" office:value="0.4430320620194">
            <text:p>0.443032062</text:p>
          </table:table-cell>
          <table:table-cell table:formula="of:=[.G50]-[.C50]" office:value-type="float" office:value="0.0000250566404002006">
            <text:p>2.5056640400200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453001884744">
            <text:p>0.4530018847</text:p>
          </table:table-cell>
          <table:table-cell office:value-type="float" office:value="0.45993">
            <text:p>0.45993</text:p>
          </table:table-cell>
          <table:table-cell/>
          <table:table-cell table:formula="of:=[.D51]-[.C51]" office:value-type="float" office:value="0.00692811525600007">
            <text:p>0.0069281153</text:p>
          </table:table-cell>
          <table:table-cell table:formula="of:=[.$P$3]+[.D51]*[.$P$2]" office:value-type="float" office:value="0.453036125463414">
            <text:p>0.4530361255</text:p>
          </table:table-cell>
          <table:table-cell table:formula="of:=[.G51]-[.C51]" office:value-type="float" office:value="0.000034240719413936">
            <text:p>3.42407194139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6300127171">
            <text:p>0.4630012717</text:p>
          </table:table-cell>
          <table:table-cell office:value-type="float" office:value="0.46992">
            <text:p>0.46992</text:p>
          </table:table-cell>
          <table:table-cell/>
          <table:table-cell table:formula="of:=[.D52]-[.C52]" office:value-type="float" office:value="0.00691872829000006">
            <text:p>0.0069187283</text:p>
          </table:table-cell>
          <table:table-cell table:formula="of:=[.$P$3]+[.D52]*[.$P$2]" office:value-type="float" office:value="0.463030184843984">
            <text:p>0.4630301848</text:p>
          </table:table-cell>
          <table:table-cell table:formula="of:=[.G52]-[.C52]" office:value-type="float" office:value="0.0000289131339836768">
            <text:p>2.8913133983676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72992444411">
            <text:p>0.4729924444</text:p>
          </table:table-cell>
          <table:table-cell office:value-type="float" office:value="0.47991">
            <text:p>0.47991</text:p>
          </table:table-cell>
          <table:table-cell/>
          <table:table-cell table:formula="of:=[.D53]-[.C53]" office:value-type="float" office:value="0.00691755558900009">
            <text:p>0.0069175556</text:p>
          </table:table-cell>
          <table:table-cell table:formula="of:=[.$P$3]+[.D53]*[.$P$2]" office:value-type="float" office:value="0.473024244224553">
            <text:p>0.4730242442</text:p>
          </table:table-cell>
          <table:table-cell table:formula="of:=[.G53]-[.C53]" office:value-type="float" office:value="0.0000317998135533903">
            <text:p>3.1799813553390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482980879024">
            <text:p>0.482980879</text:p>
          </table:table-cell>
          <table:table-cell office:value-type="float" office:value="0.4899">
            <text:p>0.4899</text:p>
          </table:table-cell>
          <table:table-cell/>
          <table:table-cell table:formula="of:=[.D54]-[.C54]" office:value-type="float" office:value="0.006919120976">
            <text:p>0.006919121</text:p>
          </table:table-cell>
          <table:table-cell table:formula="of:=[.$P$3]+[.D54]*[.$P$2]" office:value-type="float" office:value="0.483018303605123">
            <text:p>0.4830183036</text:p>
          </table:table-cell>
          <table:table-cell table:formula="of:=[.G54]-[.C54]" office:value-type="float" office:value="0.0000374245811229912">
            <text:p>3.7424581122991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92974398658">
            <text:p>0.4929743987</text:p>
          </table:table-cell>
          <table:table-cell office:value-type="float" office:value="0.49989">
            <text:p>0.49989</text:p>
          </table:table-cell>
          <table:table-cell/>
          <table:table-cell table:formula="of:=[.D55]-[.C55]" office:value-type="float" office:value="0.00691560134200009">
            <text:p>0.0069156013</text:p>
          </table:table-cell>
          <table:table-cell table:formula="of:=[.$P$3]+[.D55]*[.$P$2]" office:value-type="float" office:value="0.493012362985693">
            <text:p>0.493012363</text:p>
          </table:table-cell>
          <table:table-cell table:formula="of:=[.G55]-[.C55]" office:value-type="float" office:value="0.0000379643276927632">
            <text:p>3.7964327692763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502977045253">
            <text:p>0.5029770453</text:p>
          </table:table-cell>
          <table:table-cell office:value-type="float" office:value="0.50989">
            <text:p>0.50989</text:p>
          </table:table-cell>
          <table:table-cell/>
          <table:table-cell table:formula="of:=[.D56]-[.C56]" office:value-type="float" office:value="0.00691295474700004">
            <text:p>0.0069129547</text:p>
          </table:table-cell>
          <table:table-cell table:formula="of:=[.$P$3]+[.D56]*[.$P$2]" office:value-type="float" office:value="0.503016426429706">
            <text:p>0.5030164264</text:p>
          </table:table-cell>
          <table:table-cell table:formula="of:=[.G56]-[.C56]" office:value-type="float" office:value="0.0000393811767064323">
            <text:p>3.9381176706432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512973209843">
            <text:p>0.5129732098</text:p>
          </table:table-cell>
          <table:table-cell office:value-type="float" office:value="0.51988">
            <text:p>0.51988</text:p>
          </table:table-cell>
          <table:table-cell/>
          <table:table-cell table:formula="of:=[.D57]-[.C57]" office:value-type="float" office:value="0.00690679015700002">
            <text:p>0.0069067902</text:p>
          </table:table-cell>
          <table:table-cell table:formula="of:=[.$P$3]+[.D57]*[.$P$2]" office:value-type="float" office:value="0.513010485810276">
            <text:p>0.5130104858</text:p>
          </table:table-cell>
          <table:table-cell table:formula="of:=[.G57]-[.C57]" office:value-type="float" office:value="0.0000372759672760958">
            <text:p>0.00003727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522962333634">
            <text:p>0.5229623336</text:p>
          </table:table-cell>
          <table:table-cell office:value-type="float" office:value="0.52987">
            <text:p>0.52987</text:p>
          </table:table-cell>
          <table:table-cell/>
          <table:table-cell table:formula="of:=[.D58]-[.C58]" office:value-type="float" office:value="0.00690766636600004">
            <text:p>0.0069076664</text:p>
          </table:table-cell>
          <table:table-cell table:formula="of:=[.$P$3]+[.D58]*[.$P$2]" office:value-type="float" office:value="0.523004545190846">
            <text:p>0.5230045452</text:p>
          </table:table-cell>
          <table:table-cell table:formula="of:=[.G58]-[.C58]" office:value-type="float" office:value="0.0000422115568458059">
            <text:p>4.221155684580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32957566902">
            <text:p>0.5329575669</text:p>
          </table:table-cell>
          <table:table-cell office:value-type="float" office:value="0.53986">
            <text:p>0.53986</text:p>
          </table:table-cell>
          <table:table-cell/>
          <table:table-cell table:formula="of:=[.D59]-[.C59]" office:value-type="float" office:value="0.00690243309799998">
            <text:p>0.0069024331</text:p>
          </table:table-cell>
          <table:table-cell table:formula="of:=[.$P$3]+[.D59]*[.$P$2]" office:value-type="float" office:value="0.532998604571416">
            <text:p>0.5329986046</text:p>
          </table:table-cell>
          <table:table-cell table:formula="of:=[.G59]-[.C59]" office:value-type="float" office:value="0.0000410376694155445">
            <text:p>4.1037669415544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542961573228">
            <text:p>0.5429615732</text:p>
          </table:table-cell>
          <table:table-cell office:value-type="float" office:value="0.54986">
            <text:p>0.54986</text:p>
          </table:table-cell>
          <table:table-cell/>
          <table:table-cell table:formula="of:=[.D60]-[.C60]" office:value-type="float" office:value="0.00689842677200003">
            <text:p>0.0068984268</text:p>
          </table:table-cell>
          <table:table-cell table:formula="of:=[.$P$3]+[.D60]*[.$P$2]" office:value-type="float" office:value="0.543002668015429">
            <text:p>0.543002668</text:p>
          </table:table-cell>
          <table:table-cell table:formula="of:=[.G60]-[.C60]" office:value-type="float" office:value="0.0000410947874293077">
            <text:p>4.1094787429307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552952671424">
            <text:p>0.5529526714</text:p>
          </table:table-cell>
          <table:table-cell office:value-type="float" office:value="0.55985">
            <text:p>0.55985</text:p>
          </table:table-cell>
          <table:table-cell/>
          <table:table-cell table:formula="of:=[.D61]-[.C61]" office:value-type="float" office:value="0.00689732857600012">
            <text:p>0.0068973286</text:p>
          </table:table-cell>
          <table:table-cell table:formula="of:=[.$P$3]+[.D61]*[.$P$2]" office:value-type="float" office:value="0.552996727395999">
            <text:p>0.5529967274</text:p>
          </table:table-cell>
          <table:table-cell table:formula="of:=[.G61]-[.C61]" office:value-type="float" office:value="0.0000440559719990796">
            <text:p>0.00004405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office:value-type="float" office:value="0.562942614779">
            <text:p>0.5629426148</text:p>
          </table:table-cell>
          <table:table-cell office:value-type="float" office:value="0.56984">
            <text:p>0.56984</text:p>
          </table:table-cell>
          <table:table-cell/>
          <table:table-cell table:formula="of:=[.D62]-[.C62]" office:value-type="float" office:value="0.00689738522100003">
            <text:p>0.0068973852</text:p>
          </table:table-cell>
          <table:table-cell table:formula="of:=[.$P$3]+[.D62]*[.$P$2]" office:value-type="float" office:value="0.562990786776569">
            <text:p>0.5629907868</text:p>
          </table:table-cell>
          <table:table-cell table:formula="of:=[.G62]-[.C62]" office:value-type="float" office:value="0.0000481719975686801">
            <text:p>0.00004817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573015166447">
            <text:p>0.5730151664</text:p>
          </table:table-cell>
          <table:table-cell office:value-type="float" office:value="0.57991">
            <text:p>0.57991</text:p>
          </table:table-cell>
          <table:table-cell/>
          <table:table-cell table:formula="of:=[.D63]-[.C63]" office:value-type="float" office:value="0.00689483355300002">
            <text:p>0.0068948336</text:p>
          </table:table-cell>
          <table:table-cell table:formula="of:=[.$P$3]+[.D63]*[.$P$2]" office:value-type="float" office:value="0.57306487866469">
            <text:p>0.5730648787</text:p>
          </table:table-cell>
          <table:table-cell table:formula="of:=[.G63]-[.C63]" office:value-type="float" office:value="0.0000497122176904563">
            <text:p>4.971221769045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0.58301425539">
            <text:p>0.5830142554</text:p>
          </table:table-cell>
          <table:table-cell office:value-type="float" office:value="0.5899">
            <text:p>0.5899</text:p>
          </table:table-cell>
          <table:table-cell/>
          <table:table-cell table:formula="of:=[.D64]-[.C64]" office:value-type="float" office:value="0.00688574461000002">
            <text:p>0.0068857446</text:p>
          </table:table-cell>
          <table:table-cell table:formula="of:=[.$P$3]+[.D64]*[.$P$2]" office:value-type="float" office:value="0.58305893804526">
            <text:p>0.583058938</text:p>
          </table:table-cell>
          <table:table-cell table:formula="of:=[.G64]-[.C64]" office:value-type="float" office:value="0.000044682655260142">
            <text:p>4.468265526014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593013605103">
            <text:p>0.5930136051</text:p>
          </table:table-cell>
          <table:table-cell office:value-type="float" office:value="0.5999">
            <text:p>0.5999</text:p>
          </table:table-cell>
          <table:table-cell/>
          <table:table-cell table:formula="of:=[.D65]-[.C65]" office:value-type="float" office:value="0.00688639489700005">
            <text:p>0.0068863949</text:p>
          </table:table-cell>
          <table:table-cell table:formula="of:=[.$P$3]+[.D65]*[.$P$2]" office:value-type="float" office:value="0.593063001489274">
            <text:p>0.5930630015</text:p>
          </table:table-cell>
          <table:table-cell table:formula="of:=[.G65]-[.C65]" office:value-type="float" office:value="0.0000493963862738811">
            <text:p>4.939638627388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603000195697">
            <text:p>0.6030001957</text:p>
          </table:table-cell>
          <table:table-cell office:value-type="float" office:value="0.60988">
            <text:p>0.60988</text:p>
          </table:table-cell>
          <table:table-cell/>
          <table:table-cell table:formula="of:=[.D66]-[.C66]" office:value-type="float" office:value="0.00687980430300006">
            <text:p>0.0068798043</text:p>
          </table:table-cell>
          <table:table-cell table:formula="of:=[.$P$3]+[.D66]*[.$P$2]" office:value-type="float" office:value="0.6030470568064">
            <text:p>0.6030470568</text:p>
          </table:table-cell>
          <table:table-cell table:formula="of:=[.G66]-[.C66]" office:value-type="float" office:value="0.0000468611093996651">
            <text:p>4.6861109399665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612999079749">
            <text:p>0.6129990797</text:p>
          </table:table-cell>
          <table:table-cell office:value-type="float" office:value="0.61988">
            <text:p>0.61988</text:p>
          </table:table-cell>
          <table:table-cell/>
          <table:table-cell table:formula="of:=[.D67]-[.C67]" office:value-type="float" office:value="0.00688092025100007">
            <text:p>0.0068809203</text:p>
          </table:table-cell>
          <table:table-cell table:formula="of:=[.$P$3]+[.D67]*[.$P$2]" office:value-type="float" office:value="0.613051120250413">
            <text:p>0.6130511203</text:p>
          </table:table-cell>
          <table:table-cell table:formula="of:=[.G67]-[.C67]" office:value-type="float" office:value="0.0000520405014133862">
            <text:p>5.2040501413386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">
            <text:p>0.63</text:p>
          </table:table-cell>
          <table:table-cell office:value-type="float" office:value="0.62299801968">
            <text:p>0.6229980197</text:p>
          </table:table-cell>
          <table:table-cell office:value-type="float" office:value="0.62987">
            <text:p>0.62987</text:p>
          </table:table-cell>
          <table:table-cell/>
          <table:table-cell table:formula="of:=[.D68]-[.C68]" office:value-type="float" office:value="0.00687198032000003">
            <text:p>0.0068719803</text:p>
          </table:table-cell>
          <table:table-cell table:formula="of:=[.$P$3]+[.D68]*[.$P$2]" office:value-type="float" office:value="0.623045179630983">
            <text:p>0.6230451796</text:p>
          </table:table-cell>
          <table:table-cell table:formula="of:=[.G68]-[.C68]" office:value-type="float" office:value="0.0000471599509830334">
            <text:p>0.0000471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632991408929">
            <text:p>0.6329914089</text:p>
          </table:table-cell>
          <table:table-cell office:value-type="float" office:value="0.63987">
            <text:p>0.63987</text:p>
          </table:table-cell>
          <table:table-cell/>
          <table:table-cell table:formula="of:=[.D69]-[.C69]" office:value-type="float" office:value="0.00687859107100008">
            <text:p>0.0068785911</text:p>
          </table:table-cell>
          <table:table-cell table:formula="of:=[.$P$3]+[.D69]*[.$P$2]" office:value-type="float" office:value="0.633049243074997">
            <text:p>0.6330492431</text:p>
          </table:table-cell>
          <table:table-cell table:formula="of:=[.G69]-[.C69]" office:value-type="float" office:value="0.0000578341459968046">
            <text:p>5.7834145996804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">
            <text:p>0.65</text:p>
          </table:table-cell>
          <table:table-cell office:value-type="float" office:value="0.642977142707">
            <text:p>0.6429771427</text:p>
          </table:table-cell>
          <table:table-cell office:value-type="float" office:value="0.64985">
            <text:p>0.64985</text:p>
          </table:table-cell>
          <table:table-cell/>
          <table:table-cell table:formula="of:=[.D70]-[.C70]" office:value-type="float" office:value="0.00687285729300002">
            <text:p>0.0068728573</text:p>
          </table:table-cell>
          <table:table-cell table:formula="of:=[.$P$3]+[.D70]*[.$P$2]" office:value-type="float" office:value="0.643033298392122">
            <text:p>0.6430332984</text:p>
          </table:table-cell>
          <table:table-cell table:formula="of:=[.G70]-[.C70]" office:value-type="float" office:value="0.0000561556851224054">
            <text:p>5.6155685122405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65297476016">
            <text:p>0.6529747602</text:p>
          </table:table-cell>
          <table:table-cell office:value-type="float" office:value="0.65985">
            <text:p>0.65985</text:p>
          </table:table-cell>
          <table:table-cell/>
          <table:table-cell table:formula="of:=[.D71]-[.C71]" office:value-type="float" office:value="0.00687523984000005">
            <text:p>0.0068752398</text:p>
          </table:table-cell>
          <table:table-cell table:formula="of:=[.$P$3]+[.D71]*[.$P$2]" office:value-type="float" office:value="0.653037361836136">
            <text:p>0.6530373618</text:p>
          </table:table-cell>
          <table:table-cell table:formula="of:=[.G71]-[.C71]" office:value-type="float" office:value="0.0000626016761361425">
            <text:p>6.2601676136142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662973793224">
            <text:p>0.6629737932</text:p>
          </table:table-cell>
          <table:table-cell office:value-type="float" office:value="0.66984">
            <text:p>0.66984</text:p>
          </table:table-cell>
          <table:table-cell/>
          <table:table-cell table:formula="of:=[.D72]-[.C72]" office:value-type="float" office:value="0.00686620677600014">
            <text:p>0.0068662068</text:p>
          </table:table-cell>
          <table:table-cell table:formula="of:=[.$P$3]+[.D72]*[.$P$2]" office:value-type="float" office:value="0.663031421216706">
            <text:p>0.6630314212</text:p>
          </table:table-cell>
          <table:table-cell table:formula="of:=[.G72]-[.C72]" office:value-type="float" office:value="0.000057627992705922">
            <text:p>0.00005762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0.67297433503">
            <text:p>0.672974335</text:p>
          </table:table-cell>
          <table:table-cell office:value-type="float" office:value="0.67984">
            <text:p>0.67984</text:p>
          </table:table-cell>
          <table:table-cell/>
          <table:table-cell table:formula="of:=[.D73]-[.C73]" office:value-type="float" office:value="0.00686566497000019">
            <text:p>0.006865665</text:p>
          </table:table-cell>
          <table:table-cell table:formula="of:=[.$P$3]+[.D73]*[.$P$2]" office:value-type="float" office:value="0.67303548466072">
            <text:p>0.6730354847</text:p>
          </table:table-cell>
          <table:table-cell table:formula="of:=[.G73]-[.C73]" office:value-type="float" office:value="0.0000611496307196813">
            <text:p>6.1149630719681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.682958299294">
            <text:p>0.6829582993</text:p>
          </table:table-cell>
          <table:table-cell office:value-type="float" office:value="0.68982">
            <text:p>0.68982</text:p>
          </table:table-cell>
          <table:table-cell/>
          <table:table-cell table:formula="of:=[.D74]-[.C74]" office:value-type="float" office:value="0.00686170070600012">
            <text:p>0.0068617007</text:p>
          </table:table-cell>
          <table:table-cell table:formula="of:=[.$P$3]+[.D74]*[.$P$2]" office:value-type="float" office:value="0.683019539977845">
            <text:p>0.68301954</text:p>
          </table:table-cell>
          <table:table-cell table:formula="of:=[.G74]-[.C74]" office:value-type="float" office:value="0.0000612406838452761">
            <text:p>6.1240683845276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69295774214">
            <text:p>0.6929577421</text:p>
          </table:table-cell>
          <table:table-cell office:value-type="float" office:value="0.69981">
            <text:p>0.69981</text:p>
          </table:table-cell>
          <table:table-cell/>
          <table:table-cell table:formula="of:=[.D75]-[.C75]" office:value-type="float" office:value="0.0068522578600001">
            <text:p>0.0068522579</text:p>
          </table:table-cell>
          <table:table-cell table:formula="of:=[.$P$3]+[.D75]*[.$P$2]" office:value-type="float" office:value="0.693013599358415">
            <text:p>0.6930135994</text:p>
          </table:table-cell>
          <table:table-cell table:formula="of:=[.G75]-[.C75]" office:value-type="float" office:value="0.0000558572184149453">
            <text:p>5.5857218414945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702955601737">
            <text:p>0.7029556017</text:p>
          </table:table-cell>
          <table:table-cell office:value-type="float" office:value="0.70981">
            <text:p>0.70981</text:p>
          </table:table-cell>
          <table:table-cell/>
          <table:table-cell table:formula="of:=[.D76]-[.C76]" office:value-type="float" office:value="0.00685439826300005">
            <text:p>0.0068543983</text:p>
          </table:table-cell>
          <table:table-cell table:formula="of:=[.$P$3]+[.D76]*[.$P$2]" office:value-type="float" office:value="0.703017662802429">
            <text:p>0.7030176628</text:p>
          </table:table-cell>
          <table:table-cell table:formula="of:=[.G76]-[.C76]" office:value-type="float" office:value="0.0000620610654286091">
            <text:p>6.2061065428609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713028097525">
            <text:p>0.7130280975</text:p>
          </table:table-cell>
          <table:table-cell office:value-type="float" office:value="0.71988">
            <text:p>0.71988</text:p>
          </table:table-cell>
          <table:table-cell/>
          <table:table-cell table:formula="of:=[.D77]-[.C77]" office:value-type="float" office:value="0.00685190247500012">
            <text:p>0.0068519025</text:p>
          </table:table-cell>
          <table:table-cell table:formula="of:=[.$P$3]+[.D77]*[.$P$2]" office:value-type="float" office:value="0.713091754690551">
            <text:p>0.7130917547</text:p>
          </table:table-cell>
          <table:table-cell table:formula="of:=[.G77]-[.C77]" office:value-type="float" office:value="0.000063657165550568">
            <text:p>6.365716555056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723023368046">
            <text:p>0.723023368</text:p>
          </table:table-cell>
          <table:table-cell office:value-type="float" office:value="0.72987">
            <text:p>0.72987</text:p>
          </table:table-cell>
          <table:table-cell/>
          <table:table-cell table:formula="of:=[.D78]-[.C78]" office:value-type="float" office:value="0.00684663195400004">
            <text:p>0.006846632</text:p>
          </table:table-cell>
          <table:table-cell table:formula="of:=[.$P$3]+[.D78]*[.$P$2]" office:value-type="float" office:value="0.72308581407112">
            <text:p>0.7230858141</text:p>
          </table:table-cell>
          <table:table-cell table:formula="of:=[.G78]-[.C78]" office:value-type="float" office:value="0.0000624460251201775">
            <text:p>0.00006244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">
            <text:p>0.74</text:p>
          </table:table-cell>
          <table:table-cell office:value-type="float" office:value="0.733017018065">
            <text:p>0.7330170181</text:p>
          </table:table-cell>
          <table:table-cell office:value-type="float" office:value="0.73986">
            <text:p>0.73986</text:p>
          </table:table-cell>
          <table:table-cell/>
          <table:table-cell table:formula="of:=[.D79]-[.C79]" office:value-type="float" office:value="0.0068429819350001">
            <text:p>0.0068429819</text:p>
          </table:table-cell>
          <table:table-cell table:formula="of:=[.$P$3]+[.D79]*[.$P$2]" office:value-type="float" office:value="0.73307987345169">
            <text:p>0.7330798735</text:p>
          </table:table-cell>
          <table:table-cell table:formula="of:=[.G79]-[.C79]" office:value-type="float" office:value="0.0000628553866899306">
            <text:p>6.2855386689930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743015715852">
            <text:p>0.7430157159</text:p>
          </table:table-cell>
          <table:table-cell office:value-type="float" office:value="0.74986">
            <text:p>0.74986</text:p>
          </table:table-cell>
          <table:table-cell/>
          <table:table-cell table:formula="of:=[.D80]-[.C80]" office:value-type="float" office:value="0.00684428414800009">
            <text:p>0.0068442841</text:p>
          </table:table-cell>
          <table:table-cell table:formula="of:=[.$P$3]+[.D80]*[.$P$2]" office:value-type="float" office:value="0.743083936895704">
            <text:p>0.7430839369</text:p>
          </table:table-cell>
          <table:table-cell table:formula="of:=[.G80]-[.C80]" office:value-type="float" office:value="0.0000682210437036312">
            <text:p>0.00006822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6">
            <text:p>0.76</text:p>
          </table:table-cell>
          <table:table-cell office:value-type="float" office:value="0.753012532368">
            <text:p>0.7530125324</text:p>
          </table:table-cell>
          <table:table-cell office:value-type="float" office:value="0.75985">
            <text:p>0.75985</text:p>
          </table:table-cell>
          <table:table-cell/>
          <table:table-cell table:formula="of:=[.D81]-[.C81]" office:value-type="float" office:value="0.00683746763199999">
            <text:p>0.0068374676</text:p>
          </table:table-cell>
          <table:table-cell table:formula="of:=[.$P$3]+[.D81]*[.$P$2]" office:value-type="float" office:value="0.753077996276273">
            <text:p>0.7530779963</text:p>
          </table:table-cell>
          <table:table-cell table:formula="of:=[.G81]-[.C81]" office:value-type="float" office:value="0.0000654639082732222">
            <text:p>6.5463908273222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7">
            <text:p>0.77</text:p>
          </table:table-cell>
          <table:table-cell office:value-type="float" office:value="0.763002866879">
            <text:p>0.7630028669</text:p>
          </table:table-cell>
          <table:table-cell office:value-type="float" office:value="0.76984">
            <text:p>0.76984</text:p>
          </table:table-cell>
          <table:table-cell/>
          <table:table-cell table:formula="of:=[.D82]-[.C82]" office:value-type="float" office:value="0.00683713312100009">
            <text:p>0.0068371331</text:p>
          </table:table-cell>
          <table:table-cell table:formula="of:=[.$P$3]+[.D82]*[.$P$2]" office:value-type="float" office:value="0.763072055656843">
            <text:p>0.7630720557</text:p>
          </table:table-cell>
          <table:table-cell table:formula="of:=[.G82]-[.C82]" office:value-type="float" office:value="0.00006918877784301">
            <text:p>6.91887778430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.773001899943">
            <text:p>0.7730018999</text:p>
          </table:table-cell>
          <table:table-cell office:value-type="float" office:value="0.77984">
            <text:p>0.77984</text:p>
          </table:table-cell>
          <table:table-cell/>
          <table:table-cell table:formula="of:=[.D83]-[.C83]" office:value-type="float" office:value="0.00683810005700014">
            <text:p>0.0068381001</text:p>
          </table:table-cell>
          <table:table-cell table:formula="of:=[.$P$3]+[.D83]*[.$P$2]" office:value-type="float" office:value="0.773076119100857">
            <text:p>0.7730761191</text:p>
          </table:table-cell>
          <table:table-cell table:formula="of:=[.G83]-[.C83]" office:value-type="float" office:value="0.0000742191578567697">
            <text:p>7.4219157856769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.782996220514">
            <text:p>0.7829962205</text:p>
          </table:table-cell>
          <table:table-cell office:value-type="float" office:value="0.78982">
            <text:p>0.78982</text:p>
          </table:table-cell>
          <table:table-cell/>
          <table:table-cell table:formula="of:=[.D84]-[.C84]" office:value-type="float" office:value="0.0068237794860001">
            <text:p>0.0068237795</text:p>
          </table:table-cell>
          <table:table-cell table:formula="of:=[.$P$3]+[.D84]*[.$P$2]" office:value-type="float" office:value="0.783060174417982">
            <text:p>0.7830601744</text:p>
          </table:table-cell>
          <table:table-cell table:formula="of:=[.G84]-[.C84]" office:value-type="float" office:value="0.0000639539039825054">
            <text:p>6.3953903982505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792989870533">
            <text:p>0.7929898705</text:p>
          </table:table-cell>
          <table:table-cell office:value-type="float" office:value="0.79982">
            <text:p>0.79982</text:p>
          </table:table-cell>
          <table:table-cell/>
          <table:table-cell table:formula="of:=[.D85]-[.C85]" office:value-type="float" office:value="0.00683012946700012">
            <text:p>0.0068301295</text:p>
          </table:table-cell>
          <table:table-cell table:formula="of:=[.$P$3]+[.D85]*[.$P$2]" office:value-type="float" office:value="0.793064237861996">
            <text:p>0.7930642379</text:p>
          </table:table-cell>
          <table:table-cell table:formula="of:=[.G85]-[.C85]" office:value-type="float" office:value="0.0000743673289962388">
            <text:p>7.4367328996238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.802981248125">
            <text:p>0.8029812481</text:p>
          </table:table-cell>
          <table:table-cell office:value-type="float" office:value="0.80981">
            <text:p>0.80981</text:p>
          </table:table-cell>
          <table:table-cell/>
          <table:table-cell table:formula="of:=[.D86]-[.C86]" office:value-type="float" office:value="0.00682875187500009">
            <text:p>0.0068287519</text:p>
          </table:table-cell>
          <table:table-cell table:formula="of:=[.$P$3]+[.D86]*[.$P$2]" office:value-type="float" office:value="0.803058297242566">
            <text:p>0.8030582972</text:p>
          </table:table-cell>
          <table:table-cell table:formula="of:=[.G86]-[.C86]" office:value-type="float" office:value="0.0000770491175658972">
            <text:p>7.7049117565897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1297618337">
            <text:p>0.8129761834</text:p>
          </table:table-cell>
          <table:table-cell office:value-type="float" office:value="0.8198">
            <text:p>0.8198</text:p>
          </table:table-cell>
          <table:table-cell/>
          <table:table-cell table:formula="of:=[.D87]-[.C87]" office:value-type="float" office:value="0.00682381663000009">
            <text:p>0.0068238166</text:p>
          </table:table-cell>
          <table:table-cell table:formula="of:=[.$P$3]+[.D87]*[.$P$2]" office:value-type="float" office:value="0.813052356623136">
            <text:p>0.8130523566</text:p>
          </table:table-cell>
          <table:table-cell table:formula="of:=[.G87]-[.C87]" office:value-type="float" office:value="0.0000761732531355808">
            <text:p>7.6173253135580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.822979947552">
            <text:p>0.8229799476</text:p>
          </table:table-cell>
          <table:table-cell office:value-type="float" office:value="0.8298">
            <text:p>0.8298</text:p>
          </table:table-cell>
          <table:table-cell/>
          <table:table-cell table:formula="of:=[.D88]-[.C88]" office:value-type="float" office:value="0.0068200524480001">
            <text:p>0.0068200524</text:p>
          </table:table-cell>
          <table:table-cell table:formula="of:=[.$P$3]+[.D88]*[.$P$2]" office:value-type="float" office:value="0.823056420067149">
            <text:p>0.8230564201</text:p>
          </table:table-cell>
          <table:table-cell table:formula="of:=[.G88]-[.C88]" office:value-type="float" office:value="0.0000764725151493062">
            <text:p>7.6472515149306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.832973038778">
            <text:p>0.8329730388</text:p>
          </table:table-cell>
          <table:table-cell office:value-type="float" office:value="0.83979">
            <text:p>0.83979</text:p>
          </table:table-cell>
          <table:table-cell/>
          <table:table-cell table:formula="of:=[.D89]-[.C89]" office:value-type="float" office:value="0.00681696122200004">
            <text:p>0.0068169612</text:p>
          </table:table-cell>
          <table:table-cell table:formula="of:=[.$P$3]+[.D89]*[.$P$2]" office:value-type="float" office:value="0.833050479447719">
            <text:p>0.8330504794</text:p>
          </table:table-cell>
          <table:table-cell table:formula="of:=[.G89]-[.C89]" office:value-type="float" office:value="0.0000774406697189311">
            <text:p>7.744066971893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842969650403">
            <text:p>0.8429696504</text:p>
          </table:table-cell>
          <table:table-cell office:value-type="float" office:value="0.84978">
            <text:p>0.84978</text:p>
          </table:table-cell>
          <table:table-cell/>
          <table:table-cell table:formula="of:=[.D90]-[.C90]" office:value-type="float" office:value="0.00681034959700011">
            <text:p>0.0068103496</text:p>
          </table:table-cell>
          <table:table-cell table:formula="of:=[.$P$3]+[.D90]*[.$P$2]" office:value-type="float" office:value="0.843044538828289">
            <text:p>0.8430445388</text:p>
          </table:table-cell>
          <table:table-cell table:formula="of:=[.G90]-[.C90]" office:value-type="float" office:value="0.0000748884252886883">
            <text:p>7.4888425288688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853046914563">
            <text:p>0.8530469146</text:p>
          </table:table-cell>
          <table:table-cell office:value-type="float" office:value="0.85986">
            <text:p>0.85986</text:p>
          </table:table-cell>
          <table:table-cell/>
          <table:table-cell table:formula="of:=[.D91]-[.C91]" office:value-type="float" office:value="0.0068130854370001">
            <text:p>0.0068130854</text:p>
          </table:table-cell>
          <table:table-cell table:formula="of:=[.$P$3]+[.D91]*[.$P$2]" office:value-type="float" office:value="0.853128634779854">
            <text:p>0.8531286348</text:p>
          </table:table-cell>
          <table:table-cell table:formula="of:=[.G91]-[.C91]" office:value-type="float" office:value="0.0000817202168544862">
            <text:p>8.1720216854486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86303957738">
            <text:p>0.8630395774</text:p>
          </table:table-cell>
          <table:table-cell office:value-type="float" office:value="0.86984">
            <text:p>0.86984</text:p>
          </table:table-cell>
          <table:table-cell/>
          <table:table-cell table:formula="of:=[.D92]-[.C92]" office:value-type="float" office:value="0.00680042262000014">
            <text:p>0.0068004226</text:p>
          </table:table-cell>
          <table:table-cell table:formula="of:=[.$P$3]+[.D92]*[.$P$2]" office:value-type="float" office:value="0.86311269009698">
            <text:p>0.8631126901</text:p>
          </table:table-cell>
          <table:table-cell table:formula="of:=[.G92]-[.C92]" office:value-type="float" office:value="0.0000731127169801837">
            <text:p>7.3112716980183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0.873030303046">
            <text:p>0.873030303</text:p>
          </table:table-cell>
          <table:table-cell office:value-type="float" office:value="0.87983">
            <text:p>0.87983</text:p>
          </table:table-cell>
          <table:table-cell/>
          <table:table-cell table:formula="of:=[.D93]-[.C93]" office:value-type="float" office:value="0.00679969695400018">
            <text:p>0.006799697</text:p>
          </table:table-cell>
          <table:table-cell table:formula="of:=[.$P$3]+[.D93]*[.$P$2]" office:value-type="float" office:value="0.87310674947755">
            <text:p>0.8731067495</text:p>
          </table:table-cell>
          <table:table-cell table:formula="of:=[.G93]-[.C93]" office:value-type="float" office:value="0.0000764464315500257">
            <text:p>7.6446431550025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883026150987">
            <text:p>0.883026151</text:p>
          </table:table-cell>
          <table:table-cell office:value-type="float" office:value="0.88982">
            <text:p>0.88982</text:p>
          </table:table-cell>
          <table:table-cell/>
          <table:table-cell table:formula="of:=[.D94]-[.C94]" office:value-type="float" office:value="0.00679384901300006">
            <text:p>0.006793849</text:p>
          </table:table-cell>
          <table:table-cell table:formula="of:=[.$P$3]+[.D94]*[.$P$2]" office:value-type="float" office:value="0.883100808858119">
            <text:p>0.8831008089</text:p>
          </table:table-cell>
          <table:table-cell table:formula="of:=[.G94]-[.C94]" office:value-type="float" office:value="0.0000746578711195989">
            <text:p>7.4657871119598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893029579893">
            <text:p>0.8930295799</text:p>
          </table:table-cell>
          <table:table-cell office:value-type="float" office:value="0.89982">
            <text:p>0.89982</text:p>
          </table:table-cell>
          <table:table-cell/>
          <table:table-cell table:formula="of:=[.D95]-[.C95]" office:value-type="float" office:value="0.00679042010700004">
            <text:p>0.0067904201</text:p>
          </table:table-cell>
          <table:table-cell table:formula="of:=[.$P$3]+[.D95]*[.$P$2]" office:value-type="float" office:value="0.893104872302133">
            <text:p>0.8931048723</text:p>
          </table:table-cell>
          <table:table-cell table:formula="of:=[.G95]-[.C95]" office:value-type="float" office:value="0.0000752924091332874">
            <text:p>7.5292409133287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90302250348">
            <text:p>0.9030225035</text:p>
          </table:table-cell>
          <table:table-cell office:value-type="float" office:value="0.90981">
            <text:p>0.90981</text:p>
          </table:table-cell>
          <table:table-cell/>
          <table:table-cell table:formula="of:=[.D96]-[.C96]" office:value-type="float" office:value="0.00678749652000021">
            <text:p>0.0067874965</text:p>
          </table:table-cell>
          <table:table-cell table:formula="of:=[.$P$3]+[.D96]*[.$P$2]" office:value-type="float" office:value="0.903098931682703">
            <text:p>0.9030989317</text:p>
          </table:table-cell>
          <table:table-cell table:formula="of:=[.G96]-[.C96]" office:value-type="float" office:value="0.0000764282027031493">
            <text:p>7.6428202703149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13012856618">
            <text:p>0.9130128566</text:p>
          </table:table-cell>
          <table:table-cell office:value-type="float" office:value="0.9198">
            <text:p>0.9198</text:p>
          </table:table-cell>
          <table:table-cell/>
          <table:table-cell table:formula="of:=[.D97]-[.C97]" office:value-type="float" office:value="0.00678714338200004">
            <text:p>0.0067871434</text:p>
          </table:table-cell>
          <table:table-cell table:formula="of:=[.$P$3]+[.D97]*[.$P$2]" office:value-type="float" office:value="0.913092991063273">
            <text:p>0.9130929911</text:p>
          </table:table-cell>
          <table:table-cell table:formula="of:=[.G97]-[.C97]" office:value-type="float" office:value="0.0000801344452726616">
            <text:p>8.0134445272661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.923009617254">
            <text:p>0.9230096173</text:p>
          </table:table-cell>
          <table:table-cell office:value-type="float" office:value="0.92979">
            <text:p>0.92979</text:p>
          </table:table-cell>
          <table:table-cell/>
          <table:table-cell table:formula="of:=[.D98]-[.C98]" office:value-type="float" office:value="0.00678038274600012">
            <text:p>0.0067803827</text:p>
          </table:table-cell>
          <table:table-cell table:formula="of:=[.$P$3]+[.D98]*[.$P$2]" office:value-type="float" office:value="0.923087050443842">
            <text:p>0.9230870504</text:p>
          </table:table-cell>
          <table:table-cell table:formula="of:=[.G98]-[.C98]" office:value-type="float" office:value="0.0000774331898424352">
            <text:p>7.7433189842435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33011183515">
            <text:p>0.9330111835</text:p>
          </table:table-cell>
          <table:table-cell office:value-type="float" office:value="0.93979">
            <text:p>0.93979</text:p>
          </table:table-cell>
          <table:table-cell/>
          <table:table-cell table:formula="of:=[.D99]-[.C99]" office:value-type="float" office:value="0.00677881648500012">
            <text:p>0.0067788165</text:p>
          </table:table-cell>
          <table:table-cell table:formula="of:=[.$P$3]+[.D99]*[.$P$2]" office:value-type="float" office:value="0.933091113887856">
            <text:p>0.9330911139</text:p>
          </table:table-cell>
          <table:table-cell table:formula="of:=[.G99]-[.C99]" office:value-type="float" office:value="0.0000799303728561407">
            <text:p>7.9930372856140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.943001890555">
            <text:p>0.9430018906</text:p>
          </table:table-cell>
          <table:table-cell office:value-type="float" office:value="0.94978">
            <text:p>0.94978</text:p>
          </table:table-cell>
          <table:table-cell/>
          <table:table-cell table:formula="of:=[.D100]-[.C100]" office:value-type="float" office:value="0.00677810944500012">
            <text:p>0.0067781094</text:p>
          </table:table-cell>
          <table:table-cell table:formula="of:=[.$P$3]+[.D100]*[.$P$2]" office:value-type="float" office:value="0.943085173268426">
            <text:p>0.9430851733</text:p>
          </table:table-cell>
          <table:table-cell table:formula="of:=[.G100]-[.C100]" office:value-type="float" office:value="0.0000832827134258363">
            <text:p>8.328271342583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952991219237">
            <text:p>0.9529912192</text:p>
          </table:table-cell>
          <table:table-cell office:value-type="float" office:value="0.95976">
            <text:p>0.95976</text:p>
          </table:table-cell>
          <table:table-cell/>
          <table:table-cell table:formula="of:=[.D101]-[.C101]" office:value-type="float" office:value="0.00676878076300003">
            <text:p>0.0067687808</text:p>
          </table:table-cell>
          <table:table-cell table:formula="of:=[.$P$3]+[.D101]*[.$P$2]" office:value-type="float" office:value="0.953069228585552">
            <text:p>0.9530692286</text:p>
          </table:table-cell>
          <table:table-cell table:formula="of:=[.G101]-[.C101]" office:value-type="float" office:value="0.000078009348551511">
            <text:p>7.80093485515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962985595688">
            <text:p>0.9629855957</text:p>
          </table:table-cell>
          <table:table-cell office:value-type="float" office:value="0.96975">
            <text:p>0.96975</text:p>
          </table:table-cell>
          <table:table-cell/>
          <table:table-cell table:formula="of:=[.D102]-[.C102]" office:value-type="float" office:value="0.00676440431200009">
            <text:p>0.0067644043</text:p>
          </table:table-cell>
          <table:table-cell table:formula="of:=[.$P$3]+[.D102]*[.$P$2]" office:value-type="float" office:value="0.963063287966121">
            <text:p>0.963063288</text:p>
          </table:table-cell>
          <table:table-cell table:formula="of:=[.G102]-[.C102]" office:value-type="float" office:value="0.0000776922781212663">
            <text:p>7.769227812126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.972989378497">
            <text:p>0.9729893785</text:p>
          </table:table-cell>
          <table:table-cell office:value-type="float" office:value="0.97976">
            <text:p>0.97976</text:p>
          </table:table-cell>
          <table:table-cell/>
          <table:table-cell table:formula="of:=[.D103]-[.C103]" office:value-type="float" office:value="0.00677062150300012">
            <text:p>0.0067706215</text:p>
          </table:table-cell>
          <table:table-cell table:formula="of:=[.$P$3]+[.D103]*[.$P$2]" office:value-type="float" office:value="0.973077355473579">
            <text:p>0.9730773555</text:p>
          </table:table-cell>
          <table:table-cell table:formula="of:=[.G103]-[.C103]" office:value-type="float" office:value="0.0000879769765790295">
            <text:p>0.00008797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0.982986176386">
            <text:p>0.9829861764</text:p>
          </table:table-cell>
          <table:table-cell office:value-type="float" office:value="0.98975">
            <text:p>0.98975</text:p>
          </table:table-cell>
          <table:table-cell/>
          <table:table-cell table:formula="of:=[.D104]-[.C104]" office:value-type="float" office:value="0.00676382361400019">
            <text:p>0.0067638236</text:p>
          </table:table-cell>
          <table:table-cell table:formula="of:=[.$P$3]+[.D104]*[.$P$2]" office:value-type="float" office:value="0.983071414854149">
            <text:p>0.9830714149</text:p>
          </table:table-cell>
          <table:table-cell table:formula="of:=[.G104]-[.C104]" office:value-type="float" office:value="0.000085238468148785">
            <text:p>8.523846814878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92975840345">
            <text:p>0.9929758403</text:p>
          </table:table-cell>
          <table:table-cell office:value-type="float" office:value="0.99973">
            <text:p>0.99973</text:p>
          </table:table-cell>
          <table:table-cell/>
          <table:table-cell table:formula="of:=[.D105]-[.C105]" office:value-type="float" office:value="0.00675415965500015">
            <text:p>0.0067541597</text:p>
          </table:table-cell>
          <table:table-cell table:formula="of:=[.$P$3]+[.D105]*[.$P$2]" office:value-type="float" office:value="0.993055470171274">
            <text:p>0.9930554702</text:p>
          </table:table-cell>
          <table:table-cell table:formula="of:=[.G105]-[.C105]" office:value-type="float" office:value="0.0000796298262744077">
            <text:p>7.9629826274407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00305083208">
            <text:p>1.0030508321</text:p>
          </table:table-cell>
          <table:table-cell office:value-type="float" office:value="1.0098">
            <text:p>1.0098</text:p>
          </table:table-cell>
          <table:table-cell/>
          <table:table-cell table:formula="of:=[.D106]-[.C106]" office:value-type="float" office:value="0.00674916792000002">
            <text:p>0.0067491679</text:p>
          </table:table-cell>
          <table:table-cell table:formula="of:=[.$P$3]+[.D106]*[.$P$2]" office:value-type="float" office:value="1.0031295620594">
            <text:p>1.0031295621</text:p>
          </table:table-cell>
          <table:table-cell table:formula="of:=[.G106]-[.C106]" office:value-type="float" office:value="0.0000787299793960638">
            <text:p>0.0000787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0130519513">
            <text:p>1.0130519513</text:p>
          </table:table-cell>
          <table:table-cell office:value-type="float" office:value="1.0198">
            <text:p>1.0198</text:p>
          </table:table-cell>
          <table:table-cell/>
          <table:table-cell table:formula="of:=[.D107]-[.C107]" office:value-type="float" office:value="0.00674804870000001">
            <text:p>0.0067480487</text:p>
          </table:table-cell>
          <table:table-cell table:formula="of:=[.$P$3]+[.D107]*[.$P$2]" office:value-type="float" office:value="1.01313362550341">
            <text:p>1.0131336255</text:p>
          </table:table-cell>
          <table:table-cell table:formula="of:=[.G107]-[.C107]" office:value-type="float" office:value="0.0000816742034097651">
            <text:p>8.1674203409765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02304956876">
            <text:p>1.0230495688</text:p>
          </table:table-cell>
          <table:table-cell office:value-type="float" office:value="1.02979">
            <text:p>1.02979</text:p>
          </table:table-cell>
          <table:table-cell/>
          <table:table-cell table:formula="of:=[.D108]-[.C108]" office:value-type="float" office:value="0.0067404312399999">
            <text:p>0.0067404312</text:p>
          </table:table-cell>
          <table:table-cell table:formula="of:=[.$P$3]+[.D108]*[.$P$2]" office:value-type="float" office:value="1.02312768488398">
            <text:p>1.0231276849</text:p>
          </table:table-cell>
          <table:table-cell table:formula="of:=[.G108]-[.C108]" office:value-type="float" office:value="0.0000781161239793437">
            <text:p>7.8116123979343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1.03303776123">
            <text:p>1.0330377612</text:p>
          </table:table-cell>
          <table:table-cell office:value-type="float" office:value="1.03978">
            <text:p>1.03978</text:p>
          </table:table-cell>
          <table:table-cell/>
          <table:table-cell table:formula="of:=[.D109]-[.C109]" office:value-type="float" office:value="0.00674223877000002">
            <text:p>0.0067422388</text:p>
          </table:table-cell>
          <table:table-cell table:formula="of:=[.$P$3]+[.D109]*[.$P$2]" office:value-type="float" office:value="1.03312174426455">
            <text:p>1.0331217443</text:p>
          </table:table-cell>
          <table:table-cell table:formula="of:=[.G109]-[.C109]" office:value-type="float" office:value="0.000083983034549151">
            <text:p>0.00008398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4303435422">
            <text:p>1.0430343542</text:p>
          </table:table-cell>
          <table:table-cell office:value-type="float" office:value="1.04977">
            <text:p>1.04977</text:p>
          </table:table-cell>
          <table:table-cell/>
          <table:table-cell table:formula="of:=[.D110]-[.C110]" office:value-type="float" office:value="0.00673564578000008">
            <text:p>0.0067356458</text:p>
          </table:table-cell>
          <table:table-cell table:formula="of:=[.$P$3]+[.D110]*[.$P$2]" office:value-type="float" office:value="1.04311580364512">
            <text:p>1.0431158036</text:p>
          </table:table-cell>
          <table:table-cell table:formula="of:=[.G110]-[.C110]" office:value-type="float" office:value="0.0000814494251188957">
            <text:p>8.1449425118895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1.05303469114">
            <text:p>1.0530346911</text:p>
          </table:table-cell>
          <table:table-cell office:value-type="float" office:value="1.05977">
            <text:p>1.05977</text:p>
          </table:table-cell>
          <table:table-cell/>
          <table:table-cell table:formula="of:=[.D111]-[.C111]" office:value-type="float" office:value="0.00673530886000018">
            <text:p>0.0067353089</text:p>
          </table:table-cell>
          <table:table-cell table:formula="of:=[.$P$3]+[.D111]*[.$P$2]" office:value-type="float" office:value="1.05311986708913">
            <text:p>1.0531198671</text:p>
          </table:table-cell>
          <table:table-cell table:formula="of:=[.G111]-[.C111]" office:value-type="float" office:value="0.0000851759491327098">
            <text:p>8.5175949132709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1.06303538196">
            <text:p>1.063035382</text:p>
          </table:table-cell>
          <table:table-cell office:value-type="float" office:value="1.06977">
            <text:p>1.06977</text:p>
          </table:table-cell>
          <table:table-cell/>
          <table:table-cell table:formula="of:=[.D112]-[.C112]" office:value-type="float" office:value="0.00673461804000008">
            <text:p>0.006734618</text:p>
          </table:table-cell>
          <table:table-cell table:formula="of:=[.$P$3]+[.D112]*[.$P$2]" office:value-type="float" office:value="1.06312393053315">
            <text:p>1.0631239305</text:p>
          </table:table-cell>
          <table:table-cell table:formula="of:=[.G112]-[.C112]" office:value-type="float" office:value="0.0000885485731463298">
            <text:p>8.8548573146329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1.07302070595">
            <text:p>1.073020706</text:p>
          </table:table-cell>
          <table:table-cell office:value-type="float" office:value="1.07975">
            <text:p>1.07975</text:p>
          </table:table-cell>
          <table:table-cell/>
          <table:table-cell table:formula="of:=[.D113]-[.C113]" office:value-type="float" office:value="0.00672929404999989">
            <text:p>0.006729294</text:p>
          </table:table-cell>
          <table:table-cell table:formula="of:=[.$P$3]+[.D113]*[.$P$2]" office:value-type="float" office:value="1.07310798585027">
            <text:p>1.0731079859</text:p>
          </table:table-cell>
          <table:table-cell table:formula="of:=[.G113]-[.C113]" office:value-type="float" office:value="0.0000872799002717972">
            <text:p>8.7279900271797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1.08302027918">
            <text:p>1.0830202792</text:p>
          </table:table-cell>
          <table:table-cell office:value-type="float" office:value="1.08974">
            <text:p>1.08974</text:p>
          </table:table-cell>
          <table:table-cell/>
          <table:table-cell table:formula="of:=[.D114]-[.C114]" office:value-type="float" office:value="0.00671972082000005">
            <text:p>0.0067197208</text:p>
          </table:table-cell>
          <table:table-cell table:formula="of:=[.$P$3]+[.D114]*[.$P$2]" office:value-type="float" office:value="1.08310204523084">
            <text:p>1.0831020452</text:p>
          </table:table-cell>
          <table:table-cell table:formula="of:=[.G114]-[.C114]" office:value-type="float" office:value="0.0000817660508416473">
            <text:p>8.1766050841647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09301344492">
            <text:p>1.0930134449</text:p>
          </table:table-cell>
          <table:table-cell office:value-type="float" office:value="1.09974">
            <text:p>1.09974</text:p>
          </table:table-cell>
          <table:table-cell/>
          <table:table-cell table:formula="of:=[.D115]-[.C115]" office:value-type="float" office:value="0.00672655507999997">
            <text:p>0.0067265551</text:p>
          </table:table-cell>
          <table:table-cell table:formula="of:=[.$P$3]+[.D115]*[.$P$2]" office:value-type="float" office:value="1.09310610867486">
            <text:p>1.0931061087</text:p>
          </table:table-cell>
          <table:table-cell table:formula="of:=[.G115]-[.C115]" office:value-type="float" office:value="0.0000926637548555043">
            <text:p>9.2663754855504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10301253386">
            <text:p>1.1030125339</text:p>
          </table:table-cell>
          <table:table-cell office:value-type="float" office:value="1.10973">
            <text:p>1.10973</text:p>
          </table:table-cell>
          <table:table-cell/>
          <table:table-cell table:formula="of:=[.D116]-[.C116]" office:value-type="float" office:value="0.00671746614000002">
            <text:p>0.0067174661</text:p>
          </table:table-cell>
          <table:table-cell table:formula="of:=[.$P$3]+[.D116]*[.$P$2]" office:value-type="float" office:value="1.10310016805543">
            <text:p>1.1031001681</text:p>
          </table:table-cell>
          <table:table-cell table:formula="of:=[.G116]-[.C116]" office:value-type="float" office:value="0.0000876341954252347">
            <text:p>8.7634195425234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1.11300022341">
            <text:p>1.1130002234</text:p>
          </table:table-cell>
          <table:table-cell office:value-type="float" office:value="1.11971">
            <text:p>1.11971</text:p>
          </table:table-cell>
          <table:table-cell/>
          <table:table-cell table:formula="of:=[.D117]-[.C117]" office:value-type="float" office:value="0.00670977658999994">
            <text:p>0.0067097766</text:p>
          </table:table-cell>
          <table:table-cell table:formula="of:=[.$P$3]+[.D117]*[.$P$2]" office:value-type="float" office:value="1.11308422337255">
            <text:p>1.1130842234</text:p>
          </table:table-cell>
          <table:table-cell table:formula="of:=[.G117]-[.C117]" office:value-type="float" office:value="0.0000839999625508181">
            <text:p>0.00008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  <table:table-cell office:value-type="float" office:value="1.12299847417">
            <text:p>1.1229984742</text:p>
          </table:table-cell>
          <table:table-cell office:value-type="float" office:value="1.12971">
            <text:p>1.12971</text:p>
          </table:table-cell>
          <table:table-cell/>
          <table:table-cell table:formula="of:=[.D118]-[.C118]" office:value-type="float" office:value="0.0067115258299999">
            <text:p>0.0067115258</text:p>
          </table:table-cell>
          <table:table-cell table:formula="of:=[.$P$3]+[.D118]*[.$P$2]" office:value-type="float" office:value="1.12308828681656">
            <text:p>1.1230882868</text:p>
          </table:table-cell>
          <table:table-cell table:formula="of:=[.G118]-[.C118]" office:value-type="float" office:value="0.0000898126465644911">
            <text:p>8.981264656449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1.13299858756">
            <text:p>1.1329985876</text:p>
          </table:table-cell>
          <table:table-cell office:value-type="float" office:value="1.13971">
            <text:p>1.13971</text:p>
          </table:table-cell>
          <table:table-cell/>
          <table:table-cell table:formula="of:=[.D119]-[.C119]" office:value-type="float" office:value="0.00671141244000006">
            <text:p>0.0067114124</text:p>
          </table:table-cell>
          <table:table-cell table:formula="of:=[.$P$3]+[.D119]*[.$P$2]" office:value-type="float" office:value="1.13309235026058">
            <text:p>1.1330923503</text:p>
          </table:table-cell>
          <table:table-cell table:formula="of:=[.G119]-[.C119]" office:value-type="float" office:value="0.0000937627005783703">
            <text:p>9.3762700578370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  <table:table-cell office:value-type="float" office:value="1.14307628013">
            <text:p>1.1430762801</text:p>
          </table:table-cell>
          <table:table-cell office:value-type="float" office:value="1.14978">
            <text:p>1.14978</text:p>
          </table:table-cell>
          <table:table-cell/>
          <table:table-cell table:formula="of:=[.D120]-[.C120]" office:value-type="float" office:value="0.00670371986999996">
            <text:p>0.0067037199</text:p>
          </table:table-cell>
          <table:table-cell table:formula="of:=[.$P$3]+[.D120]*[.$P$2]" office:value-type="float" office:value="1.1431664421487">
            <text:p>1.1431664421</text:p>
          </table:table-cell>
          <table:table-cell table:formula="of:=[.G120]-[.C120]" office:value-type="float" office:value="0.0000901620186999352">
            <text:p>0.000090162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1.15306566469">
            <text:p>1.1530656647</text:p>
          </table:table-cell>
          <table:table-cell office:value-type="float" office:value="1.15977">
            <text:p>1.15977</text:p>
          </table:table-cell>
          <table:table-cell/>
          <table:table-cell table:formula="of:=[.D121]-[.C121]" office:value-type="float" office:value="0.00670433531000003">
            <text:p>0.0067043353</text:p>
          </table:table-cell>
          <table:table-cell table:formula="of:=[.$P$3]+[.D121]*[.$P$2]" office:value-type="float" office:value="1.15316050152927">
            <text:p>1.1531605015</text:p>
          </table:table-cell>
          <table:table-cell table:formula="of:=[.G121]-[.C121]" office:value-type="float" office:value="0.0000948368392696963">
            <text:p>9.483683926969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7">
            <text:p>1.17</text:p>
          </table:table-cell>
          <table:table-cell office:value-type="float" office:value="1.1630636733">
            <text:p>1.1630636733</text:p>
          </table:table-cell>
          <table:table-cell office:value-type="float" office:value="1.16976">
            <text:p>1.16976</text:p>
          </table:table-cell>
          <table:table-cell/>
          <table:table-cell table:formula="of:=[.D122]-[.C122]" office:value-type="float" office:value="0.0066963267000002">
            <text:p>0.0066963267</text:p>
          </table:table-cell>
          <table:table-cell table:formula="of:=[.$P$3]+[.D122]*[.$P$2]" office:value-type="float" office:value="1.16315456090984">
            <text:p>1.1631545609</text:p>
          </table:table-cell>
          <table:table-cell table:formula="of:=[.G122]-[.C122]" office:value-type="float" office:value="0.0000908876098395517">
            <text:p>9.0887609839551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17306220345">
            <text:p>1.1730622035</text:p>
          </table:table-cell>
          <table:table-cell office:value-type="float" office:value="1.17975">
            <text:p>1.17975</text:p>
          </table:table-cell>
          <table:table-cell/>
          <table:table-cell table:formula="of:=[.D123]-[.C123]" office:value-type="float" office:value="0.00668779655000007">
            <text:p>0.0066877966</text:p>
          </table:table-cell>
          <table:table-cell table:formula="of:=[.$P$3]+[.D123]*[.$P$2]" office:value-type="float" office:value="1.17314862029041">
            <text:p>1.1731486203</text:p>
          </table:table-cell>
          <table:table-cell table:formula="of:=[.G123]-[.C123]" office:value-type="float" office:value="0.0000864168404093313">
            <text:p>8.6416840409331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9">
            <text:p>1.19</text:p>
          </table:table-cell>
          <table:table-cell office:value-type="float" office:value="1.18305967189">
            <text:p>1.1830596719</text:p>
          </table:table-cell>
          <table:table-cell office:value-type="float" office:value="1.18974">
            <text:p>1.18974</text:p>
          </table:table-cell>
          <table:table-cell/>
          <table:table-cell table:formula="of:=[.D124]-[.C124]" office:value-type="float" office:value="0.00668032811000008">
            <text:p>0.0066803281</text:p>
          </table:table-cell>
          <table:table-cell table:formula="of:=[.$P$3]+[.D124]*[.$P$2]" office:value-type="float" office:value="1.18314267967098">
            <text:p>1.1831426797</text:p>
          </table:table-cell>
          <table:table-cell table:formula="of:=[.G124]-[.C124]" office:value-type="float" office:value="0.0000830077809790275">
            <text:p>8.3007780979027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.193052819">
            <text:p>1.193052819</text:p>
          </table:table-cell>
          <table:table-cell office:value-type="float" office:value="1.19974">
            <text:p>1.19974</text:p>
          </table:table-cell>
          <table:table-cell/>
          <table:table-cell table:formula="of:=[.D125]-[.C125]" office:value-type="float" office:value="0.00668718099999999">
            <text:p>0.006687181</text:p>
          </table:table-cell>
          <table:table-cell table:formula="of:=[.$P$3]+[.D125]*[.$P$2]" office:value-type="float" office:value="1.19314674311499">
            <text:p>1.1931467431</text:p>
          </table:table-cell>
          <table:table-cell table:formula="of:=[.G125]-[.C125]" office:value-type="float" office:value="0.0000939241149926495">
            <text:p>9.3924114992649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1.2030491326">
            <text:p>1.2030491326</text:p>
          </table:table-cell>
          <table:table-cell office:value-type="float" office:value="1.20973">
            <text:p>1.20973</text:p>
          </table:table-cell>
          <table:table-cell/>
          <table:table-cell table:formula="of:=[.D126]-[.C126]" office:value-type="float" office:value="0.00668086740000007">
            <text:p>0.0066808674</text:p>
          </table:table-cell>
          <table:table-cell table:formula="of:=[.$P$3]+[.D126]*[.$P$2]" office:value-type="float" office:value="1.20314080249556">
            <text:p>1.2031408025</text:p>
          </table:table-cell>
          <table:table-cell table:formula="of:=[.G126]-[.C126]" office:value-type="float" office:value="0.0000916698955624184">
            <text:p>9.1669895562418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2">
            <text:p>1.22</text:p>
          </table:table-cell>
          <table:table-cell office:value-type="float" office:value="1.21304999106">
            <text:p>1.2130499911</text:p>
          </table:table-cell>
          <table:table-cell office:value-type="float" office:value="1.21972">
            <text:p>1.21972</text:p>
          </table:table-cell>
          <table:table-cell/>
          <table:table-cell table:formula="of:=[.D127]-[.C127]" office:value-type="float" office:value="0.00667000894000003">
            <text:p>0.0066700089</text:p>
          </table:table-cell>
          <table:table-cell table:formula="of:=[.$P$3]+[.D127]*[.$P$2]" office:value-type="float" office:value="1.21313486187613">
            <text:p>1.2131348619</text:p>
          </table:table-cell>
          <table:table-cell table:formula="of:=[.G127]-[.C127]" office:value-type="float" office:value="0.0000848708161320655">
            <text:p>8.4870816132065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3">
            <text:p>1.23</text:p>
          </table:table-cell>
          <table:table-cell office:value-type="float" office:value="1.22304695658">
            <text:p>1.2230469566</text:p>
          </table:table-cell>
          <table:table-cell office:value-type="float" office:value="1.22972">
            <text:p>1.22972</text:p>
          </table:table-cell>
          <table:table-cell/>
          <table:table-cell table:formula="of:=[.D128]-[.C128]" office:value-type="float" office:value="0.00667304341999997">
            <text:p>0.0066730434</text:p>
          </table:table-cell>
          <table:table-cell table:formula="of:=[.$P$3]+[.D128]*[.$P$2]" office:value-type="float" office:value="1.22313892532015">
            <text:p>1.2231389253</text:p>
          </table:table-cell>
          <table:table-cell table:formula="of:=[.G128]-[.C128]" office:value-type="float" office:value="0.0000919687401457203">
            <text:p>9.1968740145720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1.23304058798">
            <text:p>1.233040588</text:p>
          </table:table-cell>
          <table:table-cell office:value-type="float" office:value="1.23971">
            <text:p>1.23971</text:p>
          </table:table-cell>
          <table:table-cell/>
          <table:table-cell table:formula="of:=[.D129]-[.C129]" office:value-type="float" office:value="0.00666941202000015">
            <text:p>0.006669412</text:p>
          </table:table-cell>
          <table:table-cell table:formula="of:=[.$P$3]+[.D129]*[.$P$2]" office:value-type="float" office:value="1.23313298470072">
            <text:p>1.2331329847</text:p>
          </table:table-cell>
          <table:table-cell table:formula="of:=[.G129]-[.C129]" office:value-type="float" office:value="0.0000923967207155929">
            <text:p>9.2396720715592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1.24304094352">
            <text:p>1.2430409435</text:p>
          </table:table-cell>
          <table:table-cell office:value-type="float" office:value="1.2497">
            <text:p>1.2497</text:p>
          </table:table-cell>
          <table:table-cell/>
          <table:table-cell table:formula="of:=[.D130]-[.C130]" office:value-type="float" office:value="0.00665905647999998">
            <text:p>0.0066590565</text:p>
          </table:table-cell>
          <table:table-cell table:formula="of:=[.$P$3]+[.D130]*[.$P$2]" office:value-type="float" office:value="1.24312704408129">
            <text:p>1.2431270441</text:p>
          </table:table-cell>
          <table:table-cell table:formula="of:=[.G130]-[.C130]" office:value-type="float" office:value="0.0000861005612851073">
            <text:p>8.6100561285107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6">
            <text:p>1.26</text:p>
          </table:table-cell>
          <table:table-cell office:value-type="float" office:value="1.25304128043">
            <text:p>1.2530412804</text:p>
          </table:table-cell>
          <table:table-cell office:value-type="float" office:value="1.2597">
            <text:p>1.2597</text:p>
          </table:table-cell>
          <table:table-cell/>
          <table:table-cell table:formula="of:=[.D131]-[.C131]" office:value-type="float" office:value="0.00665871957000008">
            <text:p>0.0066587196</text:p>
          </table:table-cell>
          <table:table-cell table:formula="of:=[.$P$3]+[.D131]*[.$P$2]" office:value-type="float" office:value="1.2531311075253">
            <text:p>1.2531311075</text:p>
          </table:table-cell>
          <table:table-cell table:formula="of:=[.G131]-[.C131]" office:value-type="float" office:value="0.0000898270952989222">
            <text:p>8.9827095298922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7">
            <text:p>1.27</text:p>
          </table:table-cell>
          <table:table-cell office:value-type="float" office:value="1.26302969642">
            <text:p>1.2630296964</text:p>
          </table:table-cell>
          <table:table-cell office:value-type="float" office:value="1.26968">
            <text:p>1.26968</text:p>
          </table:table-cell>
          <table:table-cell/>
          <table:table-cell table:formula="of:=[.D132]-[.C132]" office:value-type="float" office:value="0.00665030358000029">
            <text:p>0.0066503036</text:p>
          </table:table-cell>
          <table:table-cell table:formula="of:=[.$P$3]+[.D132]*[.$P$2]" office:value-type="float" office:value="1.26311516284242">
            <text:p>1.2631151628</text:p>
          </table:table-cell>
          <table:table-cell table:formula="of:=[.G132]-[.C132]" office:value-type="float" office:value="0.0000854664224247959">
            <text:p>8.546642242479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1.27302913927">
            <text:p>1.2730291393</text:p>
          </table:table-cell>
          <table:table-cell office:value-type="float" office:value="1.27968">
            <text:p>1.27968</text:p>
          </table:table-cell>
          <table:table-cell/>
          <table:table-cell table:formula="of:=[.D133]-[.C133]" office:value-type="float" office:value="0.00665086072999999">
            <text:p>0.0066508607</text:p>
          </table:table-cell>
          <table:table-cell table:formula="of:=[.$P$3]+[.D133]*[.$P$2]" office:value-type="float" office:value="1.27311922628644">
            <text:p>1.2731192263</text:p>
          </table:table-cell>
          <table:table-cell table:formula="of:=[.G133]-[.C133]" office:value-type="float" office:value="0.0000900870164382006">
            <text:p>0.00009008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1.28310748376">
            <text:p>1.2831074838</text:p>
          </table:table-cell>
          <table:table-cell office:value-type="float" office:value="1.28975">
            <text:p>1.28975</text:p>
          </table:table-cell>
          <table:table-cell/>
          <table:table-cell table:formula="of:=[.D134]-[.C134]" office:value-type="float" office:value="0.0066425162399999">
            <text:p>0.0066425162</text:p>
          </table:table-cell>
          <table:table-cell table:formula="of:=[.$P$3]+[.D134]*[.$P$2]" office:value-type="float" office:value="1.28319331817456">
            <text:p>1.2831933182</text:p>
          </table:table-cell>
          <table:table-cell table:formula="of:=[.G134]-[.C134]" office:value-type="float" office:value="0.0000858344145600043">
            <text:p>8.5834414560004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2931010779">
            <text:p>1.2931010779</text:p>
          </table:table-cell>
          <table:table-cell office:value-type="float" office:value="1.29974">
            <text:p>1.29974</text:p>
          </table:table-cell>
          <table:table-cell/>
          <table:table-cell table:formula="of:=[.D135]-[.C135]" office:value-type="float" office:value="0.00663892209999983">
            <text:p>0.0066389221</text:p>
          </table:table-cell>
          <table:table-cell table:formula="of:=[.$P$3]+[.D135]*[.$P$2]" office:value-type="float" office:value="1.29318737755513">
            <text:p>1.2931873776</text:p>
          </table:table-cell>
          <table:table-cell table:formula="of:=[.G135]-[.C135]" office:value-type="float" office:value="0.0000862996551296291">
            <text:p>8.6299655129629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1.3030931633">
            <text:p>1.3030931633</text:p>
          </table:table-cell>
          <table:table-cell office:value-type="float" office:value="1.30973">
            <text:p>1.30973</text:p>
          </table:table-cell>
          <table:table-cell/>
          <table:table-cell table:formula="of:=[.D136]-[.C136]" office:value-type="float" office:value="0.00663683670000004">
            <text:p>0.0066368367</text:p>
          </table:table-cell>
          <table:table-cell table:formula="of:=[.$P$3]+[.D136]*[.$P$2]" office:value-type="float" office:value="1.3031814369357">
            <text:p>1.3031814369</text:p>
          </table:table-cell>
          <table:table-cell table:formula="of:=[.G136]-[.C136]" office:value-type="float" office:value="0.0000882736356995206">
            <text:p>8.8273635699520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1.31308724172">
            <text:p>1.3130872417</text:p>
          </table:table-cell>
          <table:table-cell office:value-type="float" office:value="1.31972">
            <text:p>1.31972</text:p>
          </table:table-cell>
          <table:table-cell/>
          <table:table-cell table:formula="of:=[.D137]-[.C137]" office:value-type="float" office:value="0.0066327582800001">
            <text:p>0.0066327583</text:p>
          </table:table-cell>
          <table:table-cell table:formula="of:=[.$P$3]+[.D137]*[.$P$2]" office:value-type="float" office:value="1.31317549631627">
            <text:p>1.3131754963</text:p>
          </table:table-cell>
          <table:table-cell table:formula="of:=[.G137]-[.C137]" office:value-type="float" office:value="0.000088254596269266">
            <text:p>8.825459626926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3">
            <text:p>1.33</text:p>
          </table:table-cell>
          <table:table-cell office:value-type="float" office:value="1.32309210487">
            <text:p>1.3230921049</text:p>
          </table:table-cell>
          <table:table-cell office:value-type="float" office:value="1.32972">
            <text:p>1.32972</text:p>
          </table:table-cell>
          <table:table-cell/>
          <table:table-cell table:formula="of:=[.D138]-[.C138]" office:value-type="float" office:value="0.00662789513000006">
            <text:p>0.0066278951</text:p>
          </table:table-cell>
          <table:table-cell table:formula="of:=[.$P$3]+[.D138]*[.$P$2]" office:value-type="float" office:value="1.32317955976028">
            <text:p>1.3231795598</text:p>
          </table:table-cell>
          <table:table-cell table:formula="of:=[.G138]-[.C138]" office:value-type="float" office:value="0.0000874548902829453">
            <text:p>8.7454890282945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1.33308407851">
            <text:p>1.3330840785</text:p>
          </table:table-cell>
          <table:table-cell office:value-type="float" office:value="1.33971">
            <text:p>1.33971</text:p>
          </table:table-cell>
          <table:table-cell/>
          <table:table-cell table:formula="of:=[.D139]-[.C139]" office:value-type="float" office:value="0.00662592148999996">
            <text:p>0.0066259215</text:p>
          </table:table-cell>
          <table:table-cell table:formula="of:=[.$P$3]+[.D139]*[.$P$2]" office:value-type="float" office:value="1.33317361914085">
            <text:p>1.3331736191</text:p>
          </table:table-cell>
          <table:table-cell table:formula="of:=[.G139]-[.C139]" office:value-type="float" office:value="0.0000895406308525359">
            <text:p>8.954063085253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1.34307651781">
            <text:p>1.3430765178</text:p>
          </table:table-cell>
          <table:table-cell office:value-type="float" office:value="1.3497">
            <text:p>1.3497</text:p>
          </table:table-cell>
          <table:table-cell/>
          <table:table-cell table:formula="of:=[.D140]-[.C140]" office:value-type="float" office:value="0.00662348218999997">
            <text:p>0.0066234822</text:p>
          </table:table-cell>
          <table:table-cell table:formula="of:=[.$P$3]+[.D140]*[.$P$2]" office:value-type="float" office:value="1.34316767852142">
            <text:p>1.3431676785</text:p>
          </table:table-cell>
          <table:table-cell table:formula="of:=[.G140]-[.C140]" office:value-type="float" office:value="0.0000911607114222335">
            <text:p>9.1160711422233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6">
            <text:p>1.36</text:p>
          </table:table-cell>
          <table:table-cell office:value-type="float" office:value="1.35307480581">
            <text:p>1.3530748058</text:p>
          </table:table-cell>
          <table:table-cell office:value-type="float" office:value="1.35969">
            <text:p>1.35969</text:p>
          </table:table-cell>
          <table:table-cell/>
          <table:table-cell table:formula="of:=[.D141]-[.C141]" office:value-type="float" office:value="0.00661519419000012">
            <text:p>0.0066151942</text:p>
          </table:table-cell>
          <table:table-cell table:formula="of:=[.$P$3]+[.D141]*[.$P$2]" office:value-type="float" office:value="1.35316173790199">
            <text:p>1.3531617379</text:p>
          </table:table-cell>
          <table:table-cell table:formula="of:=[.G141]-[.C141]" office:value-type="float" office:value="0.0000869320919920646">
            <text:p>8.6932091992064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  <table:table-cell office:value-type="float" office:value="1.36307924055">
            <text:p>1.3630792406</text:p>
          </table:table-cell>
          <table:table-cell office:value-type="float" office:value="1.36969">
            <text:p>1.36969</text:p>
          </table:table-cell>
          <table:table-cell/>
          <table:table-cell table:formula="of:=[.D142]-[.C142]" office:value-type="float" office:value="0.00661075945000023">
            <text:p>0.0066107595</text:p>
          </table:table-cell>
          <table:table-cell table:formula="of:=[.$P$3]+[.D142]*[.$P$2]" office:value-type="float" office:value="1.36316580134601">
            <text:p>1.3631658013</text:p>
          </table:table-cell>
          <table:table-cell table:formula="of:=[.G142]-[.C142]" office:value-type="float" office:value="0.0000865607960058856">
            <text:p>8.6560796005885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8">
            <text:p>1.38</text:p>
          </table:table-cell>
          <table:table-cell office:value-type="float" office:value="1.37307300232">
            <text:p>1.3730730023</text:p>
          </table:table-cell>
          <table:table-cell office:value-type="float" office:value="1.37968">
            <text:p>1.37968</text:p>
          </table:table-cell>
          <table:table-cell/>
          <table:table-cell table:formula="of:=[.D143]-[.C143]" office:value-type="float" office:value="0.00660699768000006">
            <text:p>0.0066069977</text:p>
          </table:table-cell>
          <table:table-cell table:formula="of:=[.$P$3]+[.D143]*[.$P$2]" office:value-type="float" office:value="1.37315986072658">
            <text:p>1.3731598607</text:p>
          </table:table-cell>
          <table:table-cell table:formula="of:=[.G143]-[.C143]" office:value-type="float" office:value="0.0000868584065754074">
            <text:p>8.6858406575407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9">
            <text:p>1.39</text:p>
          </table:table-cell>
          <table:table-cell office:value-type="float" office:value="1.3830642309">
            <text:p>1.3830642309</text:p>
          </table:table-cell>
          <table:table-cell office:value-type="float" office:value="1.38967">
            <text:p>1.38967</text:p>
          </table:table-cell>
          <table:table-cell/>
          <table:table-cell table:formula="of:=[.D144]-[.C144]" office:value-type="float" office:value="0.00660576909999988">
            <text:p>0.0066057691</text:p>
          </table:table-cell>
          <table:table-cell table:formula="of:=[.$P$3]+[.D144]*[.$P$2]" office:value-type="float" office:value="1.38315392010715">
            <text:p>1.3831539201</text:p>
          </table:table-cell>
          <table:table-cell table:formula="of:=[.G144]-[.C144]" office:value-type="float" office:value="0.0000896892071449162">
            <text:p>8.9689207144916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39306080528">
            <text:p>1.3930608053</text:p>
          </table:table-cell>
          <table:table-cell office:value-type="float" office:value="1.39966">
            <text:p>1.39966</text:p>
          </table:table-cell>
          <table:table-cell/>
          <table:table-cell table:formula="of:=[.D145]-[.C145]" office:value-type="float" office:value="0.00659919471999992">
            <text:p>0.0065991947</text:p>
          </table:table-cell>
          <table:table-cell table:formula="of:=[.$P$3]+[.D145]*[.$P$2]" office:value-type="float" office:value="1.39314797948771">
            <text:p>1.3931479795</text:p>
          </table:table-cell>
          <table:table-cell table:formula="of:=[.G145]-[.C145]" office:value-type="float" office:value="0.0000871742077146465">
            <text:p>8.7174207714646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1.4030619245">
            <text:p>1.4030619245</text:p>
          </table:table-cell>
          <table:table-cell office:value-type="float" office:value="1.40966">
            <text:p>1.40966</text:p>
          </table:table-cell>
          <table:table-cell/>
          <table:table-cell table:formula="of:=[.D146]-[.C146]" office:value-type="float" office:value="0.00659807550000013">
            <text:p>0.0065980755</text:p>
          </table:table-cell>
          <table:table-cell table:formula="of:=[.$P$3]+[.D146]*[.$P$2]" office:value-type="float" office:value="1.40315204293173">
            <text:p>1.4031520429</text:p>
          </table:table-cell>
          <table:table-cell table:formula="of:=[.G146]-[.C146]" office:value-type="float" office:value="0.0000901184317285697">
            <text:p>9.0118431728569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1.41305281781">
            <text:p>1.4130528178</text:p>
          </table:table-cell>
          <table:table-cell office:value-type="float" office:value="1.41964">
            <text:p>1.41964</text:p>
          </table:table-cell>
          <table:table-cell/>
          <table:table-cell table:formula="of:=[.D147]-[.C147]" office:value-type="float" office:value="0.0065871821900001">
            <text:p>0.0065871822</text:p>
          </table:table-cell>
          <table:table-cell table:formula="of:=[.$P$3]+[.D147]*[.$P$2]" office:value-type="float" office:value="1.41313609824885">
            <text:p>1.4131360982</text:p>
          </table:table-cell>
          <table:table-cell table:formula="of:=[.G147]-[.C147]" office:value-type="float" office:value="0.0000832804388541941">
            <text:p>8.3280438854194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3">
            <text:p>1.43</text:p>
          </table:table-cell>
          <table:table-cell office:value-type="float" office:value="1.4231202472">
            <text:p>1.4231202472</text:p>
          </table:table-cell>
          <table:table-cell office:value-type="float" office:value="1.42971">
            <text:p>1.42971</text:p>
          </table:table-cell>
          <table:table-cell/>
          <table:table-cell table:formula="of:=[.D148]-[.C148]" office:value-type="float" office:value="0.00658975280000007">
            <text:p>0.0065897528</text:p>
          </table:table-cell>
          <table:table-cell table:formula="of:=[.$P$3]+[.D148]*[.$P$2]" office:value-type="float" office:value="1.42321019013698">
            <text:p>1.4232101901</text:p>
          </table:table-cell>
          <table:table-cell table:formula="of:=[.G148]-[.C148]" office:value-type="float" office:value="0.0000899429369760618">
            <text:p>8.9942936976061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1.43311790191">
            <text:p>1.4331179019</text:p>
          </table:table-cell>
          <table:table-cell office:value-type="float" office:value="1.4397">
            <text:p>1.4397</text:p>
          </table:table-cell>
          <table:table-cell/>
          <table:table-cell table:formula="of:=[.D149]-[.C149]" office:value-type="float" office:value="0.00658209808999999">
            <text:p>0.0065820981</text:p>
          </table:table-cell>
          <table:table-cell table:formula="of:=[.$P$3]+[.D149]*[.$P$2]" office:value-type="float" office:value="1.43320424951755">
            <text:p>1.4332042495</text:p>
          </table:table-cell>
          <table:table-cell table:formula="of:=[.G149]-[.C149]" office:value-type="float" office:value="0.0000863476075456671">
            <text:p>8.6347607545667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5">
            <text:p>1.45</text:p>
          </table:table-cell>
          <table:table-cell office:value-type="float" office:value="1.44312149845">
            <text:p>1.4431214985</text:p>
          </table:table-cell>
          <table:table-cell office:value-type="float" office:value="1.4497">
            <text:p>1.4497</text:p>
          </table:table-cell>
          <table:table-cell/>
          <table:table-cell table:formula="of:=[.D150]-[.C150]" office:value-type="float" office:value="0.00657850154999995">
            <text:p>0.0065785015</text:p>
          </table:table-cell>
          <table:table-cell table:formula="of:=[.$P$3]+[.D150]*[.$P$2]" office:value-type="float" office:value="1.44320831296156">
            <text:p>1.443208313</text:p>
          </table:table-cell>
          <table:table-cell table:formula="of:=[.G150]-[.C150]" office:value-type="float" office:value="0.0000868145115593411">
            <text:p>8.6814511559341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  <table:table-cell office:value-type="float" office:value="1.4531261567">
            <text:p>1.4531261567</text:p>
          </table:table-cell>
          <table:table-cell office:value-type="float" office:value="1.4597">
            <text:p>1.4597</text:p>
          </table:table-cell>
          <table:table-cell/>
          <table:table-cell table:formula="of:=[.D151]-[.C151]" office:value-type="float" office:value="0.00657384329999999">
            <text:p>0.0065738433</text:p>
          </table:table-cell>
          <table:table-cell table:formula="of:=[.$P$3]+[.D151]*[.$P$2]" office:value-type="float" office:value="1.45321237640557">
            <text:p>1.4532123764</text:p>
          </table:table-cell>
          <table:table-cell table:formula="of:=[.G151]-[.C151]" office:value-type="float" office:value="0.0000862197055730984">
            <text:p>8.6219705573098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7">
            <text:p>1.47</text:p>
          </table:table-cell>
          <table:table-cell office:value-type="float" office:value="1.46311194636">
            <text:p>1.4631119464</text:p>
          </table:table-cell>
          <table:table-cell office:value-type="float" office:value="1.46968">
            <text:p>1.46968</text:p>
          </table:table-cell>
          <table:table-cell/>
          <table:table-cell table:formula="of:=[.D152]-[.C152]" office:value-type="float" office:value="0.00656805364000013">
            <text:p>0.0065680536</text:p>
          </table:table-cell>
          <table:table-cell table:formula="of:=[.$P$3]+[.D152]*[.$P$2]" office:value-type="float" office:value="1.4631964317227">
            <text:p>1.4631964317</text:p>
          </table:table-cell>
          <table:table-cell table:formula="of:=[.G152]-[.C152]" office:value-type="float" office:value="0.000084485362698894">
            <text:p>8.448536269889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8">
            <text:p>1.48</text:p>
          </table:table-cell>
          <table:table-cell office:value-type="float" office:value="1.47311144508">
            <text:p>1.4731114451</text:p>
          </table:table-cell>
          <table:table-cell office:value-type="float" office:value="1.47968">
            <text:p>1.47968</text:p>
          </table:table-cell>
          <table:table-cell/>
          <table:table-cell table:formula="of:=[.D153]-[.C153]" office:value-type="float" office:value="0.00656855492000008">
            <text:p>0.0065685549</text:p>
          </table:table-cell>
          <table:table-cell table:formula="of:=[.$P$3]+[.D153]*[.$P$2]" office:value-type="float" office:value="1.47320049516671">
            <text:p>1.4732004952</text:p>
          </table:table-cell>
          <table:table-cell table:formula="of:=[.G153]-[.C153]" office:value-type="float" office:value="0.000089050086712561">
            <text:p>8.905008671256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9">
            <text:p>1.49</text:p>
          </table:table-cell>
          <table:table-cell office:value-type="float" office:value="1.48311058991">
            <text:p>1.4831105899</text:p>
          </table:table-cell>
          <table:table-cell office:value-type="float" office:value="1.48967">
            <text:p>1.48967</text:p>
          </table:table-cell>
          <table:table-cell/>
          <table:table-cell table:formula="of:=[.D154]-[.C154]" office:value-type="float" office:value="0.00655941009000016">
            <text:p>0.0065594101</text:p>
          </table:table-cell>
          <table:table-cell table:formula="of:=[.$P$3]+[.D154]*[.$P$2]" office:value-type="float" office:value="1.48319455454728">
            <text:p>1.4831945545</text:p>
          </table:table-cell>
          <table:table-cell table:formula="of:=[.G154]-[.C154]" office:value-type="float" office:value="0.0000839646372823299">
            <text:p>8.3964637282329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1.49310850538">
            <text:p>1.4931085054</text:p>
          </table:table-cell>
          <table:table-cell office:value-type="float" office:value="1.49966">
            <text:p>1.49966</text:p>
          </table:table-cell>
          <table:table-cell/>
          <table:table-cell table:formula="of:=[.D155]-[.C155]" office:value-type="float" office:value="0.00655149462000004">
            <text:p>0.0065514946</text:p>
          </table:table-cell>
          <table:table-cell table:formula="of:=[.$P$3]+[.D155]*[.$P$2]" office:value-type="float" office:value="1.49318861392785">
            <text:p>1.4931886139</text:p>
          </table:table-cell>
          <table:table-cell table:formula="of:=[.G155]-[.C155]" office:value-type="float" office:value="0.0000801085478518981">
            <text:p>8.0108547851898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  <table:table-cell office:value-type="float" office:value="1.50309742428">
            <text:p>1.5030974243</text:p>
          </table:table-cell>
          <table:table-cell office:value-type="float" office:value="1.50965">
            <text:p>1.50965</text:p>
          </table:table-cell>
          <table:table-cell/>
          <table:table-cell table:formula="of:=[.D156]-[.C156]" office:value-type="float" office:value="0.00655257572000023">
            <text:p>0.0065525757</text:p>
          </table:table-cell>
          <table:table-cell table:formula="of:=[.$P$3]+[.D156]*[.$P$2]" office:value-type="float" office:value="1.50318267330842">
            <text:p>1.5031826733</text:p>
          </table:table-cell>
          <table:table-cell table:formula="of:=[.G156]-[.C156]" office:value-type="float" office:value="0.0000852490284217744">
            <text:p>0.000085249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  <table:table-cell office:value-type="float" office:value="1.51309679262">
            <text:p>1.5130967926</text:p>
          </table:table-cell>
          <table:table-cell office:value-type="float" office:value="1.51964">
            <text:p>1.51964</text:p>
          </table:table-cell>
          <table:table-cell/>
          <table:table-cell table:formula="of:=[.D157]-[.C157]" office:value-type="float" office:value="0.00654320738000003">
            <text:p>0.0065432074</text:p>
          </table:table-cell>
          <table:table-cell table:formula="of:=[.$P$3]+[.D157]*[.$P$2]" office:value-type="float" office:value="1.51317673268899">
            <text:p>1.5131767327</text:p>
          </table:table-cell>
          <table:table-cell table:formula="of:=[.G157]-[.C157]" office:value-type="float" office:value="0.0000799400689912577">
            <text:p>7.9940068991257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1.52309725992">
            <text:p>1.5230972599</text:p>
          </table:table-cell>
          <table:table-cell office:value-type="float" office:value="1.52964">
            <text:p>1.52964</text:p>
          </table:table-cell>
          <table:table-cell/>
          <table:table-cell table:formula="of:=[.D158]-[.C158]" office:value-type="float" office:value="0.00654274008">
            <text:p>0.0065427401</text:p>
          </table:table-cell>
          <table:table-cell table:formula="of:=[.$P$3]+[.D158]*[.$P$2]" office:value-type="float" office:value="1.52318079613301">
            <text:p>1.5231807961</text:p>
          </table:table-cell>
          <table:table-cell table:formula="of:=[.G158]-[.C158]" office:value-type="float" office:value="0.0000835362130049422">
            <text:p>8.3536213004942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  <table:table-cell office:value-type="float" office:value="1.53310016729">
            <text:p>1.5331001673</text:p>
          </table:table-cell>
          <table:table-cell office:value-type="float" office:value="1.53964">
            <text:p>1.53964</text:p>
          </table:table-cell>
          <table:table-cell/>
          <table:table-cell table:formula="of:=[.D159]-[.C159]" office:value-type="float" office:value="0.00653983270999992">
            <text:p>0.0065398327</text:p>
          </table:table-cell>
          <table:table-cell table:formula="of:=[.$P$3]+[.D159]*[.$P$2]" office:value-type="float" office:value="1.53318485957702">
            <text:p>1.5331848596</text:p>
          </table:table-cell>
          <table:table-cell table:formula="of:=[.G159]-[.C159]" office:value-type="float" office:value="0.0000846922870185729">
            <text:p>8.4692287018572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  <table:table-cell office:value-type="float" office:value="1.54308675788">
            <text:p>1.5430867579</text:p>
          </table:table-cell>
          <table:table-cell office:value-type="float" office:value="1.54962">
            <text:p>1.54962</text:p>
          </table:table-cell>
          <table:table-cell/>
          <table:table-cell table:formula="of:=[.D160]-[.C160]" office:value-type="float" office:value="0.00653324212000017">
            <text:p>0.0065332421</text:p>
          </table:table-cell>
          <table:table-cell table:formula="of:=[.$P$3]+[.D160]*[.$P$2]" office:value-type="float" office:value="1.54316891489414">
            <text:p>1.5431689149</text:p>
          </table:table-cell>
          <table:table-cell table:formula="of:=[.G160]-[.C160]" office:value-type="float" office:value="0.0000821570141447126">
            <text:p>0.00008215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  <table:table-cell office:value-type="float" office:value="1.5530906152">
            <text:p>1.5530906152</text:p>
          </table:table-cell>
          <table:table-cell office:value-type="float" office:value="1.55962">
            <text:p>1.55962</text:p>
          </table:table-cell>
          <table:table-cell/>
          <table:table-cell table:formula="of:=[.D161]-[.C161]" office:value-type="float" office:value="0.00652938480000009">
            <text:p>0.0065293848</text:p>
          </table:table-cell>
          <table:table-cell table:formula="of:=[.$P$3]+[.D161]*[.$P$2]" office:value-type="float" office:value="1.55317297833816">
            <text:p>1.5531729783</text:p>
          </table:table-cell>
          <table:table-cell table:formula="of:=[.G161]-[.C161]" office:value-type="float" office:value="0.0000823631381583478">
            <text:p>8.2363138158347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office:value-type="float" office:value="1.56308568083">
            <text:p>1.5630856808</text:p>
          </table:table-cell>
          <table:table-cell office:value-type="float" office:value="1.56961">
            <text:p>1.56961</text:p>
          </table:table-cell>
          <table:table-cell/>
          <table:table-cell table:formula="of:=[.D162]-[.C162]" office:value-type="float" office:value="0.00652431916999996">
            <text:p>0.0065243192</text:p>
          </table:table-cell>
          <table:table-cell table:formula="of:=[.$P$3]+[.D162]*[.$P$2]" office:value-type="float" office:value="1.56316703771873">
            <text:p>1.5631670377</text:p>
          </table:table-cell>
          <table:table-cell table:formula="of:=[.G162]-[.C162]" office:value-type="float" office:value="0.0000813568887279015">
            <text:p>8.1356888727901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office:value-type="float" office:value="1.57315603457">
            <text:p>1.5731560346</text:p>
          </table:table-cell>
          <table:table-cell office:value-type="float" office:value="1.57967">
            <text:p>1.57967</text:p>
          </table:table-cell>
          <table:table-cell/>
          <table:table-cell table:formula="of:=[.D163]-[.C163]" office:value-type="float" office:value="0.00651396543000016">
            <text:p>0.0065139654</text:p>
          </table:table-cell>
          <table:table-cell table:formula="of:=[.$P$3]+[.D163]*[.$P$2]" office:value-type="float" office:value="1.57323112554341">
            <text:p>1.5732311255</text:p>
          </table:table-cell>
          <table:table-cell table:formula="of:=[.G163]-[.C163]" office:value-type="float" office:value="0.0000750909734057448">
            <text:p>0.000075091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1.58315009438">
            <text:p>1.5831500944</text:p>
          </table:table-cell>
          <table:table-cell office:value-type="float" office:value="1.58966">
            <text:p>1.58966</text:p>
          </table:table-cell>
          <table:table-cell/>
          <table:table-cell table:formula="of:=[.D164]-[.C164]" office:value-type="float" office:value="0.00650990561999998">
            <text:p>0.0065099056</text:p>
          </table:table-cell>
          <table:table-cell table:formula="of:=[.$P$3]+[.D164]*[.$P$2]" office:value-type="float" office:value="1.58322518492398">
            <text:p>1.5832251849</text:p>
          </table:table-cell>
          <table:table-cell table:formula="of:=[.G164]-[.C164]" office:value-type="float" office:value="0.0000750905439752536">
            <text:p>7.509054397525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1.59314644523">
            <text:p>1.5931464452</text:p>
          </table:table-cell>
          <table:table-cell office:value-type="float" office:value="1.59965">
            <text:p>1.59965</text:p>
          </table:table-cell>
          <table:table-cell/>
          <table:table-cell table:formula="of:=[.D165]-[.C165]" office:value-type="float" office:value="0.00650355477000009">
            <text:p>0.0065035548</text:p>
          </table:table-cell>
          <table:table-cell table:formula="of:=[.$P$3]+[.D165]*[.$P$2]" office:value-type="float" office:value="1.59321924430455">
            <text:p>1.5932192443</text:p>
          </table:table-cell>
          <table:table-cell table:formula="of:=[.G165]-[.C165]" office:value-type="float" office:value="0.0000727990745450491">
            <text:p>7.2799074545049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  <table:table-cell office:value-type="float" office:value="1.60314922221">
            <text:p>1.6031492222</text:p>
          </table:table-cell>
          <table:table-cell office:value-type="float" office:value="1.60965">
            <text:p>1.60965</text:p>
          </table:table-cell>
          <table:table-cell/>
          <table:table-cell table:formula="of:=[.D166]-[.C166]" office:value-type="float" office:value="0.00650077779000013">
            <text:p>0.0065007778</text:p>
          </table:table-cell>
          <table:table-cell table:formula="of:=[.$P$3]+[.D166]*[.$P$2]" office:value-type="float" office:value="1.60322330774856">
            <text:p>1.6032233077</text:p>
          </table:table-cell>
          <table:table-cell table:formula="of:=[.G166]-[.C166]" office:value-type="float" office:value="0.0000740855385588102">
            <text:p>7.4085538558810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1.6131460201">
            <text:p>1.6131460201</text:p>
          </table:table-cell>
          <table:table-cell office:value-type="float" office:value="1.61965">
            <text:p>1.61965</text:p>
          </table:table-cell>
          <table:table-cell/>
          <table:table-cell table:formula="of:=[.D167]-[.C167]" office:value-type="float" office:value="0.00650397989999996">
            <text:p>0.0065039799</text:p>
          </table:table-cell>
          <table:table-cell table:formula="of:=[.$P$3]+[.D167]*[.$P$2]" office:value-type="float" office:value="1.61322737119257">
            <text:p>1.6132273712</text:p>
          </table:table-cell>
          <table:table-cell table:formula="of:=[.G167]-[.C167]" office:value-type="float" office:value="0.000081351092572568">
            <text:p>8.135109257256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1.62313946523">
            <text:p>1.6231394652</text:p>
          </table:table-cell>
          <table:table-cell office:value-type="float" office:value="1.62963">
            <text:p>1.62963</text:p>
          </table:table-cell>
          <table:table-cell/>
          <table:table-cell table:formula="of:=[.D168]-[.C168]" office:value-type="float" office:value="0.00649053477000017">
            <text:p>0.0064905348</text:p>
          </table:table-cell>
          <table:table-cell table:formula="of:=[.$P$3]+[.D168]*[.$P$2]" office:value-type="float" office:value="1.6232114265097">
            <text:p>1.6232114265</text:p>
          </table:table-cell>
          <table:table-cell table:formula="of:=[.G168]-[.C168]" office:value-type="float" office:value="0.0000719612796984403">
            <text:p>7.1961279698440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  <table:table-cell office:value-type="float" office:value="1.63313762285">
            <text:p>1.6331376229</text:p>
          </table:table-cell>
          <table:table-cell office:value-type="float" office:value="1.63963">
            <text:p>1.63963</text:p>
          </table:table-cell>
          <table:table-cell/>
          <table:table-cell table:formula="of:=[.D169]-[.C169]" office:value-type="float" office:value="0.00649237714999984">
            <text:p>0.0064923771</text:p>
          </table:table-cell>
          <table:table-cell table:formula="of:=[.$P$3]+[.D169]*[.$P$2]" office:value-type="float" office:value="1.63321548995371">
            <text:p>1.63321549</text:p>
          </table:table-cell>
          <table:table-cell table:formula="of:=[.G169]-[.C169]" office:value-type="float" office:value="0.0000778671037118261">
            <text:p>7.7867103711826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  <table:table-cell office:value-type="float" office:value="1.64313788526">
            <text:p>1.6431378853</text:p>
          </table:table-cell>
          <table:table-cell office:value-type="float" office:value="1.64962">
            <text:p>1.64962</text:p>
          </table:table-cell>
          <table:table-cell/>
          <table:table-cell table:formula="of:=[.D170]-[.C170]" office:value-type="float" office:value="0.00648211474000027">
            <text:p>0.0064821147</text:p>
          </table:table-cell>
          <table:table-cell table:formula="of:=[.$P$3]+[.D170]*[.$P$2]" office:value-type="float" office:value="1.64320954933428">
            <text:p>1.6432095493</text:p>
          </table:table-cell>
          <table:table-cell table:formula="of:=[.G170]-[.C170]" office:value-type="float" office:value="0.0000716640742819408">
            <text:p>7.1664074281940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6">
            <text:p>1.66</text:p>
          </table:table-cell>
          <table:table-cell office:value-type="float" office:value="1.6531349998">
            <text:p>1.6531349998</text:p>
          </table:table-cell>
          <table:table-cell office:value-type="float" office:value="1.65962">
            <text:p>1.65962</text:p>
          </table:table-cell>
          <table:table-cell/>
          <table:table-cell table:formula="of:=[.D171]-[.C171]" office:value-type="float" office:value="0.00648500020000009">
            <text:p>0.0064850002</text:p>
          </table:table-cell>
          <table:table-cell table:formula="of:=[.$P$3]+[.D171]*[.$P$2]" office:value-type="float" office:value="1.6532136127783">
            <text:p>1.6532136128</text:p>
          </table:table-cell>
          <table:table-cell table:formula="of:=[.G171]-[.C171]" office:value-type="float" office:value="0.0000786129782954781">
            <text:p>0.00007861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 office:value-type="float" office:value="1.66313375346">
            <text:p>1.6631337535</text:p>
          </table:table-cell>
          <table:table-cell office:value-type="float" office:value="1.66961">
            <text:p>1.66961</text:p>
          </table:table-cell>
          <table:table-cell/>
          <table:table-cell table:formula="of:=[.D172]-[.C172]" office:value-type="float" office:value="0.00647624654000012">
            <text:p>0.0064762465</text:p>
          </table:table-cell>
          <table:table-cell table:formula="of:=[.$P$3]+[.D172]*[.$P$2]" office:value-type="float" office:value="1.66320767215887">
            <text:p>1.6632076722</text:p>
          </table:table-cell>
          <table:table-cell table:formula="of:=[.G172]-[.C172]" office:value-type="float" office:value="0.0000739186988651941">
            <text:p>7.3918698865194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  <table:table-cell office:value-type="float" office:value="1.67313211598">
            <text:p>1.673132116</text:p>
          </table:table-cell>
          <table:table-cell office:value-type="float" office:value="1.6796">
            <text:p>1.6796</text:p>
          </table:table-cell>
          <table:table-cell/>
          <table:table-cell table:formula="of:=[.D173]-[.C173]" office:value-type="float" office:value="0.00646788401999987">
            <text:p>0.006467884</text:p>
          </table:table-cell>
          <table:table-cell table:formula="of:=[.$P$3]+[.D173]*[.$P$2]" office:value-type="float" office:value="1.67320173153943">
            <text:p>1.6732017315</text:p>
          </table:table-cell>
          <table:table-cell table:formula="of:=[.G173]-[.C173]" office:value-type="float" office:value="0.0000696155594346326">
            <text:p>6.9615559434632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1.68312906288">
            <text:p>1.6831290629</text:p>
          </table:table-cell>
          <table:table-cell office:value-type="float" office:value="1.68959">
            <text:p>1.68959</text:p>
          </table:table-cell>
          <table:table-cell/>
          <table:table-cell table:formula="of:=[.D174]-[.C174]" office:value-type="float" office:value="0.00646093711999995">
            <text:p>0.0064609371</text:p>
          </table:table-cell>
          <table:table-cell table:formula="of:=[.$P$3]+[.D174]*[.$P$2]" office:value-type="float" office:value="1.68319579092">
            <text:p>1.6831957909</text:p>
          </table:table-cell>
          <table:table-cell table:formula="of:=[.G174]-[.C174]" office:value-type="float" office:value="0.0000667280400044046">
            <text:p>0.000066728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1.69311876409">
            <text:p>1.6931187641</text:p>
          </table:table-cell>
          <table:table-cell office:value-type="float" office:value="1.69958">
            <text:p>1.69958</text:p>
          </table:table-cell>
          <table:table-cell/>
          <table:table-cell table:formula="of:=[.D175]-[.C175]" office:value-type="float" office:value="0.00646123591000025">
            <text:p>0.0064612359</text:p>
          </table:table-cell>
          <table:table-cell table:formula="of:=[.$P$3]+[.D175]*[.$P$2]" office:value-type="float" office:value="1.69318985030057">
            <text:p>1.6931898503</text:p>
          </table:table-cell>
          <table:table-cell table:formula="of:=[.G175]-[.C175]" office:value-type="float" office:value="0.0000710862105743892">
            <text:p>7.1086210574389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  <table:table-cell office:value-type="float" office:value="1.70311982743">
            <text:p>1.7031198274</text:p>
          </table:table-cell>
          <table:table-cell office:value-type="float" office:value="1.70958">
            <text:p>1.70958</text:p>
          </table:table-cell>
          <table:table-cell/>
          <table:table-cell table:formula="of:=[.D176]-[.C176]" office:value-type="float" office:value="0.00646017256999998">
            <text:p>0.0064601726</text:p>
          </table:table-cell>
          <table:table-cell table:formula="of:=[.$P$3]+[.D176]*[.$P$2]" office:value-type="float" office:value="1.70319391374459">
            <text:p>1.7031939137</text:p>
          </table:table-cell>
          <table:table-cell table:formula="of:=[.G176]-[.C176]" office:value-type="float" office:value="0.000074086314587829">
            <text:p>7.408631458782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  <table:table-cell office:value-type="float" office:value="1.7131958995">
            <text:p>1.7131958995</text:p>
          </table:table-cell>
          <table:table-cell office:value-type="float" office:value="1.71965">
            <text:p>1.71965</text:p>
          </table:table-cell>
          <table:table-cell/>
          <table:table-cell table:formula="of:=[.D177]-[.C177]" office:value-type="float" office:value="0.00645410050000006">
            <text:p>0.0064541005</text:p>
          </table:table-cell>
          <table:table-cell table:formula="of:=[.$P$3]+[.D177]*[.$P$2]" office:value-type="float" office:value="1.71326800563271">
            <text:p>1.7132680056</text:p>
          </table:table-cell>
          <table:table-cell table:formula="of:=[.G177]-[.C177]" office:value-type="float" office:value="0.0000721061327098038">
            <text:p>7.2106132709803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  <table:table-cell office:value-type="float" office:value="1.72318876721">
            <text:p>1.7231887672</text:p>
          </table:table-cell>
          <table:table-cell office:value-type="float" office:value="1.72963">
            <text:p>1.72963</text:p>
          </table:table-cell>
          <table:table-cell/>
          <table:table-cell table:formula="of:=[.D178]-[.C178]" office:value-type="float" office:value="0.00644123279000031">
            <text:p>0.0064412328</text:p>
          </table:table-cell>
          <table:table-cell table:formula="of:=[.$P$3]+[.D178]*[.$P$2]" office:value-type="float" office:value="1.72325206094984">
            <text:p>1.7232520609</text:p>
          </table:table-cell>
          <table:table-cell table:formula="of:=[.G178]-[.C178]" office:value-type="float" office:value="0.0000632937398357125">
            <text:p>6.3293739835712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  <table:table-cell office:value-type="float" office:value="1.73318135552">
            <text:p>1.7331813555</text:p>
          </table:table-cell>
          <table:table-cell office:value-type="float" office:value="1.73962">
            <text:p>1.73962</text:p>
          </table:table-cell>
          <table:table-cell/>
          <table:table-cell table:formula="of:=[.D179]-[.C179]" office:value-type="float" office:value="0.00643864447999998">
            <text:p>0.0064386445</text:p>
          </table:table-cell>
          <table:table-cell table:formula="of:=[.$P$3]+[.D179]*[.$P$2]" office:value-type="float" office:value="1.73324612033041">
            <text:p>1.7332461203</text:p>
          </table:table-cell>
          <table:table-cell table:formula="of:=[.G179]-[.C179]" office:value-type="float" office:value="0.0000647648104050713">
            <text:p>6.4764810405071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  <table:table-cell office:value-type="float" office:value="1.74317718484">
            <text:p>1.7431771848</text:p>
          </table:table-cell>
          <table:table-cell office:value-type="float" office:value="1.74961">
            <text:p>1.74961</text:p>
          </table:table-cell>
          <table:table-cell/>
          <table:table-cell table:formula="of:=[.D180]-[.C180]" office:value-type="float" office:value="0.00643281516000016">
            <text:p>0.0064328152</text:p>
          </table:table-cell>
          <table:table-cell table:formula="of:=[.$P$3]+[.D180]*[.$P$2]" office:value-type="float" office:value="1.74324017971097">
            <text:p>1.7432401797</text:p>
          </table:table-cell>
          <table:table-cell table:formula="of:=[.G180]-[.C180]" office:value-type="float" office:value="0.0000629948709749417">
            <text:p>6.2994870974941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  <table:table-cell office:value-type="float" office:value="1.75318240188">
            <text:p>1.7531824019</text:p>
          </table:table-cell>
          <table:table-cell office:value-type="float" office:value="1.75961">
            <text:p>1.75961</text:p>
          </table:table-cell>
          <table:table-cell/>
          <table:table-cell table:formula="of:=[.D181]-[.C181]" office:value-type="float" office:value="0.00642759811999993">
            <text:p>0.0064275981</text:p>
          </table:table-cell>
          <table:table-cell table:formula="of:=[.$P$3]+[.D181]*[.$P$2]" office:value-type="float" office:value="1.75324424315499">
            <text:p>1.7532442432</text:p>
          </table:table-cell>
          <table:table-cell table:formula="of:=[.G181]-[.C181]" office:value-type="float" office:value="0.0000618412749884278">
            <text:p>6.1841274988427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  <table:table-cell office:value-type="float" office:value="1.76317973994">
            <text:p>1.7631797399</text:p>
          </table:table-cell>
          <table:table-cell office:value-type="float" office:value="1.7696">
            <text:p>1.7696</text:p>
          </table:table-cell>
          <table:table-cell/>
          <table:table-cell table:formula="of:=[.D182]-[.C182]" office:value-type="float" office:value="0.00642026006000007">
            <text:p>0.0064202601</text:p>
          </table:table-cell>
          <table:table-cell table:formula="of:=[.$P$3]+[.D182]*[.$P$2]" office:value-type="float" office:value="1.76323830253556">
            <text:p>1.7632383025</text:p>
          </table:table-cell>
          <table:table-cell table:formula="of:=[.G182]-[.C182]" office:value-type="float" office:value="0.0000585625955582536">
            <text:p>5.856259555825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  <table:table-cell office:value-type="float" office:value="1.77317232825">
            <text:p>1.7731723283</text:p>
          </table:table-cell>
          <table:table-cell office:value-type="float" office:value="1.77959">
            <text:p>1.77959</text:p>
          </table:table-cell>
          <table:table-cell/>
          <table:table-cell table:formula="of:=[.D183]-[.C183]" office:value-type="float" office:value="0.00641767175000041">
            <text:p>0.0064176718</text:p>
          </table:table-cell>
          <table:table-cell table:formula="of:=[.$P$3]+[.D183]*[.$P$2]" office:value-type="float" office:value="1.77323236191613">
            <text:p>1.7732323619</text:p>
          </table:table-cell>
          <table:table-cell table:formula="of:=[.G183]-[.C183]" office:value-type="float" office:value="0.0000600336661282785">
            <text:p>6.0033666128278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1.78317003883">
            <text:p>1.7831700388</text:p>
          </table:table-cell>
          <table:table-cell office:value-type="float" office:value="1.78958">
            <text:p>1.78958</text:p>
          </table:table-cell>
          <table:table-cell/>
          <table:table-cell table:formula="of:=[.D184]-[.C184]" office:value-type="float" office:value="0.00640996117000014">
            <text:p>0.0064099612</text:p>
          </table:table-cell>
          <table:table-cell table:formula="of:=[.$P$3]+[.D184]*[.$P$2]" office:value-type="float" office:value="1.7832264212967">
            <text:p>1.7832264213</text:p>
          </table:table-cell>
          <table:table-cell table:formula="of:=[.G184]-[.C184]" office:value-type="float" office:value="0.000056382466697702">
            <text:p>5.638246669770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.79317503236">
            <text:p>1.7931750324</text:p>
          </table:table-cell>
          <table:table-cell office:value-type="float" office:value="1.79958">
            <text:p>1.79958</text:p>
          </table:table-cell>
          <table:table-cell/>
          <table:table-cell table:formula="of:=[.D185]-[.C185]" office:value-type="float" office:value="0.0064049676400002">
            <text:p>0.0064049676</text:p>
          </table:table-cell>
          <table:table-cell table:formula="of:=[.$P$3]+[.D185]*[.$P$2]" office:value-type="float" office:value="1.79323048474071">
            <text:p>1.7932304847</text:p>
          </table:table-cell>
          <table:table-cell table:formula="of:=[.G185]-[.C185]" office:value-type="float" office:value="0.0000554523807114737">
            <text:p>5.5452380711473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1.80316966958">
            <text:p>1.8031696696</text:p>
          </table:table-cell>
          <table:table-cell office:value-type="float" office:value="1.80957">
            <text:p>1.80957</text:p>
          </table:table-cell>
          <table:table-cell/>
          <table:table-cell table:formula="of:=[.D186]-[.C186]" office:value-type="float" office:value="0.00640033041999999">
            <text:p>0.0064003304</text:p>
          </table:table-cell>
          <table:table-cell table:formula="of:=[.$P$3]+[.D186]*[.$P$2]" office:value-type="float" office:value="1.80322454412128">
            <text:p>1.8032245441</text:p>
          </table:table-cell>
          <table:table-cell table:formula="of:=[.G186]-[.C186]" office:value-type="float" office:value="0.000054874541280947">
            <text:p>5.487454128094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office:value-type="float" office:value="1.81316318922">
            <text:p>1.8131631892</text:p>
          </table:table-cell>
          <table:table-cell office:value-type="float" office:value="1.81956">
            <text:p>1.81956</text:p>
          </table:table-cell>
          <table:table-cell/>
          <table:table-cell table:formula="of:=[.D187]-[.C187]" office:value-type="float" office:value="0.0063968107800001">
            <text:p>0.0063968108</text:p>
          </table:table-cell>
          <table:table-cell table:formula="of:=[.$P$3]+[.D187]*[.$P$2]" office:value-type="float" office:value="1.81321860350185">
            <text:p>1.8132186035</text:p>
          </table:table-cell>
          <table:table-cell table:formula="of:=[.G187]-[.C187]" office:value-type="float" office:value="0.0000554142818507408">
            <text:p>5.5414281850740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1.82316140272">
            <text:p>1.8231614027</text:p>
          </table:table-cell>
          <table:table-cell office:value-type="float" office:value="1.82956">
            <text:p>1.82956</text:p>
          </table:table-cell>
          <table:table-cell/>
          <table:table-cell table:formula="of:=[.D188]-[.C188]" office:value-type="float" office:value="0.00639859728000025">
            <text:p>0.0063985973</text:p>
          </table:table-cell>
          <table:table-cell table:formula="of:=[.$P$3]+[.D188]*[.$P$2]" office:value-type="float" office:value="1.82322266694586">
            <text:p>1.8232226669</text:p>
          </table:table-cell>
          <table:table-cell table:formula="of:=[.G188]-[.C188]" office:value-type="float" office:value="0.0000612642258646101">
            <text:p>6.1264225864610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  <table:table-cell office:value-type="float" office:value="1.8331638258">
            <text:p>1.8331638258</text:p>
          </table:table-cell>
          <table:table-cell office:value-type="float" office:value="1.83955">
            <text:p>1.83955</text:p>
          </table:table-cell>
          <table:table-cell/>
          <table:table-cell table:formula="of:=[.D189]-[.C189]" office:value-type="float" office:value="0.00638617419999998">
            <text:p>0.0063861742</text:p>
          </table:table-cell>
          <table:table-cell table:formula="of:=[.$P$3]+[.D189]*[.$P$2]" office:value-type="float" office:value="1.83321672632643">
            <text:p>1.8332167263</text:p>
          </table:table-cell>
          <table:table-cell table:formula="of:=[.G189]-[.C189]" office:value-type="float" office:value="0.0000529005264340299">
            <text:p>5.2900526434029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office:value-type="float" office:value="1.84316228144">
            <text:p>1.8431622814</text:p>
          </table:table-cell>
          <table:table-cell office:value-type="float" office:value="1.84955">
            <text:p>1.84955</text:p>
          </table:table-cell>
          <table:table-cell/>
          <table:table-cell table:formula="of:=[.D190]-[.C190]" office:value-type="float" office:value="0.00638771856000009">
            <text:p>0.0063877186</text:p>
          </table:table-cell>
          <table:table-cell table:formula="of:=[.$P$3]+[.D190]*[.$P$2]" office:value-type="float" office:value="1.84322078977045">
            <text:p>1.8432207898</text:p>
          </table:table-cell>
          <table:table-cell table:formula="of:=[.G190]-[.C190]" office:value-type="float" office:value="0.0000585083304478484">
            <text:p>5.8508330447848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office:value-type="float" office:value="1.85322922654">
            <text:p>1.8532292265</text:p>
          </table:table-cell>
          <table:table-cell office:value-type="float" office:value="1.85961">
            <text:p>1.85961</text:p>
          </table:table-cell>
          <table:table-cell/>
          <table:table-cell table:formula="of:=[.D191]-[.C191]" office:value-type="float" office:value="0.0063807734600001">
            <text:p>0.0063807735</text:p>
          </table:table-cell>
          <table:table-cell table:formula="of:=[.$P$3]+[.D191]*[.$P$2]" office:value-type="float" office:value="1.85328487759513">
            <text:p>1.8532848776</text:p>
          </table:table-cell>
          <table:table-cell table:formula="of:=[.G191]-[.C191]" office:value-type="float" office:value="0.0000556510551257272">
            <text:p>5.5651055125727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  <table:table-cell office:value-type="float" office:value="1.8632317055">
            <text:p>1.8632317055</text:p>
          </table:table-cell>
          <table:table-cell office:value-type="float" office:value="1.86961">
            <text:p>1.86961</text:p>
          </table:table-cell>
          <table:table-cell/>
          <table:table-cell table:formula="of:=[.D192]-[.C192]" office:value-type="float" office:value="0.00637829450000016">
            <text:p>0.0063782945</text:p>
          </table:table-cell>
          <table:table-cell table:formula="of:=[.$P$3]+[.D192]*[.$P$2]" office:value-type="float" office:value="1.86328894103914">
            <text:p>1.863288941</text:p>
          </table:table-cell>
          <table:table-cell table:formula="of:=[.G192]-[.C192]" office:value-type="float" office:value="0.0000572355391394996">
            <text:p>5.7235539139499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  <table:table-cell office:value-type="float" office:value="1.87323478051">
            <text:p>1.8732347805</text:p>
          </table:table-cell>
          <table:table-cell office:value-type="float" office:value="1.8796">
            <text:p>1.8796</text:p>
          </table:table-cell>
          <table:table-cell/>
          <table:table-cell table:formula="of:=[.D193]-[.C193]" office:value-type="float" office:value="0.00636521949000013">
            <text:p>0.0063652195</text:p>
          </table:table-cell>
          <table:table-cell table:formula="of:=[.$P$3]+[.D193]*[.$P$2]" office:value-type="float" office:value="1.87328300041971">
            <text:p>1.8732830004</text:p>
          </table:table-cell>
          <table:table-cell table:formula="of:=[.G193]-[.C193]" office:value-type="float" office:value="0.0000482199097091574">
            <text:p>4.8219909709157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89">
            <text:p>1.89</text:p>
          </table:table-cell>
          <table:table-cell office:value-type="float" office:value="1.88323278911">
            <text:p>1.8832327891</text:p>
          </table:table-cell>
          <table:table-cell office:value-type="float" office:value="1.88959">
            <text:p>1.88959</text:p>
          </table:table-cell>
          <table:table-cell/>
          <table:table-cell table:formula="of:=[.D194]-[.C194]" office:value-type="float" office:value="0.00635721089000008">
            <text:p>0.0063572109</text:p>
          </table:table-cell>
          <table:table-cell table:formula="of:=[.$P$3]+[.D194]*[.$P$2]" office:value-type="float" office:value="1.88327705980028">
            <text:p>1.8832770598</text:p>
          </table:table-cell>
          <table:table-cell table:formula="of:=[.G194]-[.C194]" office:value-type="float" office:value="0.0000442706902787915">
            <text:p>4.4270690278791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1.89322014339">
            <text:p>1.8932201434</text:p>
          </table:table-cell>
          <table:table-cell office:value-type="float" office:value="1.89958">
            <text:p>1.89958</text:p>
          </table:table-cell>
          <table:table-cell/>
          <table:table-cell table:formula="of:=[.D195]-[.C195]" office:value-type="float" office:value="0.00635985661000005">
            <text:p>0.0063598566</text:p>
          </table:table-cell>
          <table:table-cell table:formula="of:=[.$P$3]+[.D195]*[.$P$2]" office:value-type="float" office:value="1.89327111918085">
            <text:p>1.8932711192</text:p>
          </table:table-cell>
          <table:table-cell table:formula="of:=[.G195]-[.C195]" office:value-type="float" office:value="0.0000509757908484509">
            <text:p>5.0975790848450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  <table:table-cell office:value-type="float" office:value="1.90321979113">
            <text:p>1.9032197911</text:p>
          </table:table-cell>
          <table:table-cell office:value-type="float" office:value="1.90957">
            <text:p>1.90957</text:p>
          </table:table-cell>
          <table:table-cell/>
          <table:table-cell table:formula="of:=[.D196]-[.C196]" office:value-type="float" office:value="0.00635020887000004">
            <text:p>0.0063502089</text:p>
          </table:table-cell>
          <table:table-cell table:formula="of:=[.$P$3]+[.D196]*[.$P$2]" office:value-type="float" office:value="1.90326517856142">
            <text:p>1.9032651786</text:p>
          </table:table-cell>
          <table:table-cell table:formula="of:=[.G196]-[.C196]" office:value-type="float" office:value="0.0000453874314181313">
            <text:p>4.5387431418131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  <table:table-cell office:value-type="float" office:value="1.91322236322">
            <text:p>1.9132223632</text:p>
          </table:table-cell>
          <table:table-cell office:value-type="float" office:value="1.91957">
            <text:p>1.91957</text:p>
          </table:table-cell>
          <table:table-cell/>
          <table:table-cell table:formula="of:=[.D197]-[.C197]" office:value-type="float" office:value="0.00634763678000017">
            <text:p>0.0063476368</text:p>
          </table:table-cell>
          <table:table-cell table:formula="of:=[.$P$3]+[.D197]*[.$P$2]" office:value-type="float" office:value="1.91326924200543">
            <text:p>1.913269242</text:p>
          </table:table-cell>
          <table:table-cell table:formula="of:=[.G197]-[.C197]" office:value-type="float" office:value="0.0000468787854319697">
            <text:p>4.6878785431969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1.92322504707">
            <text:p>1.9232250471</text:p>
          </table:table-cell>
          <table:table-cell office:value-type="float" office:value="1.92957">
            <text:p>1.92957</text:p>
          </table:table-cell>
          <table:table-cell/>
          <table:table-cell table:formula="of:=[.D198]-[.C198]" office:value-type="float" office:value="0.00634495293000015">
            <text:p>0.0063449529</text:p>
          </table:table-cell>
          <table:table-cell table:formula="of:=[.$P$3]+[.D198]*[.$P$2]" office:value-type="float" office:value="1.92327330544945">
            <text:p>1.9232733054</text:p>
          </table:table-cell>
          <table:table-cell table:formula="of:=[.G198]-[.C198]" office:value-type="float" office:value="0.0000482583794456648">
            <text:p>4.8258379445664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1.93320925348">
            <text:p>1.9332092535</text:p>
          </table:table-cell>
          <table:table-cell office:value-type="float" office:value="1.93955">
            <text:p>1.93955</text:p>
          </table:table-cell>
          <table:table-cell/>
          <table:table-cell table:formula="of:=[.D199]-[.C199]" office:value-type="float" office:value="0.00634074652000027">
            <text:p>0.0063407465</text:p>
          </table:table-cell>
          <table:table-cell table:formula="of:=[.$P$3]+[.D199]*[.$P$2]" office:value-type="float" office:value="1.93325736076657">
            <text:p>1.9332573608</text:p>
          </table:table-cell>
          <table:table-cell table:formula="of:=[.G199]-[.C199]" office:value-type="float" office:value="0.0000481072865714527">
            <text:p>4.8107286571452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1.94321095012">
            <text:p>1.9432109501</text:p>
          </table:table-cell>
          <table:table-cell office:value-type="float" office:value="1.94954">
            <text:p>1.94954</text:p>
          </table:table-cell>
          <table:table-cell/>
          <table:table-cell table:formula="of:=[.D200]-[.C200]" office:value-type="float" office:value="0.00632904988000016">
            <text:p>0.0063290499</text:p>
          </table:table-cell>
          <table:table-cell table:formula="of:=[.$P$3]+[.D200]*[.$P$2]" office:value-type="float" office:value="1.94325142014714">
            <text:p>1.9432514201</text:p>
          </table:table-cell>
          <table:table-cell table:formula="of:=[.G200]-[.C200]" office:value-type="float" office:value="0.0000404700271410263">
            <text:p>0.00004047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1.95321128704">
            <text:p>1.953211287</text:p>
          </table:table-cell>
          <table:table-cell office:value-type="float" office:value="1.95954">
            <text:p>1.95954</text:p>
          </table:table-cell>
          <table:table-cell/>
          <table:table-cell table:formula="of:=[.D201]-[.C201]" office:value-type="float" office:value="0.00632871296000026">
            <text:p>0.006328713</text:p>
          </table:table-cell>
          <table:table-cell table:formula="of:=[.$P$3]+[.D201]*[.$P$2]" office:value-type="float" office:value="1.95325548359115">
            <text:p>1.9532554836</text:p>
          </table:table-cell>
          <table:table-cell table:formula="of:=[.G201]-[.C201]" office:value-type="float" office:value="0.0000441965511548403">
            <text:p>4.4196551154840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  <table:table-cell office:value-type="float" office:value="1.96321218275">
            <text:p>1.9632121828</text:p>
          </table:table-cell>
          <table:table-cell office:value-type="float" office:value="1.96953">
            <text:p>1.96953</text:p>
          </table:table-cell>
          <table:table-cell/>
          <table:table-cell table:formula="of:=[.D202]-[.C202]" office:value-type="float" office:value="0.00631781725000025">
            <text:p>0.0063178173</text:p>
          </table:table-cell>
          <table:table-cell table:formula="of:=[.$P$3]+[.D202]*[.$P$2]" office:value-type="float" office:value="1.96324954297172">
            <text:p>1.963249543</text:p>
          </table:table-cell>
          <table:table-cell table:formula="of:=[.G202]-[.C202]" office:value-type="float" office:value="0.000037360221724736">
            <text:p>3.73602217247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  <table:table-cell office:value-type="float" office:value="1.97320175357">
            <text:p>1.9732017536</text:p>
          </table:table-cell>
          <table:table-cell office:value-type="float" office:value="1.97952">
            <text:p>1.97952</text:p>
          </table:table-cell>
          <table:table-cell/>
          <table:table-cell table:formula="of:=[.D203]-[.C203]" office:value-type="float" office:value="0.00631824643000001">
            <text:p>0.0063182464</text:p>
          </table:table-cell>
          <table:table-cell table:formula="of:=[.$P$3]+[.D203]*[.$P$2]" office:value-type="float" office:value="1.97324360235229">
            <text:p>1.9732436024</text:p>
          </table:table-cell>
          <table:table-cell table:formula="of:=[.G203]-[.C203]" office:value-type="float" office:value="0.0000418487822941849">
            <text:p>4.1848782294184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  <table:table-cell office:value-type="float" office:value="1.98320454918">
            <text:p>1.9832045492</text:p>
          </table:table-cell>
          <table:table-cell office:value-type="float" office:value="1.98951">
            <text:p>1.98951</text:p>
          </table:table-cell>
          <table:table-cell/>
          <table:table-cell table:formula="of:=[.D204]-[.C204]" office:value-type="float" office:value="0.00630545082000022">
            <text:p>0.0063054508</text:p>
          </table:table-cell>
          <table:table-cell table:formula="of:=[.$P$3]+[.D204]*[.$P$2]" office:value-type="float" office:value="1.98323766173286">
            <text:p>1.9832376617</text:p>
          </table:table-cell>
          <table:table-cell table:formula="of:=[.G204]-[.C204]" office:value-type="float" office:value="0.0000331125528640896">
            <text:p>3.3112552864089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.99320320971">
            <text:p>1.9932032097</text:p>
          </table:table-cell>
          <table:table-cell office:value-type="float" office:value="1.99951">
            <text:p>1.99951</text:p>
          </table:table-cell>
          <table:table-cell/>
          <table:table-cell table:formula="of:=[.D205]-[.C205]" office:value-type="float" office:value="0.00630679029000025">
            <text:p>0.0063067903</text:p>
          </table:table-cell>
          <table:table-cell table:formula="of:=[.$P$3]+[.D205]*[.$P$2]" office:value-type="float" office:value="1.99324172517688">
            <text:p>1.9932417252</text:p>
          </table:table-cell>
          <table:table-cell table:formula="of:=[.G205]-[.C205]" office:value-type="float" office:value="0.0000385154668776089">
            <text:p>3.8515466877608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  <table:table-cell office:value-type="float" office:value="2.00325268321">
            <text:p>2.0032526832</text:p>
          </table:table-cell>
          <table:table-cell office:value-type="float" office:value="2.00958">
            <text:p>2.00958</text:p>
          </table:table-cell>
          <table:table-cell/>
          <table:table-cell table:formula="of:=[.D206]-[.C206]" office:value-type="float" office:value="0.0063273167900002">
            <text:p>0.0063273168</text:p>
          </table:table-cell>
          <table:table-cell table:formula="of:=[.$P$3]+[.D206]*[.$P$2]" office:value-type="float" office:value="2.003315817065">
            <text:p>2.0033158171</text:p>
          </table:table-cell>
          <table:table-cell table:formula="of:=[.G206]-[.C206]" office:value-type="float" office:value="0.0000631338549994531">
            <text:p>6.3133854999453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  <table:table-cell office:value-type="float" office:value="2.01327341609">
            <text:p>2.0132734161</text:p>
          </table:table-cell>
          <table:table-cell office:value-type="float" office:value="2.01957">
            <text:p>2.01957</text:p>
          </table:table-cell>
          <table:table-cell/>
          <table:table-cell table:formula="of:=[.D207]-[.C207]" office:value-type="float" office:value="0.00629658390999976">
            <text:p>0.0062965839</text:p>
          </table:table-cell>
          <table:table-cell table:formula="of:=[.$P$3]+[.D207]*[.$P$2]" office:value-type="float" office:value="2.01330987644557">
            <text:p>2.0133098764</text:p>
          </table:table-cell>
          <table:table-cell table:formula="of:=[.G207]-[.C207]" office:value-type="float" office:value="0.0000364603555689236">
            <text:p>3.6460355568923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2.02327379026">
            <text:p>2.0232737903</text:p>
          </table:table-cell>
          <table:table-cell office:value-type="float" office:value="2.02956">
            <text:p>2.02956</text:p>
          </table:table-cell>
          <table:table-cell/>
          <table:table-cell table:formula="of:=[.D208]-[.C208]" office:value-type="float" office:value="0.00628620973999983">
            <text:p>0.0062862097</text:p>
          </table:table-cell>
          <table:table-cell table:formula="of:=[.$P$3]+[.D208]*[.$P$2]" office:value-type="float" office:value="2.02330393582614">
            <text:p>2.0233039358</text:p>
          </table:table-cell>
          <table:table-cell table:formula="of:=[.G208]-[.C208]" office:value-type="float" office:value="0.0000301455661384509">
            <text:p>3.0145566138450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2.03326755203">
            <text:p>2.033267552</text:p>
          </table:table-cell>
          <table:table-cell office:value-type="float" office:value="2.03955">
            <text:p>2.03955</text:p>
          </table:table-cell>
          <table:table-cell/>
          <table:table-cell table:formula="of:=[.D209]-[.C209]" office:value-type="float" office:value="0.00628244797000033">
            <text:p>0.006282448</text:p>
          </table:table-cell>
          <table:table-cell table:formula="of:=[.$P$3]+[.D209]*[.$P$2]" office:value-type="float" office:value="2.03329799520671">
            <text:p>2.0332979952</text:p>
          </table:table-cell>
          <table:table-cell table:formula="of:=[.G209]-[.C209]" office:value-type="float" office:value="0.0000304431767088609">
            <text:p>3.0443176708860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  <table:table-cell office:value-type="float" office:value="2.04326649196">
            <text:p>2.043266492</text:p>
          </table:table-cell>
          <table:table-cell office:value-type="float" office:value="2.04954">
            <text:p>2.04954</text:p>
          </table:table-cell>
          <table:table-cell/>
          <table:table-cell table:formula="of:=[.D210]-[.C210]" office:value-type="float" office:value="0.00627350804000004">
            <text:p>0.006273508</text:p>
          </table:table-cell>
          <table:table-cell table:formula="of:=[.$P$3]+[.D210]*[.$P$2]" office:value-type="float" office:value="2.04329205458728">
            <text:p>2.0432920546</text:p>
          </table:table-cell>
          <table:table-cell table:formula="of:=[.G210]-[.C210]" office:value-type="float" office:value="0.0000255626272780418">
            <text:p>2.5562627278041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  <table:table-cell office:value-type="float" office:value="2.05325906165">
            <text:p>2.0532590617</text:p>
          </table:table-cell>
          <table:table-cell office:value-type="float" office:value="2.05953">
            <text:p>2.05953</text:p>
          </table:table-cell>
          <table:table-cell/>
          <table:table-cell table:formula="of:=[.D211]-[.C211]" office:value-type="float" office:value="0.00627093835000014">
            <text:p>0.0062709384</text:p>
          </table:table-cell>
          <table:table-cell table:formula="of:=[.$P$3]+[.D211]*[.$P$2]" office:value-type="float" office:value="2.05328611396785">
            <text:p>2.053286114</text:p>
          </table:table-cell>
          <table:table-cell table:formula="of:=[.G211]-[.C211]" office:value-type="float" office:value="0.0000270523178480531">
            <text:p>2.7052317848053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2.0632572379">
            <text:p>2.0632572379</text:p>
          </table:table-cell>
          <table:table-cell office:value-type="float" office:value="2.06953">
            <text:p>2.06953</text:p>
          </table:table-cell>
          <table:table-cell/>
          <table:table-cell table:formula="of:=[.D212]-[.C212]" office:value-type="float" office:value="0.00627276210000005">
            <text:p>0.0062727621</text:p>
          </table:table-cell>
          <table:table-cell table:formula="of:=[.$P$3]+[.D212]*[.$P$2]" office:value-type="float" office:value="2.06329017741186">
            <text:p>2.0632901774</text:p>
          </table:table-cell>
          <table:table-cell table:formula="of:=[.G212]-[.C212]" office:value-type="float" office:value="0.0000329395118616738">
            <text:p>3.2939511861673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  <table:table-cell office:value-type="float" office:value="2.0732613001">
            <text:p>2.0732613001</text:p>
          </table:table-cell>
          <table:table-cell office:value-type="float" office:value="2.07953">
            <text:p>2.07953</text:p>
          </table:table-cell>
          <table:table-cell/>
          <table:table-cell table:formula="of:=[.D213]-[.C213]" office:value-type="float" office:value="0.00626869990000012">
            <text:p>0.0062686999</text:p>
          </table:table-cell>
          <table:table-cell table:formula="of:=[.$P$3]+[.D213]*[.$P$2]" office:value-type="float" office:value="2.07329424085588">
            <text:p>2.0732942409</text:p>
          </table:table-cell>
          <table:table-cell table:formula="of:=[.G213]-[.C213]" office:value-type="float" office:value="0.0000329407558754546">
            <text:p>3.2940755875454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  <table:table-cell office:value-type="float" office:value="2.08325699903">
            <text:p>2.083256999</text:p>
          </table:table-cell>
          <table:table-cell office:value-type="float" office:value="2.08951">
            <text:p>2.08951</text:p>
          </table:table-cell>
          <table:table-cell/>
          <table:table-cell table:formula="of:=[.D214]-[.C214]" office:value-type="float" office:value="0.00625300097000014">
            <text:p>0.006253001</text:p>
          </table:table-cell>
          <table:table-cell table:formula="of:=[.$P$3]+[.D214]*[.$P$2]" office:value-type="float" office:value="2.083278296173">
            <text:p>2.0832782962</text:p>
          </table:table-cell>
          <table:table-cell table:formula="of:=[.G214]-[.C214]" office:value-type="float" office:value="0.0000212971430011422">
            <text:p>2.1297143001142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2.09325538017">
            <text:p>2.0932553802</text:p>
          </table:table-cell>
          <table:table-cell office:value-type="float" office:value="2.09951">
            <text:p>2.09951</text:p>
          </table:table-cell>
          <table:table-cell/>
          <table:table-cell table:formula="of:=[.D215]-[.C215]" office:value-type="float" office:value="0.00625461982999997">
            <text:p>0.0062546198</text:p>
          </table:table-cell>
          <table:table-cell table:formula="of:=[.$P$3]+[.D215]*[.$P$2]" office:value-type="float" office:value="2.09328235961701">
            <text:p>2.0932823596</text:p>
          </table:table-cell>
          <table:table-cell table:formula="of:=[.G215]-[.C215]" office:value-type="float" office:value="0.0000269794470146856">
            <text:p>2.6979447014685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  <table:table-cell office:value-type="float" office:value="2.10325499065">
            <text:p>2.1032549907</text:p>
          </table:table-cell>
          <table:table-cell office:value-type="float" office:value="2.1095">
            <text:p>2.1095</text:p>
          </table:table-cell>
          <table:table-cell/>
          <table:table-cell table:formula="of:=[.D216]-[.C216]" office:value-type="float" office:value="0.00624500935000016">
            <text:p>0.0062450094</text:p>
          </table:table-cell>
          <table:table-cell table:formula="of:=[.$P$3]+[.D216]*[.$P$2]" office:value-type="float" office:value="2.10327641899758">
            <text:p>2.103276419</text:p>
          </table:table-cell>
          <table:table-cell table:formula="of:=[.G216]-[.C216]" office:value-type="float" office:value="0.0000214283475843402">
            <text:p>2.1428347584340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  <table:table-cell office:value-type="float" office:value="2.11325411685">
            <text:p>2.1132541169</text:p>
          </table:table-cell>
          <table:table-cell office:value-type="float" office:value="2.1195">
            <text:p>2.1195</text:p>
          </table:table-cell>
          <table:table-cell/>
          <table:table-cell table:formula="of:=[.D217]-[.C217]" office:value-type="float" office:value="0.00624588315000008">
            <text:p>0.0062458832</text:p>
          </table:table-cell>
          <table:table-cell table:formula="of:=[.$P$3]+[.D217]*[.$P$2]" office:value-type="float" office:value="2.1132804824416">
            <text:p>2.1132804824</text:p>
          </table:table-cell>
          <table:table-cell table:formula="of:=[.G217]-[.C217]" office:value-type="float" office:value="0.0000263655915979655">
            <text:p>2.6365591597965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2.12324523367">
            <text:p>2.1232452337</text:p>
          </table:table-cell>
          <table:table-cell office:value-type="float" office:value="2.12948">
            <text:p>2.12948</text:p>
          </table:table-cell>
          <table:table-cell/>
          <table:table-cell table:formula="of:=[.D218]-[.C218]" office:value-type="float" office:value="0.00623476632999997">
            <text:p>0.0062347663</text:p>
          </table:table-cell>
          <table:table-cell table:formula="of:=[.$P$3]+[.D218]*[.$P$2]" office:value-type="float" office:value="2.12326453775872">
            <text:p>2.1232645378</text:p>
          </table:table-cell>
          <table:table-cell table:formula="of:=[.G218]-[.C218]" office:value-type="float" office:value="0.0000193040887235263">
            <text:p>1.930408872352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2.13324652053">
            <text:p>2.1332465205</text:p>
          </table:table-cell>
          <table:table-cell office:value-type="float" office:value="2.13948">
            <text:p>2.13948</text:p>
          </table:table-cell>
          <table:table-cell/>
          <table:table-cell table:formula="of:=[.D219]-[.C219]" office:value-type="float" office:value="0.00623347946999964">
            <text:p>0.0062334795</text:p>
          </table:table-cell>
          <table:table-cell table:formula="of:=[.$P$3]+[.D219]*[.$P$2]" office:value-type="float" office:value="2.13326860120274">
            <text:p>2.1332686012</text:p>
          </table:table-cell>
          <table:table-cell table:formula="of:=[.G219]-[.C219]" office:value-type="float" office:value="0.0000220806727369016">
            <text:p>2.2080672736901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  <table:table-cell office:value-type="float" office:value="2.14332734235">
            <text:p>2.1433273424</text:p>
          </table:table-cell>
          <table:table-cell office:value-type="float" office:value="2.14955">
            <text:p>2.14955</text:p>
          </table:table-cell>
          <table:table-cell/>
          <table:table-cell table:formula="of:=[.D220]-[.C220]" office:value-type="float" office:value="0.00622265764999996">
            <text:p>0.0062226576</text:p>
          </table:table-cell>
          <table:table-cell table:formula="of:=[.$P$3]+[.D220]*[.$P$2]" office:value-type="float" office:value="2.14334269309086">
            <text:p>2.1433426931</text:p>
          </table:table-cell>
          <table:table-cell table:formula="of:=[.G220]-[.C220]" office:value-type="float" office:value="0.0000153507408593434">
            <text:p>1.5350740859343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2.15332166292">
            <text:p>2.1533216629</text:p>
          </table:table-cell>
          <table:table-cell office:value-type="float" office:value="2.15954">
            <text:p>2.15954</text:p>
          </table:table-cell>
          <table:table-cell/>
          <table:table-cell table:formula="of:=[.D221]-[.C221]" office:value-type="float" office:value="0.00621833707999997">
            <text:p>0.0062183371</text:p>
          </table:table-cell>
          <table:table-cell table:formula="of:=[.$P$3]+[.D221]*[.$P$2]" office:value-type="float" office:value="2.15333675247143">
            <text:p>2.1533367525</text:p>
          </table:table-cell>
          <table:table-cell table:formula="of:=[.G221]-[.C221]" office:value-type="float" office:value="0.0000150895514288152">
            <text:p>1.5089551428815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2.16331482865">
            <text:p>2.1633148287</text:p>
          </table:table-cell>
          <table:table-cell office:value-type="float" office:value="2.16953">
            <text:p>2.16953</text:p>
          </table:table-cell>
          <table:table-cell/>
          <table:table-cell table:formula="of:=[.D222]-[.C222]" office:value-type="float" office:value="0.00621517135000005">
            <text:p>0.0062151714</text:p>
          </table:table-cell>
          <table:table-cell table:formula="of:=[.$P$3]+[.D222]*[.$P$2]" office:value-type="float" office:value="2.163330811852">
            <text:p>2.1633308119</text:p>
          </table:table-cell>
          <table:table-cell table:formula="of:=[.G222]-[.C222]" office:value-type="float" office:value="0.0000159832019988038">
            <text:p>1.5983201998803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2.17331306078">
            <text:p>2.1733130608</text:p>
          </table:table-cell>
          <table:table-cell office:value-type="float" office:value="2.17952">
            <text:p>2.17952</text:p>
          </table:table-cell>
          <table:table-cell/>
          <table:table-cell table:formula="of:=[.D223]-[.C223]" office:value-type="float" office:value="0.00620693922000015">
            <text:p>0.0062069392</text:p>
          </table:table-cell>
          <table:table-cell table:formula="of:=[.$P$3]+[.D223]*[.$P$2]" office:value-type="float" office:value="2.17332487123257">
            <text:p>2.1733248712</text:p>
          </table:table-cell>
          <table:table-cell table:formula="of:=[.G223]-[.C223]" office:value-type="float" office:value="0.0000118104525683727">
            <text:p>1.18104525683727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  <table:table-cell office:value-type="float" office:value="2.18331654556">
            <text:p>2.1833165456</text:p>
          </table:table-cell>
          <table:table-cell office:value-type="float" office:value="2.18951">
            <text:p>2.18951</text:p>
          </table:table-cell>
          <table:table-cell/>
          <table:table-cell table:formula="of:=[.D224]-[.C224]" office:value-type="float" office:value="0.00619345443999997">
            <text:p>0.0061934544</text:p>
          </table:table-cell>
          <table:table-cell table:formula="of:=[.$P$3]+[.D224]*[.$P$2]" office:value-type="float" office:value="2.18331893061314">
            <text:p>2.1833189306</text:p>
          </table:table-cell>
          <table:table-cell table:formula="of:=[.G224]-[.C224]" office:value-type="float" office:value="0.00000238505313809867">
            <text:p>2.38505313809867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.19330853783">
            <text:p>2.1933085378</text:p>
          </table:table-cell>
          <table:table-cell office:value-type="float" office:value="2.19951">
            <text:p>2.19951</text:p>
          </table:table-cell>
          <table:table-cell/>
          <table:table-cell table:formula="of:=[.D225]-[.C225]" office:value-type="float" office:value="0.00620146216999995">
            <text:p>0.0062014622</text:p>
          </table:table-cell>
          <table:table-cell table:formula="of:=[.$P$3]+[.D225]*[.$P$2]" office:value-type="float" office:value="2.19332299405715">
            <text:p>2.1933229941</text:p>
          </table:table-cell>
          <table:table-cell table:formula="of:=[.G225]-[.C225]" office:value-type="float" office:value="0.0000144562271517934">
            <text:p>1.4456227151793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 office:value-type="float" office:value="2.20330114476">
            <text:p>2.2033011448</text:p>
          </table:table-cell>
          <table:table-cell office:value-type="float" office:value="2.2095">
            <text:p>2.2095</text:p>
          </table:table-cell>
          <table:table-cell/>
          <table:table-cell table:formula="of:=[.D226]-[.C226]" office:value-type="float" office:value="0.00619885524000008">
            <text:p>0.0061988552</text:p>
          </table:table-cell>
          <table:table-cell table:formula="of:=[.$P$3]+[.D226]*[.$P$2]" office:value-type="float" office:value="2.20331705343772">
            <text:p>2.2033170534</text:p>
          </table:table-cell>
          <table:table-cell table:formula="of:=[.G226]-[.C226]" office:value-type="float" office:value="0.0000159086777213879">
            <text:p>1.5908677721387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  <table:table-cell office:value-type="float" office:value="2.21329680644">
            <text:p>2.2132968064</text:p>
          </table:table-cell>
          <table:table-cell office:value-type="float" office:value="2.21949">
            <text:p>2.21949</text:p>
          </table:table-cell>
          <table:table-cell/>
          <table:table-cell table:formula="of:=[.D227]-[.C227]" office:value-type="float" office:value="0.00619319356000014">
            <text:p>0.0061931936</text:p>
          </table:table-cell>
          <table:table-cell table:formula="of:=[.$P$3]+[.D227]*[.$P$2]" office:value-type="float" office:value="2.21331111281829">
            <text:p>2.2133111128</text:p>
          </table:table-cell>
          <table:table-cell table:formula="of:=[.G227]-[.C227]" office:value-type="float" office:value="0.0000143063782913622">
            <text:p>1.43063782913622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  <table:table-cell office:value-type="float" office:value="2.22330396064">
            <text:p>2.2233039606</text:p>
          </table:table-cell>
          <table:table-cell office:value-type="float" office:value="2.22948">
            <text:p>2.22948</text:p>
          </table:table-cell>
          <table:table-cell/>
          <table:table-cell table:formula="of:=[.D228]-[.C228]" office:value-type="float" office:value="0.00617603936000011">
            <text:p>0.0061760394</text:p>
          </table:table-cell>
          <table:table-cell table:formula="of:=[.$P$3]+[.D228]*[.$P$2]" office:value-type="float" office:value="2.22330517219886">
            <text:p>2.2233051722</text:p>
          </table:table-cell>
          <table:table-cell table:formula="of:=[.G228]-[.C228]" office:value-type="float" office:value="0.00000121155886123603">
            <text:p>1.2115588612360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2.23330128007">
            <text:p>2.2333012801</text:p>
          </table:table-cell>
          <table:table-cell office:value-type="float" office:value="2.23948">
            <text:p>2.23948</text:p>
          </table:table-cell>
          <table:table-cell/>
          <table:table-cell table:formula="of:=[.D229]-[.C229]" office:value-type="float" office:value="0.00617871992999985">
            <text:p>0.0061787199</text:p>
          </table:table-cell>
          <table:table-cell table:formula="of:=[.$P$3]+[.D229]*[.$P$2]" office:value-type="float" office:value="2.23330923564287">
            <text:p>2.2333092356</text:p>
          </table:table-cell>
          <table:table-cell table:formula="of:=[.G229]-[.C229]" office:value-type="float" office:value="0.00000795557287469606">
            <text:p>7.9555728746960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  <table:table-cell office:value-type="float" office:value="2.24329329096">
            <text:p>2.243293291</text:p>
          </table:table-cell>
          <table:table-cell office:value-type="float" office:value="2.24946">
            <text:p>2.24946</text:p>
          </table:table-cell>
          <table:table-cell/>
          <table:table-cell table:formula="of:=[.D230]-[.C230]" office:value-type="float" office:value="0.00616670903999994">
            <text:p>0.006166709</text:p>
          </table:table-cell>
          <table:table-cell table:formula="of:=[.$P$3]+[.D230]*[.$P$2]" office:value-type="float" office:value="2.24329329096">
            <text:p>2.243293291</text:p>
          </table:table-cell>
          <table:table-cell table:formula="of:=[.G230]-[.C230]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  <table:table-cell office:value-type="float" office:value="2.2532897722">
            <text:p>2.2532897722</text:p>
          </table:table-cell>
          <table:table-cell office:value-type="float" office:value="2.25945">
            <text:p>2.25945</text:p>
          </table:table-cell>
          <table:table-cell/>
          <table:table-cell table:formula="of:=[.D231]-[.C231]" office:value-type="float" office:value="0.00616022780000014">
            <text:p>0.0061602278</text:p>
          </table:table-cell>
          <table:table-cell table:formula="of:=[.$P$3]+[.D231]*[.$P$2]" office:value-type="float" office:value="2.25328735034057">
            <text:p>2.2532873503</text:p>
          </table:table-cell>
          <table:table-cell table:formula="of:=[.G231]-[.C231]" office:value-type="float" office:value="-0.00000242185942989082">
            <text:p>-2.42185942989082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2.26329623722">
            <text:p>2.2632962372</text:p>
          </table:table-cell>
          <table:table-cell office:value-type="float" office:value="2.26946">
            <text:p>2.26946</text:p>
          </table:table-cell>
          <table:table-cell/>
          <table:table-cell table:formula="of:=[.D232]-[.C232]" office:value-type="float" office:value="0.00616376277999997">
            <text:p>0.0061637628</text:p>
          </table:table-cell>
          <table:table-cell table:formula="of:=[.$P$3]+[.D232]*[.$P$2]" office:value-type="float" office:value="2.26330141784803">
            <text:p>2.2633014178</text:p>
          </table:table-cell>
          <table:table-cell table:formula="of:=[.G232]-[.C232]" office:value-type="float" office:value="0.00000518062802790098">
            <text:p>5.18062802790098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  <table:table-cell office:value-type="float" office:value="2.27329117246">
            <text:p>2.2732911725</text:p>
          </table:table-cell>
          <table:table-cell office:value-type="float" office:value="2.27945">
            <text:p>2.27945</text:p>
          </table:table-cell>
          <table:table-cell/>
          <table:table-cell table:formula="of:=[.D233]-[.C233]" office:value-type="float" office:value="0.00615882754000019">
            <text:p>0.0061588275</text:p>
          </table:table-cell>
          <table:table-cell table:formula="of:=[.$P$3]+[.D233]*[.$P$2]" office:value-type="float" office:value="2.2732954772286">
            <text:p>2.2732954772</text:p>
          </table:table-cell>
          <table:table-cell table:formula="of:=[.G233]-[.C233]" office:value-type="float" office:value="0.000004304768597585">
            <text:p>4.30476859758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 office:value-type="float" office:value="2.28336093016">
            <text:p>2.2833609302</text:p>
          </table:table-cell>
          <table:table-cell office:value-type="float" office:value="2.28951">
            <text:p>2.28951</text:p>
          </table:table-cell>
          <table:table-cell/>
          <table:table-cell table:formula="of:=[.D234]-[.C234]" office:value-type="float" office:value="0.00614906984000019">
            <text:p>0.0061490698</text:p>
          </table:table-cell>
          <table:table-cell table:formula="of:=[.$P$3]+[.D234]*[.$P$2]" office:value-type="float" office:value="2.28335956505328">
            <text:p>2.2833595651</text:p>
          </table:table-cell>
          <table:table-cell table:formula="of:=[.G234]-[.C234]" office:value-type="float" office:value="-0.00000136510672454904">
            <text:p>-1.36510672454904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2.29336275719">
            <text:p>2.2933627572</text:p>
          </table:table-cell>
          <table:table-cell office:value-type="float" office:value="2.2995">
            <text:p>2.2995</text:p>
          </table:table-cell>
          <table:table-cell/>
          <table:table-cell table:formula="of:=[.D235]-[.C235]" office:value-type="float" office:value="0.00613724280999994">
            <text:p>0.0061372428</text:p>
          </table:table-cell>
          <table:table-cell table:formula="of:=[.$P$3]+[.D235]*[.$P$2]" office:value-type="float" office:value="2.29335362443384">
            <text:p>2.2933536244</text:p>
          </table:table-cell>
          <table:table-cell table:formula="of:=[.G235]-[.C235]" office:value-type="float" office:value="-0.00000913275615532783">
            <text:p>-9.13275615532783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  <table:table-cell office:value-type="float" office:value="2.30336328037">
            <text:p>2.3033632804</text:p>
          </table:table-cell>
          <table:table-cell office:value-type="float" office:value="2.3095">
            <text:p>2.3095</text:p>
          </table:table-cell>
          <table:table-cell/>
          <table:table-cell table:formula="of:=[.D236]-[.C236]" office:value-type="float" office:value="0.00613671962999973">
            <text:p>0.0061367196</text:p>
          </table:table-cell>
          <table:table-cell table:formula="of:=[.$P$3]+[.D236]*[.$P$2]" office:value-type="float" office:value="2.30335768787786">
            <text:p>2.3033576879</text:p>
          </table:table-cell>
          <table:table-cell table:formula="of:=[.G236]-[.C236]" office:value-type="float" office:value="-0.00000559249214138191">
            <text:p>-5.59249214138191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  <table:table-cell office:value-type="float" office:value="2.31336579658">
            <text:p>2.3133657966</text:p>
          </table:table-cell>
          <table:table-cell office:value-type="float" office:value="2.3195">
            <text:p>2.3195</text:p>
          </table:table-cell>
          <table:table-cell/>
          <table:table-cell table:formula="of:=[.D237]-[.C237]" office:value-type="float" office:value="0.00613420342000026">
            <text:p>0.0061342034</text:p>
          </table:table-cell>
          <table:table-cell table:formula="of:=[.$P$3]+[.D237]*[.$P$2]" office:value-type="float" office:value="2.31336175132187">
            <text:p>2.3133617513</text:p>
          </table:table-cell>
          <table:table-cell table:formula="of:=[.G237]-[.C237]" office:value-type="float" office:value="-0.00000404525812713885">
            <text:p>-4.04525812713885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  <table:table-cell office:value-type="float" office:value="2.32335281558">
            <text:p>2.3233528156</text:p>
          </table:table-cell>
          <table:table-cell office:value-type="float" office:value="2.32948">
            <text:p>2.32948</text:p>
          </table:table-cell>
          <table:table-cell/>
          <table:table-cell table:formula="of:=[.D238]-[.C238]" office:value-type="float" office:value="0.00612718442000038">
            <text:p>0.0061271844</text:p>
          </table:table-cell>
          <table:table-cell table:formula="of:=[.$P$3]+[.D238]*[.$P$2]" office:value-type="float" office:value="2.323345806639">
            <text:p>2.3233458066</text:p>
          </table:table-cell>
          <table:table-cell table:formula="of:=[.G238]-[.C238]" office:value-type="float" office:value="-0.00000700894100136296">
            <text:p>-7.0089410013629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2.33335613273">
            <text:p>2.3333561327</text:p>
          </table:table-cell>
          <table:table-cell office:value-type="float" office:value="2.33948">
            <text:p>2.33948</text:p>
          </table:table-cell>
          <table:table-cell/>
          <table:table-cell table:formula="of:=[.D239]-[.C239]" office:value-type="float" office:value="0.00612386726999992">
            <text:p>0.0061238673</text:p>
          </table:table-cell>
          <table:table-cell table:formula="of:=[.$P$3]+[.D239]*[.$P$2]" office:value-type="float" office:value="2.33334987008301">
            <text:p>2.3333498701</text:p>
          </table:table-cell>
          <table:table-cell table:formula="of:=[.G239]-[.C239]" office:value-type="float" office:value="-0.00000626264698810886">
            <text:p>-6.26264698810886E-00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  <table:table-cell office:value-type="float" office:value="2.34334987588">
            <text:p>2.3433498759</text:p>
          </table:table-cell>
          <table:table-cell office:value-type="float" office:value="2.34946">
            <text:p>2.34946</text:p>
          </table:table-cell>
          <table:table-cell/>
          <table:table-cell table:formula="of:=[.D240]-[.C240]" office:value-type="float" office:value="0.00611012412000012">
            <text:p>0.0061101241</text:p>
          </table:table-cell>
          <table:table-cell table:formula="of:=[.$P$3]+[.D240]*[.$P$2]" office:value-type="float" office:value="2.34333392540014">
            <text:p>2.3433339254</text:p>
          </table:table-cell>
          <table:table-cell table:formula="of:=[.G240]-[.C240]" office:value-type="float" office:value="-0.0000159504798622478">
            <text:p>-1.5950479862247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  <table:table-cell office:value-type="float" office:value="2.3533509206">
            <text:p>2.3533509206</text:p>
          </table:table-cell>
          <table:table-cell office:value-type="float" office:value="2.35946">
            <text:p>2.35946</text:p>
          </table:table-cell>
          <table:table-cell/>
          <table:table-cell table:formula="of:=[.D241]-[.C241]" office:value-type="float" office:value="0.00610907939999983">
            <text:p>0.0061090794</text:p>
          </table:table-cell>
          <table:table-cell table:formula="of:=[.$P$3]+[.D241]*[.$P$2]" office:value-type="float" office:value="2.35333798884415">
            <text:p>2.3533379888</text:p>
          </table:table-cell>
          <table:table-cell table:formula="of:=[.G241]-[.C241]" office:value-type="float" office:value="-0.0000129317558488218">
            <text:p>-1.2931755848821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  <table:table-cell office:value-type="float" office:value="2.36334190704">
            <text:p>2.363341907</text:p>
          </table:table-cell>
          <table:table-cell office:value-type="float" office:value="2.36944">
            <text:p>2.36944</text:p>
          </table:table-cell>
          <table:table-cell/>
          <table:table-cell table:formula="of:=[.D242]-[.C242]" office:value-type="float" office:value="0.00609809295999986">
            <text:p>0.006098093</text:p>
          </table:table-cell>
          <table:table-cell table:formula="of:=[.$P$3]+[.D242]*[.$P$2]" office:value-type="float" office:value="2.36332204416128">
            <text:p>2.3633220442</text:p>
          </table:table-cell>
          <table:table-cell table:formula="of:=[.G242]-[.C242]" office:value-type="float" office:value="-0.0000198628787231314">
            <text:p>-1.9862878723131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  <table:table-cell office:value-type="float" office:value="2.37334172241">
            <text:p>2.3733417224</text:p>
          </table:table-cell>
          <table:table-cell office:value-type="float" office:value="2.37944">
            <text:p>2.37944</text:p>
          </table:table-cell>
          <table:table-cell/>
          <table:table-cell table:formula="of:=[.D243]-[.C243]" office:value-type="float" office:value="0.00609827759000003">
            <text:p>0.0060982776</text:p>
          </table:table-cell>
          <table:table-cell table:formula="of:=[.$P$3]+[.D243]*[.$P$2]" office:value-type="float" office:value="2.37332610760529">
            <text:p>2.3733261076</text:p>
          </table:table-cell>
          <table:table-cell table:formula="of:=[.G243]-[.C243]" office:value-type="float" office:value="-0.0000156148047092408">
            <text:p>-1.5614804709240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  <table:table-cell office:value-type="float" office:value="2.38334563561">
            <text:p>2.3833456356</text:p>
          </table:table-cell>
          <table:table-cell office:value-type="float" office:value="2.38943">
            <text:p>2.38943</text:p>
          </table:table-cell>
          <table:table-cell/>
          <table:table-cell table:formula="of:=[.D244]-[.C244]" office:value-type="float" office:value="0.00608436438999993">
            <text:p>0.0060843644</text:p>
          </table:table-cell>
          <table:table-cell table:formula="of:=[.$P$3]+[.D244]*[.$P$2]" office:value-type="float" office:value="2.38332016698586">
            <text:p>2.383320167</text:p>
          </table:table-cell>
          <table:table-cell table:formula="of:=[.G244]-[.C244]" office:value-type="float" office:value="-0.0000254686241398794">
            <text:p>-2.5468624139879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2.39335200749">
            <text:p>2.3933520075</text:p>
          </table:table-cell>
          <table:table-cell office:value-type="float" office:value="2.39944">
            <text:p>2.39944</text:p>
          </table:table-cell>
          <table:table-cell/>
          <table:table-cell table:formula="of:=[.D245]-[.C245]" office:value-type="float" office:value="0.00608799251000036">
            <text:p>0.0060879925</text:p>
          </table:table-cell>
          <table:table-cell table:formula="of:=[.$P$3]+[.D245]*[.$P$2]" office:value-type="float" office:value="2.39333423449332">
            <text:p>2.3933342345</text:p>
          </table:table-cell>
          <table:table-cell table:formula="of:=[.G245]-[.C245]" office:value-type="float" office:value="-0.0000177729966814866">
            <text:p>-0.00001777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  <table:table-cell office:value-type="float" office:value="2.40333727561">
            <text:p>2.4033372756</text:p>
          </table:table-cell>
          <table:table-cell office:value-type="float" office:value="2.40942">
            <text:p>2.40942</text:p>
          </table:table-cell>
          <table:table-cell/>
          <table:table-cell table:formula="of:=[.D246]-[.C246]" office:value-type="float" office:value="0.00608272438999968">
            <text:p>0.0060827244</text:p>
          </table:table-cell>
          <table:table-cell table:formula="of:=[.$P$3]+[.D246]*[.$P$2]" office:value-type="float" office:value="2.40331828981044">
            <text:p>2.4033182898</text:p>
          </table:table-cell>
          <table:table-cell table:formula="of:=[.G246]-[.C246]" office:value-type="float" office:value="-0.0000189857995565035">
            <text:p>-1.8985799556503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  <table:table-cell office:value-type="float" office:value="2.41333923303">
            <text:p>2.413339233</text:p>
          </table:table-cell>
          <table:table-cell office:value-type="float" office:value="2.41941">
            <text:p>2.41941</text:p>
          </table:table-cell>
          <table:table-cell/>
          <table:table-cell table:formula="of:=[.D247]-[.C247]" office:value-type="float" office:value="0.0060707669700002">
            <text:p>0.006070767</text:p>
          </table:table-cell>
          <table:table-cell table:formula="of:=[.$P$3]+[.D247]*[.$P$2]" office:value-type="float" office:value="2.41331234919101">
            <text:p>2.4133123492</text:p>
          </table:table-cell>
          <table:table-cell table:formula="of:=[.G247]-[.C247]" office:value-type="float" office:value="-0.0000268838389865245">
            <text:p>-2.6883838986524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  <table:table-cell office:value-type="float" office:value="2.42341513745">
            <text:p>2.4234151375</text:p>
          </table:table-cell>
          <table:table-cell office:value-type="float" office:value="2.42948">
            <text:p>2.42948</text:p>
          </table:table-cell>
          <table:table-cell/>
          <table:table-cell table:formula="of:=[.D248]-[.C248]" office:value-type="float" office:value="0.00606486254999972">
            <text:p>0.0060648625</text:p>
          </table:table-cell>
          <table:table-cell table:formula="of:=[.$P$3]+[.D248]*[.$P$2]" office:value-type="float" office:value="2.42338644107914">
            <text:p>2.4233864411</text:p>
          </table:table-cell>
          <table:table-cell table:formula="of:=[.G248]-[.C248]" office:value-type="float" office:value="-0.0000286963708648891">
            <text:p>-2.86963708648891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2.43341400288">
            <text:p>2.4334140029</text:p>
          </table:table-cell>
          <table:table-cell office:value-type="float" office:value="2.43948">
            <text:p>2.43948</text:p>
          </table:table-cell>
          <table:table-cell/>
          <table:table-cell table:formula="of:=[.D249]-[.C249]" office:value-type="float" office:value="0.00606599711999989">
            <text:p>0.0060659971</text:p>
          </table:table-cell>
          <table:table-cell table:formula="of:=[.$P$3]+[.D249]*[.$P$2]" office:value-type="float" office:value="2.43339050452315">
            <text:p>2.4333905045</text:p>
          </table:table-cell>
          <table:table-cell table:formula="of:=[.G249]-[.C249]" office:value-type="float" office:value="-0.0000234983568510039">
            <text:p>-2.3498356851003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2.44340849109">
            <text:p>2.4434084911</text:p>
          </table:table-cell>
          <table:table-cell office:value-type="float" office:value="2.44947">
            <text:p>2.44947</text:p>
          </table:table-cell>
          <table:table-cell/>
          <table:table-cell table:formula="of:=[.D250]-[.C250]" office:value-type="float" office:value="0.00606150890999979">
            <text:p>0.0060615089</text:p>
          </table:table-cell>
          <table:table-cell table:formula="of:=[.$P$3]+[.D250]*[.$P$2]" office:value-type="float" office:value="2.44338456390372">
            <text:p>2.4433845639</text:p>
          </table:table-cell>
          <table:table-cell table:formula="of:=[.G250]-[.C250]" office:value-type="float" office:value="-0.0000239271862816359">
            <text:p>-2.39271862816359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  <table:table-cell office:value-type="float" office:value="2.45340687223">
            <text:p>2.4534068722</text:p>
          </table:table-cell>
          <table:table-cell office:value-type="float" office:value="2.45946">
            <text:p>2.45946</text:p>
          </table:table-cell>
          <table:table-cell/>
          <table:table-cell table:formula="of:=[.D251]-[.C251]" office:value-type="float" office:value="0.00605312777">
            <text:p>0.0060531278</text:p>
          </table:table-cell>
          <table:table-cell table:formula="of:=[.$P$3]+[.D251]*[.$P$2]" office:value-type="float" office:value="2.45337862328429">
            <text:p>2.4533786233</text:p>
          </table:table-cell>
          <table:table-cell table:formula="of:=[.G251]-[.C251]" office:value-type="float" office:value="-0.0000282489457115176">
            <text:p>-2.82489457115176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2.4634118285">
            <text:p>2.4634118285</text:p>
          </table:table-cell>
          <table:table-cell office:value-type="float" office:value="2.46946">
            <text:p>2.46946</text:p>
          </table:table-cell>
          <table:table-cell/>
          <table:table-cell table:formula="of:=[.D252]-[.C252]" office:value-type="float" office:value="0.00604817150000025">
            <text:p>0.0060481715</text:p>
          </table:table-cell>
          <table:table-cell table:formula="of:=[.$P$3]+[.D252]*[.$P$2]" office:value-type="float" office:value="2.4633826867283">
            <text:p>2.4633826867</text:p>
          </table:table-cell>
          <table:table-cell table:formula="of:=[.G252]-[.C252]" office:value-type="float" office:value="-0.0000291417716975495">
            <text:p>-2.91417716975495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  <table:table-cell office:value-type="float" office:value="2.47341160662">
            <text:p>2.4734116066</text:p>
          </table:table-cell>
          <table:table-cell office:value-type="float" office:value="2.47945">
            <text:p>2.47945</text:p>
          </table:table-cell>
          <table:table-cell/>
          <table:table-cell table:formula="of:=[.D253]-[.C253]" office:value-type="float" office:value="0.0060383933799999">
            <text:p>0.0060383934</text:p>
          </table:table-cell>
          <table:table-cell table:formula="of:=[.$P$3]+[.D253]*[.$P$2]" office:value-type="float" office:value="2.47337674610887">
            <text:p>2.4733767461</text:p>
          </table:table-cell>
          <table:table-cell table:formula="of:=[.G253]-[.C253]" office:value-type="float" office:value="-0.0000348605111284428">
            <text:p>-3.48605111284428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  <table:table-cell office:value-type="float" office:value="2.48340579681">
            <text:p>2.4834057968</text:p>
          </table:table-cell>
          <table:table-cell office:value-type="float" office:value="2.48944">
            <text:p>2.48944</text:p>
          </table:table-cell>
          <table:table-cell/>
          <table:table-cell table:formula="of:=[.D254]-[.C254]" office:value-type="float" office:value="0.00603420319000003">
            <text:p>0.0060342032</text:p>
          </table:table-cell>
          <table:table-cell table:formula="of:=[.$P$3]+[.D254]*[.$P$2]" office:value-type="float" office:value="2.48337080548944">
            <text:p>2.4833708055</text:p>
          </table:table-cell>
          <table:table-cell table:formula="of:=[.G254]-[.C254]" office:value-type="float" office:value="-0.0000349913205583974">
            <text:p>-3.49913205583974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2.49340846203">
            <text:p>2.493408462</text:p>
          </table:table-cell>
          <table:table-cell office:value-type="float" office:value="2.49943">
            <text:p>2.49943</text:p>
          </table:table-cell>
          <table:table-cell/>
          <table:table-cell table:formula="of:=[.D255]-[.C255]" office:value-type="float" office:value="0.00602153797000016">
            <text:p>0.006021538</text:p>
          </table:table-cell>
          <table:table-cell table:formula="of:=[.$P$3]+[.D255]*[.$P$2]" office:value-type="float" office:value="2.49336486487001">
            <text:p>2.4933648649</text:p>
          </table:table-cell>
          <table:table-cell table:formula="of:=[.G255]-[.C255]" office:value-type="float" office:value="-0.0000435971599888063">
            <text:p>-4.35971599888063E-005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  <table:table-cell office:value-type="float" office:value="2.5">
            <text:p>2.5</text:p>
          </table:table-cell>
          <table:table-cell office:value-type="float" office:value="2.50942">
            <text:p>2.50942</text:p>
          </table:table-cell>
          <table:table-cell/>
          <table:table-cell table:formula="of:=[.D256]-[.C256]" office:value-type="float" office:value="0.00941999999999998">
            <text:p>0.00942</text:p>
          </table:table-cell>
          <table:table-cell table:formula="of:=[.$P$3]+[.D256]*[.$P$2]" office:value-type="float" office:value="2.50335892425058">
            <text:p>2.5033589243</text:p>
          </table:table-cell>
          <table:table-cell table:formula="of:=[.G256]-[.C256]" office:value-type="float" office:value="0.00335892425058093">
            <text:p>0.0033589243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  <table:table-cell office:value-type="float" office:value="2.5">
            <text:p>2.5</text:p>
          </table:table-cell>
          <table:table-cell office:value-type="float" office:value="2.51941">
            <text:p>2.51941</text:p>
          </table:table-cell>
          <table:table-cell/>
          <table:table-cell table:formula="of:=[.D257]-[.C257]" office:value-type="float" office:value="0.0194100000000002">
            <text:p>0.01941</text:p>
          </table:table-cell>
          <table:table-cell table:formula="of:=[.$P$3]+[.D257]*[.$P$2]" office:value-type="float" office:value="2.51335298363115">
            <text:p>2.5133529836</text:p>
          </table:table-cell>
          <table:table-cell table:formula="of:=[.G257]-[.C257]" office:value-type="float" office:value="0.0133529836311506">
            <text:p>0.0133529836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2.5">
            <text:p>2.5</text:p>
          </table:table-cell>
          <table:table-cell office:value-type="float" office:value="2.5294">
            <text:p>2.5294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5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10T15:45:31</dc:date>
    <dc:creator>Mark Thoren</dc:creator>
    <meta:generator>OpenOffice.org/3.3$Unix OpenOffice.org_project/330m20$Build-9567</meta:generator>
    <meta:editing-duration>PT15H53M15S</meta:editing-duration>
    <meta:editing-cycles>4</meta:editing-cycles>
    <meta:document-statistic meta:table-count="2" meta:cell-count="17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01" chart:maximum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68cm" svg:height="16.024cm" xlink:href=".." xlink:type="simple" chart:class="chart:scatter" chart:style-name="ch1">
        <chart:plot-area chart:style-name="ch2" table:cell-range-address="Sheet1.D5:Sheet1.D257 Sheet1.H5:Sheet1.H257" svg:x="1.013cm" svg:y="1.415cm" svg:width="26.029cm" svg:height="13.869cm">
          <chartooo:coordinate-region svg:x="2.649cm" svg:y="1.612cm" svg:width="24.287cm" svg:height="13.47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57" chart:class="chart:scatter">
            <chart:domain table:cell-range-address="Sheet1.D5:Sheet1.D257"/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5:Sheet1.D257</svg:desc>
                </draw:g>
              </table:table-cell>
              <table:table-cell office:value-type="float" office:value="-0.00701031697784226">
                <text:p>-0.00701031697784226</text:p>
                <draw:g>
                  <svg:desc>Sheet1.H5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6">
                <text:p>0.01006</text:p>
              </table:table-cell>
              <table:table-cell office:value-type="float" office:value="0.000041917906938871">
                <text:p>0.000041917906938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04">
                <text:p>0.02004</text:p>
              </table:table-cell>
              <table:table-cell office:value-type="float" office:value="0.0000162485772945576">
                <text:p>0.0000162485772945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03">
                <text:p>0.03003</text:p>
              </table:table-cell>
              <table:table-cell office:value-type="float" office:value="0.0000118150612642629">
                <text:p>0.0000118150612642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03">
                <text:p>0.04003</text:p>
              </table:table-cell>
              <table:table-cell office:value-type="float" office:value="0.00000987914877797341">
                <text:p>0.0000098791487779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2">
                <text:p>0.05002</text:p>
              </table:table-cell>
              <table:table-cell office:value-type="float" office:value="0.00000842586504767873">
                <text:p>0.00000842586504767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001">
                <text:p>0.06001</text:p>
              </table:table-cell>
              <table:table-cell office:value-type="float" office:value="0.0000110145212173854">
                <text:p>0.0000110145212173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812700068708594">
                <text:p>0.00000812700068708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498036890078657">
                <text:p>0.00000498036890078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99">
                <text:p>0.08999</text:p>
              </table:table-cell>
              <table:table-cell office:value-type="float" office:value="0.00000507308057048905">
                <text:p>0.00000507308057048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98">
                <text:p>0.09998</text:p>
              </table:table-cell>
              <table:table-cell office:value-type="float" office:value="0.00000561282714020561">
                <text:p>0.00000561282714020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97">
                <text:p>0.10997</text:p>
              </table:table-cell>
              <table:table-cell office:value-type="float" office:value="0.00000147733470991229">
                <text:p>0.00000147733470991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997">
                <text:p>0.11997</text:p>
              </table:table-cell>
              <table:table-cell office:value-type="float" office:value="-0.000000365446276365255">
                <text:p>-0.000000365446276365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96">
                <text:p>0.12996</text:p>
              </table:table-cell>
              <table:table-cell office:value-type="float" office:value="-0.0000000492167066545868">
                <text:p>-0.0000000492167066545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995">
                <text:p>0.13995</text:p>
              </table:table-cell>
              <table:table-cell office:value-type="float" office:value="0.000000732673863024225">
                <text:p>0.00000073267386302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002">
                <text:p>0.15002</text:p>
              </table:table-cell>
              <table:table-cell office:value-type="float" office:value="-0.0000000740390151687809">
                <text:p>-0.0000000740390151687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001">
                <text:p>0.16001</text:p>
              </table:table-cell>
              <table:table-cell office:value-type="float" office:value="-0.00000350172644544844">
                <text:p>-0.000003501726445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67245228757562">
                <text:p>-0.0000067245228757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98">
                <text:p>0.17998</text:p>
              </table:table-cell>
              <table:table-cell office:value-type="float" office:value="-0.00000946469075008283">
                <text:p>-0.00000946469075008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998">
                <text:p>0.18998</text:p>
              </table:table-cell>
              <table:table-cell office:value-type="float" office:value="-0.00000314908573637029">
                <text:p>-0.00000314908573637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98">
                <text:p>0.19998</text:p>
              </table:table-cell>
              <table:table-cell office:value-type="float" office:value="-0.000000726407722639877">
                <text:p>-0.000000726407722639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8">
                <text:p>0.20998</text:p>
              </table:table-cell>
              <table:table-cell office:value-type="float" office:value="-0.000000259508708883027">
                <text:p>-0.000000259508708883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996">
                <text:p>0.21996</text:p>
              </table:table-cell>
              <table:table-cell office:value-type="float" office:value="-0.000000820381583221952">
                <text:p>-0.000000820381583221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95">
                <text:p>0.22995</text:p>
              </table:table-cell>
              <table:table-cell office:value-type="float" office:value="-0.00000598032901352741">
                <text:p>-0.00000598032901352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995">
                <text:p>0.2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994">
                <text:p>0.24994</text:p>
              </table:table-cell>
              <table:table-cell office:value-type="float" office:value="-0.00000316691743007524">
                <text:p>-0.00000316691743007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993">
                <text:p>0.25993</text:p>
              </table:table-cell>
              <table:table-cell office:value-type="float" office:value="0.00000515868613959469">
                <text:p>0.00000515868613959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992">
                <text:p>0.26992</text:p>
              </table:table-cell>
              <table:table-cell office:value-type="float" office:value="0.000000464399709354524">
                <text:p>0.000000464399709354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2">
                <text:p>0.27992</text:p>
              </table:table-cell>
              <table:table-cell office:value-type="float" office:value="0.00000810248372301592">
                <text:p>0.000008102483723015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999">
                <text:p>0.28999</text:p>
              </table:table-cell>
              <table:table-cell office:value-type="float" office:value="0.00000839473184482964">
                <text:p>0.00000839473184482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998">
                <text:p>0.29998</text:p>
              </table:table-cell>
              <table:table-cell office:value-type="float" office:value="0.0000117470724145807">
                <text:p>0.0000117470724145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997">
                <text:p>0.30997</text:p>
              </table:table-cell>
              <table:table-cell office:value-type="float" office:value="0.00000556266998424926">
                <text:p>0.00000556266998424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996">
                <text:p>0.31996</text:p>
              </table:table-cell>
              <table:table-cell office:value-type="float" office:value="0.0000091944075539252">
                <text:p>0.0000091944075539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995">
                <text:p>0.32995</text:p>
              </table:table-cell>
              <table:table-cell office:value-type="float" office:value="0.00000869107312362338">
                <text:p>0.00000869107312362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994">
                <text:p>0.33994</text:p>
              </table:table-cell>
              <table:table-cell office:value-type="float" office:value="0.0000123041836933568">
                <text:p>0.0000123041836933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993">
                <text:p>0.34993</text:p>
              </table:table-cell>
              <table:table-cell office:value-type="float" office:value="0.0000136262412630539">
                <text:p>0.00001362624126305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993">
                <text:p>0.35993</text:p>
              </table:table-cell>
              <table:table-cell office:value-type="float" office:value="0.0000171665052767778">
                <text:p>0.000017166505276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92">
                <text:p>0.36992</text:p>
              </table:table-cell>
              <table:table-cell office:value-type="float" office:value="0.0000145211288464786">
                <text:p>0.0000145211288464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1">
                <text:p>0.37991</text:p>
              </table:table-cell>
              <table:table-cell office:value-type="float" office:value="0.0000193263334161697">
                <text:p>0.00001932633341616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99">
                <text:p>0.3899</text:p>
              </table:table-cell>
              <table:table-cell office:value-type="float" office:value="0.0000154143579859101">
                <text:p>0.0000154143579859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99">
                <text:p>0.3999</text:p>
              </table:table-cell>
              <table:table-cell office:value-type="float" office:value="0.0000226426589996498">
                <text:p>0.0000226426589996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989">
                <text:p>0.40989</text:p>
              </table:table-cell>
              <table:table-cell office:value-type="float" office:value="0.000021208001569295">
                <text:p>0.000021208001569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989">
                <text:p>0.41989</text:p>
              </table:table-cell>
              <table:table-cell office:value-type="float" office:value="0.0000295725175830097">
                <text:p>0.0000295725175830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996">
                <text:p>0.42996</text:p>
              </table:table-cell>
              <table:table-cell office:value-type="float" office:value="0.0000285795397048094">
                <text:p>0.0000285795397048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995">
                <text:p>0.43995</text:p>
              </table:table-cell>
              <table:table-cell office:value-type="float" office:value="0.0000301809942745423">
                <text:p>0.0000301809942745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993">
                <text:p>0.44993</text:p>
              </table:table-cell>
              <table:table-cell office:value-type="float" office:value="0.0000250566404002006">
                <text:p>0.0000250566404002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993">
                <text:p>0.45993</text:p>
              </table:table-cell>
              <table:table-cell office:value-type="float" office:value="0.000034240719413936">
                <text:p>0.000034240719413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992">
                <text:p>0.46992</text:p>
              </table:table-cell>
              <table:table-cell office:value-type="float" office:value="0.0000289131339836768">
                <text:p>0.0000289131339836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991">
                <text:p>0.47991</text:p>
              </table:table-cell>
              <table:table-cell office:value-type="float" office:value="0.0000317998135533903">
                <text:p>0.0000317998135533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99">
                <text:p>0.4899</text:p>
              </table:table-cell>
              <table:table-cell office:value-type="float" office:value="0.0000374245811229912">
                <text:p>0.0000374245811229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989">
                <text:p>0.49989</text:p>
              </table:table-cell>
              <table:table-cell office:value-type="float" office:value="0.0000379643276927632">
                <text:p>0.0000379643276927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989">
                <text:p>0.50989</text:p>
              </table:table-cell>
              <table:table-cell office:value-type="float" office:value="0.0000393811767064323">
                <text:p>0.0000393811767064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988">
                <text:p>0.51988</text:p>
              </table:table-cell>
              <table:table-cell office:value-type="float" office:value="0.0000372759672760958">
                <text:p>0.00003727596727609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987">
                <text:p>0.52987</text:p>
              </table:table-cell>
              <table:table-cell office:value-type="float" office:value="0.0000422115568458059">
                <text:p>0.0000422115568458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986">
                <text:p>0.53986</text:p>
              </table:table-cell>
              <table:table-cell office:value-type="float" office:value="0.0000410376694155445">
                <text:p>0.0000410376694155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986">
                <text:p>0.54986</text:p>
              </table:table-cell>
              <table:table-cell office:value-type="float" office:value="0.0000410947874293077">
                <text:p>0.000041094787429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985">
                <text:p>0.55985</text:p>
              </table:table-cell>
              <table:table-cell office:value-type="float" office:value="0.0000440559719990796">
                <text:p>0.0000440559719990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984">
                <text:p>0.56984</text:p>
              </table:table-cell>
              <table:table-cell office:value-type="float" office:value="0.0000481719975686801">
                <text:p>0.0000481719975686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991">
                <text:p>0.57991</text:p>
              </table:table-cell>
              <table:table-cell office:value-type="float" office:value="0.0000497122176904563">
                <text:p>0.00004971221769045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99">
                <text:p>0.5899</text:p>
              </table:table-cell>
              <table:table-cell office:value-type="float" office:value="0.000044682655260142">
                <text:p>0.000044682655260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99">
                <text:p>0.5999</text:p>
              </table:table-cell>
              <table:table-cell office:value-type="float" office:value="0.0000493963862738811">
                <text:p>0.0000493963862738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988">
                <text:p>0.60988</text:p>
              </table:table-cell>
              <table:table-cell office:value-type="float" office:value="0.0000468611093996651">
                <text:p>0.0000468611093996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988">
                <text:p>0.61988</text:p>
              </table:table-cell>
              <table:table-cell office:value-type="float" office:value="0.0000520405014133862">
                <text:p>0.0000520405014133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987">
                <text:p>0.62987</text:p>
              </table:table-cell>
              <table:table-cell office:value-type="float" office:value="0.0000471599509830334">
                <text:p>0.0000471599509830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987">
                <text:p>0.63987</text:p>
              </table:table-cell>
              <table:table-cell office:value-type="float" office:value="0.0000578341459968046">
                <text:p>0.0000578341459968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985">
                <text:p>0.64985</text:p>
              </table:table-cell>
              <table:table-cell office:value-type="float" office:value="0.0000561556851224054">
                <text:p>0.0000561556851224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985">
                <text:p>0.65985</text:p>
              </table:table-cell>
              <table:table-cell office:value-type="float" office:value="0.0000626016761361425">
                <text:p>0.0000626016761361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984">
                <text:p>0.66984</text:p>
              </table:table-cell>
              <table:table-cell office:value-type="float" office:value="0.000057627992705922">
                <text:p>0.000057627992705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984">
                <text:p>0.67984</text:p>
              </table:table-cell>
              <table:table-cell office:value-type="float" office:value="0.0000611496307196813">
                <text:p>0.0000611496307196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982">
                <text:p>0.68982</text:p>
              </table:table-cell>
              <table:table-cell office:value-type="float" office:value="0.0000612406838452761">
                <text:p>0.00006124068384527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981">
                <text:p>0.69981</text:p>
              </table:table-cell>
              <table:table-cell office:value-type="float" office:value="0.0000558572184149453">
                <text:p>0.00005585721841494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0981">
                <text:p>0.70981</text:p>
              </table:table-cell>
              <table:table-cell office:value-type="float" office:value="0.0000620610654286091">
                <text:p>0.0000620610654286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988">
                <text:p>0.71988</text:p>
              </table:table-cell>
              <table:table-cell office:value-type="float" office:value="0.000063657165550568">
                <text:p>0.000063657165550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987">
                <text:p>0.72987</text:p>
              </table:table-cell>
              <table:table-cell office:value-type="float" office:value="0.0000624460251201775">
                <text:p>0.0000624460251201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986">
                <text:p>0.73986</text:p>
              </table:table-cell>
              <table:table-cell office:value-type="float" office:value="0.0000628553866899306">
                <text:p>0.0000628553866899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986">
                <text:p>0.74986</text:p>
              </table:table-cell>
              <table:table-cell office:value-type="float" office:value="0.0000682210437036312">
                <text:p>0.00006822104370363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985">
                <text:p>0.75985</text:p>
              </table:table-cell>
              <table:table-cell office:value-type="float" office:value="0.0000654639082732222">
                <text:p>0.0000654639082732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984">
                <text:p>0.76984</text:p>
              </table:table-cell>
              <table:table-cell office:value-type="float" office:value="0.00006918877784301">
                <text:p>0.00006918877784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984">
                <text:p>0.77984</text:p>
              </table:table-cell>
              <table:table-cell office:value-type="float" office:value="0.0000742191578567697">
                <text:p>0.0000742191578567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982">
                <text:p>0.78982</text:p>
              </table:table-cell>
              <table:table-cell office:value-type="float" office:value="0.0000639539039825054">
                <text:p>0.00006395390398250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982">
                <text:p>0.79982</text:p>
              </table:table-cell>
              <table:table-cell office:value-type="float" office:value="0.0000743673289962388">
                <text:p>0.00007436732899623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0981">
                <text:p>0.80981</text:p>
              </table:table-cell>
              <table:table-cell office:value-type="float" office:value="0.0000770491175658972">
                <text:p>0.00007704911756589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98">
                <text:p>0.8198</text:p>
              </table:table-cell>
              <table:table-cell office:value-type="float" office:value="0.0000761732531355808">
                <text:p>0.00007617325313558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98">
                <text:p>0.8298</text:p>
              </table:table-cell>
              <table:table-cell office:value-type="float" office:value="0.0000764725151493062">
                <text:p>0.0000764725151493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979">
                <text:p>0.83979</text:p>
              </table:table-cell>
              <table:table-cell office:value-type="float" office:value="0.0000774406697189311">
                <text:p>0.0000774406697189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978">
                <text:p>0.84978</text:p>
              </table:table-cell>
              <table:table-cell office:value-type="float" office:value="0.0000748884252886883">
                <text:p>0.0000748884252886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986">
                <text:p>0.85986</text:p>
              </table:table-cell>
              <table:table-cell office:value-type="float" office:value="0.0000817202168544862">
                <text:p>0.0000817202168544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984">
                <text:p>0.86984</text:p>
              </table:table-cell>
              <table:table-cell office:value-type="float" office:value="0.0000731127169801837">
                <text:p>0.0000731127169801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983">
                <text:p>0.87983</text:p>
              </table:table-cell>
              <table:table-cell office:value-type="float" office:value="0.0000764464315500257">
                <text:p>0.0000764464315500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982">
                <text:p>0.88982</text:p>
              </table:table-cell>
              <table:table-cell office:value-type="float" office:value="0.0000746578711195989">
                <text:p>0.0000746578711195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982">
                <text:p>0.89982</text:p>
              </table:table-cell>
              <table:table-cell office:value-type="float" office:value="0.0000752924091332874">
                <text:p>0.00007529240913328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0981">
                <text:p>0.90981</text:p>
              </table:table-cell>
              <table:table-cell office:value-type="float" office:value="0.0000764282027031493">
                <text:p>0.0000764282027031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98">
                <text:p>0.9198</text:p>
              </table:table-cell>
              <table:table-cell office:value-type="float" office:value="0.0000801344452726616">
                <text:p>0.0000801344452726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979">
                <text:p>0.92979</text:p>
              </table:table-cell>
              <table:table-cell office:value-type="float" office:value="0.0000774331898424352">
                <text:p>0.0000774331898424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79">
                <text:p>0.93979</text:p>
              </table:table-cell>
              <table:table-cell office:value-type="float" office:value="0.0000799303728561407">
                <text:p>0.00007993037285614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978">
                <text:p>0.94978</text:p>
              </table:table-cell>
              <table:table-cell office:value-type="float" office:value="0.0000832827134258363">
                <text:p>0.0000832827134258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976">
                <text:p>0.95976</text:p>
              </table:table-cell>
              <table:table-cell office:value-type="float" office:value="0.000078009348551511">
                <text:p>0.000078009348551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975">
                <text:p>0.96975</text:p>
              </table:table-cell>
              <table:table-cell office:value-type="float" office:value="0.0000776922781212663">
                <text:p>0.0000776922781212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976">
                <text:p>0.97976</text:p>
              </table:table-cell>
              <table:table-cell office:value-type="float" office:value="0.0000879769765790295">
                <text:p>0.0000879769765790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975">
                <text:p>0.98975</text:p>
              </table:table-cell>
              <table:table-cell office:value-type="float" office:value="0.000085238468148785">
                <text:p>0.000085238468148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973">
                <text:p>0.99973</text:p>
              </table:table-cell>
              <table:table-cell office:value-type="float" office:value="0.0000796298262744077">
                <text:p>0.0000796298262744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098">
                <text:p>1.0098</text:p>
              </table:table-cell>
              <table:table-cell office:value-type="float" office:value="0.0000787299793960638">
                <text:p>0.00007872997939606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98">
                <text:p>1.0198</text:p>
              </table:table-cell>
              <table:table-cell office:value-type="float" office:value="0.0000816742034097651">
                <text:p>0.00008167420340976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979">
                <text:p>1.02979</text:p>
              </table:table-cell>
              <table:table-cell office:value-type="float" office:value="0.0000781161239793437">
                <text:p>0.0000781161239793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978">
                <text:p>1.03978</text:p>
              </table:table-cell>
              <table:table-cell office:value-type="float" office:value="0.000083983034549151">
                <text:p>0.0000839830345491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977">
                <text:p>1.04977</text:p>
              </table:table-cell>
              <table:table-cell office:value-type="float" office:value="0.0000814494251188957">
                <text:p>0.0000814494251188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977">
                <text:p>1.05977</text:p>
              </table:table-cell>
              <table:table-cell office:value-type="float" office:value="0.0000851759491327098">
                <text:p>0.0000851759491327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977">
                <text:p>1.06977</text:p>
              </table:table-cell>
              <table:table-cell office:value-type="float" office:value="0.0000885485731463298">
                <text:p>0.0000885485731463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975">
                <text:p>1.07975</text:p>
              </table:table-cell>
              <table:table-cell office:value-type="float" office:value="0.0000872799002717972">
                <text:p>0.0000872799002717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974">
                <text:p>1.08974</text:p>
              </table:table-cell>
              <table:table-cell office:value-type="float" office:value="0.0000817660508416473">
                <text:p>0.00008176605084164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974">
                <text:p>1.09974</text:p>
              </table:table-cell>
              <table:table-cell office:value-type="float" office:value="0.0000926637548555043">
                <text:p>0.00009266375485550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973">
                <text:p>1.10973</text:p>
              </table:table-cell>
              <table:table-cell office:value-type="float" office:value="0.0000876341954252347">
                <text:p>0.00008763419542523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971">
                <text:p>1.11971</text:p>
              </table:table-cell>
              <table:table-cell office:value-type="float" office:value="0.0000839999625508181">
                <text:p>0.0000839999625508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971">
                <text:p>1.12971</text:p>
              </table:table-cell>
              <table:table-cell office:value-type="float" office:value="0.0000898126465644911">
                <text:p>0.0000898126465644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971">
                <text:p>1.13971</text:p>
              </table:table-cell>
              <table:table-cell office:value-type="float" office:value="0.0000937627005783703">
                <text:p>0.00009376270057837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978">
                <text:p>1.14978</text:p>
              </table:table-cell>
              <table:table-cell office:value-type="float" office:value="0.0000901620186999352">
                <text:p>0.0000901620186999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977">
                <text:p>1.15977</text:p>
              </table:table-cell>
              <table:table-cell office:value-type="float" office:value="0.0000948368392696963">
                <text:p>0.0000948368392696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976">
                <text:p>1.16976</text:p>
              </table:table-cell>
              <table:table-cell office:value-type="float" office:value="0.0000908876098395517">
                <text:p>0.0000908876098395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975">
                <text:p>1.17975</text:p>
              </table:table-cell>
              <table:table-cell office:value-type="float" office:value="0.0000864168404093313">
                <text:p>0.0000864168404093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974">
                <text:p>1.18974</text:p>
              </table:table-cell>
              <table:table-cell office:value-type="float" office:value="0.0000830077809790275">
                <text:p>0.0000830077809790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974">
                <text:p>1.19974</text:p>
              </table:table-cell>
              <table:table-cell office:value-type="float" office:value="0.0000939241149926495">
                <text:p>0.0000939241149926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0973">
                <text:p>1.20973</text:p>
              </table:table-cell>
              <table:table-cell office:value-type="float" office:value="0.0000916698955624184">
                <text:p>0.0000916698955624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1972">
                <text:p>1.21972</text:p>
              </table:table-cell>
              <table:table-cell office:value-type="float" office:value="0.0000848708161320655">
                <text:p>0.00008487081613206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972">
                <text:p>1.22972</text:p>
              </table:table-cell>
              <table:table-cell office:value-type="float" office:value="0.0000919687401457203">
                <text:p>0.00009196874014572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971">
                <text:p>1.23971</text:p>
              </table:table-cell>
              <table:table-cell office:value-type="float" office:value="0.0000923967207155929">
                <text:p>0.00009239672071559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97">
                <text:p>1.2497</text:p>
              </table:table-cell>
              <table:table-cell office:value-type="float" office:value="0.0000861005612851073">
                <text:p>0.0000861005612851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597">
                <text:p>1.2597</text:p>
              </table:table-cell>
              <table:table-cell office:value-type="float" office:value="0.0000898270952989222">
                <text:p>0.00008982709529892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6968">
                <text:p>1.26968</text:p>
              </table:table-cell>
              <table:table-cell office:value-type="float" office:value="0.0000854664224247959">
                <text:p>0.00008546642242479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7968">
                <text:p>1.27968</text:p>
              </table:table-cell>
              <table:table-cell office:value-type="float" office:value="0.0000900870164382006">
                <text:p>0.00009008701643820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975">
                <text:p>1.28975</text:p>
              </table:table-cell>
              <table:table-cell office:value-type="float" office:value="0.0000858344145600043">
                <text:p>0.00008583441456000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974">
                <text:p>1.29974</text:p>
              </table:table-cell>
              <table:table-cell office:value-type="float" office:value="0.0000862996551296291">
                <text:p>0.00008629965512962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0973">
                <text:p>1.30973</text:p>
              </table:table-cell>
              <table:table-cell office:value-type="float" office:value="0.0000882736356995206">
                <text:p>0.00008827363569952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1972">
                <text:p>1.31972</text:p>
              </table:table-cell>
              <table:table-cell office:value-type="float" office:value="0.000088254596269266">
                <text:p>0.0000882545962692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2972">
                <text:p>1.32972</text:p>
              </table:table-cell>
              <table:table-cell office:value-type="float" office:value="0.0000874548902829453">
                <text:p>0.0000874548902829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3971">
                <text:p>1.33971</text:p>
              </table:table-cell>
              <table:table-cell office:value-type="float" office:value="0.0000895406308525359">
                <text:p>0.0000895406308525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497">
                <text:p>1.3497</text:p>
              </table:table-cell>
              <table:table-cell office:value-type="float" office:value="0.0000911607114222335">
                <text:p>0.0000911607114222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5969">
                <text:p>1.35969</text:p>
              </table:table-cell>
              <table:table-cell office:value-type="float" office:value="0.0000869320919920646">
                <text:p>0.00008693209199206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6969">
                <text:p>1.36969</text:p>
              </table:table-cell>
              <table:table-cell office:value-type="float" office:value="0.0000865607960058856">
                <text:p>0.00008656079600588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7968">
                <text:p>1.37968</text:p>
              </table:table-cell>
              <table:table-cell office:value-type="float" office:value="0.0000868584065754074">
                <text:p>0.0000868584065754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8967">
                <text:p>1.38967</text:p>
              </table:table-cell>
              <table:table-cell office:value-type="float" office:value="0.0000896892071449162">
                <text:p>0.00008968920714491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9966">
                <text:p>1.39966</text:p>
              </table:table-cell>
              <table:table-cell office:value-type="float" office:value="0.0000871742077146465">
                <text:p>0.00008717420771464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0966">
                <text:p>1.40966</text:p>
              </table:table-cell>
              <table:table-cell office:value-type="float" office:value="0.0000901184317285697">
                <text:p>0.00009011843172856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964">
                <text:p>1.41964</text:p>
              </table:table-cell>
              <table:table-cell office:value-type="float" office:value="0.0000832804388541941">
                <text:p>0.00008328043885419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2971">
                <text:p>1.42971</text:p>
              </table:table-cell>
              <table:table-cell office:value-type="float" office:value="0.0000899429369760618">
                <text:p>0.00008994293697606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397">
                <text:p>1.4397</text:p>
              </table:table-cell>
              <table:table-cell office:value-type="float" office:value="0.0000863476075456671">
                <text:p>0.0000863476075456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497">
                <text:p>1.4497</text:p>
              </table:table-cell>
              <table:table-cell office:value-type="float" office:value="0.0000868145115593411">
                <text:p>0.00008681451155934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597">
                <text:p>1.4597</text:p>
              </table:table-cell>
              <table:table-cell office:value-type="float" office:value="0.0000862197055730984">
                <text:p>0.0000862197055730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6968">
                <text:p>1.46968</text:p>
              </table:table-cell>
              <table:table-cell office:value-type="float" office:value="0.000084485362698894">
                <text:p>0.0000844853626988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7968">
                <text:p>1.47968</text:p>
              </table:table-cell>
              <table:table-cell office:value-type="float" office:value="0.000089050086712561">
                <text:p>0.0000890500867125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967">
                <text:p>1.48967</text:p>
              </table:table-cell>
              <table:table-cell office:value-type="float" office:value="0.0000839646372823299">
                <text:p>0.0000839646372823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966">
                <text:p>1.49966</text:p>
              </table:table-cell>
              <table:table-cell office:value-type="float" office:value="0.0000801085478518981">
                <text:p>0.0000801085478518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0965">
                <text:p>1.50965</text:p>
              </table:table-cell>
              <table:table-cell office:value-type="float" office:value="0.0000852490284217744">
                <text:p>0.0000852490284217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1964">
                <text:p>1.51964</text:p>
              </table:table-cell>
              <table:table-cell office:value-type="float" office:value="0.0000799400689912577">
                <text:p>0.00007994006899125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2964">
                <text:p>1.52964</text:p>
              </table:table-cell>
              <table:table-cell office:value-type="float" office:value="0.0000835362130049422">
                <text:p>0.0000835362130049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3964">
                <text:p>1.53964</text:p>
              </table:table-cell>
              <table:table-cell office:value-type="float" office:value="0.0000846922870185729">
                <text:p>0.0000846922870185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962">
                <text:p>1.54962</text:p>
              </table:table-cell>
              <table:table-cell office:value-type="float" office:value="0.0000821570141447126">
                <text:p>0.0000821570141447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5962">
                <text:p>1.55962</text:p>
              </table:table-cell>
              <table:table-cell office:value-type="float" office:value="0.0000823631381583478">
                <text:p>0.0000823631381583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6961">
                <text:p>1.56961</text:p>
              </table:table-cell>
              <table:table-cell office:value-type="float" office:value="0.0000813568887279015">
                <text:p>0.0000813568887279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7967">
                <text:p>1.57967</text:p>
              </table:table-cell>
              <table:table-cell office:value-type="float" office:value="0.0000750909734057448">
                <text:p>0.00007509097340574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8966">
                <text:p>1.58966</text:p>
              </table:table-cell>
              <table:table-cell office:value-type="float" office:value="0.0000750905439752536">
                <text:p>0.0000750905439752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965">
                <text:p>1.59965</text:p>
              </table:table-cell>
              <table:table-cell office:value-type="float" office:value="0.0000727990745450491">
                <text:p>0.00007279907454504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0965">
                <text:p>1.60965</text:p>
              </table:table-cell>
              <table:table-cell office:value-type="float" office:value="0.0000740855385588102">
                <text:p>0.0000740855385588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1965">
                <text:p>1.61965</text:p>
              </table:table-cell>
              <table:table-cell office:value-type="float" office:value="0.000081351092572568">
                <text:p>0.0000813510925725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2963">
                <text:p>1.62963</text:p>
              </table:table-cell>
              <table:table-cell office:value-type="float" office:value="0.0000719612796984403">
                <text:p>0.0000719612796984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3963">
                <text:p>1.63963</text:p>
              </table:table-cell>
              <table:table-cell office:value-type="float" office:value="0.0000778671037118261">
                <text:p>0.00007786710371182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4962">
                <text:p>1.64962</text:p>
              </table:table-cell>
              <table:table-cell office:value-type="float" office:value="0.0000716640742819408">
                <text:p>0.00007166407428194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5962">
                <text:p>1.65962</text:p>
              </table:table-cell>
              <table:table-cell office:value-type="float" office:value="0.0000786129782954781">
                <text:p>0.00007861297829547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6961">
                <text:p>1.66961</text:p>
              </table:table-cell>
              <table:table-cell office:value-type="float" office:value="0.0000739186988651941">
                <text:p>0.00007391869886519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796">
                <text:p>1.6796</text:p>
              </table:table-cell>
              <table:table-cell office:value-type="float" office:value="0.0000696155594346326">
                <text:p>0.00006961555943463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8959">
                <text:p>1.68959</text:p>
              </table:table-cell>
              <table:table-cell office:value-type="float" office:value="0.0000667280400044046">
                <text:p>0.00006672804000440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69958">
                <text:p>1.69958</text:p>
              </table:table-cell>
              <table:table-cell office:value-type="float" office:value="0.0000710862105743892">
                <text:p>0.00007108621057438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0958">
                <text:p>1.70958</text:p>
              </table:table-cell>
              <table:table-cell office:value-type="float" office:value="0.000074086314587829">
                <text:p>0.0000740863145878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1965">
                <text:p>1.71965</text:p>
              </table:table-cell>
              <table:table-cell office:value-type="float" office:value="0.0000721061327098038">
                <text:p>0.00007210613270980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2963">
                <text:p>1.72963</text:p>
              </table:table-cell>
              <table:table-cell office:value-type="float" office:value="0.0000632937398357125">
                <text:p>0.0000632937398357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3962">
                <text:p>1.73962</text:p>
              </table:table-cell>
              <table:table-cell office:value-type="float" office:value="0.0000647648104050713">
                <text:p>0.0000647648104050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4961">
                <text:p>1.74961</text:p>
              </table:table-cell>
              <table:table-cell office:value-type="float" office:value="0.0000629948709749417">
                <text:p>0.0000629948709749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5961">
                <text:p>1.75961</text:p>
              </table:table-cell>
              <table:table-cell office:value-type="float" office:value="0.0000618412749884278">
                <text:p>0.00006184127498842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696">
                <text:p>1.7696</text:p>
              </table:table-cell>
              <table:table-cell office:value-type="float" office:value="0.0000585625955582536">
                <text:p>0.00005856259555825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7959">
                <text:p>1.77959</text:p>
              </table:table-cell>
              <table:table-cell office:value-type="float" office:value="0.0000600336661282785">
                <text:p>0.00006003366612827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8958">
                <text:p>1.78958</text:p>
              </table:table-cell>
              <table:table-cell office:value-type="float" office:value="0.000056382466697702">
                <text:p>0.000056382466697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9958">
                <text:p>1.79958</text:p>
              </table:table-cell>
              <table:table-cell office:value-type="float" office:value="0.0000554523807114737">
                <text:p>0.00005545238071147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0957">
                <text:p>1.80957</text:p>
              </table:table-cell>
              <table:table-cell office:value-type="float" office:value="0.000054874541280947">
                <text:p>0.0000548745412809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1956">
                <text:p>1.81956</text:p>
              </table:table-cell>
              <table:table-cell office:value-type="float" office:value="0.0000554142818507408">
                <text:p>0.0000554142818507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2956">
                <text:p>1.82956</text:p>
              </table:table-cell>
              <table:table-cell office:value-type="float" office:value="0.0000612642258646101">
                <text:p>0.0000612642258646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3955">
                <text:p>1.83955</text:p>
              </table:table-cell>
              <table:table-cell office:value-type="float" office:value="0.0000529005264340299">
                <text:p>0.0000529005264340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4955">
                <text:p>1.84955</text:p>
              </table:table-cell>
              <table:table-cell office:value-type="float" office:value="0.0000585083304478484">
                <text:p>0.0000585083304478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5961">
                <text:p>1.85961</text:p>
              </table:table-cell>
              <table:table-cell office:value-type="float" office:value="0.0000556510551257272">
                <text:p>0.00005565105512572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6961">
                <text:p>1.86961</text:p>
              </table:table-cell>
              <table:table-cell office:value-type="float" office:value="0.0000572355391394996">
                <text:p>0.00005723553913949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796">
                <text:p>1.8796</text:p>
              </table:table-cell>
              <table:table-cell office:value-type="float" office:value="0.0000482199097091574">
                <text:p>0.0000482199097091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8959">
                <text:p>1.88959</text:p>
              </table:table-cell>
              <table:table-cell office:value-type="float" office:value="0.0000442706902787915">
                <text:p>0.00004427069027879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89958">
                <text:p>1.89958</text:p>
              </table:table-cell>
              <table:table-cell office:value-type="float" office:value="0.0000509757908484509">
                <text:p>0.00005097579084845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0957">
                <text:p>1.90957</text:p>
              </table:table-cell>
              <table:table-cell office:value-type="float" office:value="0.0000453874314181313">
                <text:p>0.0000453874314181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957">
                <text:p>1.91957</text:p>
              </table:table-cell>
              <table:table-cell office:value-type="float" office:value="0.0000468787854319697">
                <text:p>0.00004687878543196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2957">
                <text:p>1.92957</text:p>
              </table:table-cell>
              <table:table-cell office:value-type="float" office:value="0.0000482583794456648">
                <text:p>0.00004825837944566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955">
                <text:p>1.93955</text:p>
              </table:table-cell>
              <table:table-cell office:value-type="float" office:value="0.0000481072865714527">
                <text:p>0.00004810728657145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4954">
                <text:p>1.94954</text:p>
              </table:table-cell>
              <table:table-cell office:value-type="float" office:value="0.0000404700271410263">
                <text:p>0.00004047002714102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5954">
                <text:p>1.95954</text:p>
              </table:table-cell>
              <table:table-cell office:value-type="float" office:value="0.0000441965511548403">
                <text:p>0.00004419655115484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6953">
                <text:p>1.96953</text:p>
              </table:table-cell>
              <table:table-cell office:value-type="float" office:value="0.000037360221724736">
                <text:p>0.000037360221724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7952">
                <text:p>1.97952</text:p>
              </table:table-cell>
              <table:table-cell office:value-type="float" office:value="0.0000418487822941849">
                <text:p>0.00004184878229418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8951">
                <text:p>1.98951</text:p>
              </table:table-cell>
              <table:table-cell office:value-type="float" office:value="0.0000331125528640896">
                <text:p>0.0000331125528640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9951">
                <text:p>1.99951</text:p>
              </table:table-cell>
              <table:table-cell office:value-type="float" office:value="0.0000385154668776089">
                <text:p>0.0000385154668776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0958">
                <text:p>2.00958</text:p>
              </table:table-cell>
              <table:table-cell office:value-type="float" office:value="0.0000631338549994531">
                <text:p>0.00006313385499945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1957">
                <text:p>2.01957</text:p>
              </table:table-cell>
              <table:table-cell office:value-type="float" office:value="0.0000364603555689236">
                <text:p>0.00003646035556892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2956">
                <text:p>2.02956</text:p>
              </table:table-cell>
              <table:table-cell office:value-type="float" office:value="0.0000301455661384509">
                <text:p>0.00003014556613845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3955">
                <text:p>2.03955</text:p>
              </table:table-cell>
              <table:table-cell office:value-type="float" office:value="0.0000304431767088609">
                <text:p>0.00003044317670886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4954">
                <text:p>2.04954</text:p>
              </table:table-cell>
              <table:table-cell office:value-type="float" office:value="0.0000255626272780418">
                <text:p>0.0000255626272780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5953">
                <text:p>2.05953</text:p>
              </table:table-cell>
              <table:table-cell office:value-type="float" office:value="0.0000270523178480531">
                <text:p>0.00002705231784805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6953">
                <text:p>2.06953</text:p>
              </table:table-cell>
              <table:table-cell office:value-type="float" office:value="0.0000329395118616738">
                <text:p>0.00003293951186167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7953">
                <text:p>2.07953</text:p>
              </table:table-cell>
              <table:table-cell office:value-type="float" office:value="0.0000329407558754546">
                <text:p>0.00003294075587545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8951">
                <text:p>2.08951</text:p>
              </table:table-cell>
              <table:table-cell office:value-type="float" office:value="0.0000212971430011422">
                <text:p>0.00002129714300114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9951">
                <text:p>2.09951</text:p>
              </table:table-cell>
              <table:table-cell office:value-type="float" office:value="0.0000269794470146856">
                <text:p>0.0000269794470146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095">
                <text:p>2.1095</text:p>
              </table:table-cell>
              <table:table-cell office:value-type="float" office:value="0.0000214283475843402">
                <text:p>0.00002142834758434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195">
                <text:p>2.1195</text:p>
              </table:table-cell>
              <table:table-cell office:value-type="float" office:value="0.0000263655915979655">
                <text:p>0.00002636559159796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2948">
                <text:p>2.12948</text:p>
              </table:table-cell>
              <table:table-cell office:value-type="float" office:value="0.0000193040887235263">
                <text:p>0.0000193040887235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3948">
                <text:p>2.13948</text:p>
              </table:table-cell>
              <table:table-cell office:value-type="float" office:value="0.0000220806727369016">
                <text:p>0.00002208067273690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4955">
                <text:p>2.14955</text:p>
              </table:table-cell>
              <table:table-cell office:value-type="float" office:value="0.0000153507408593434">
                <text:p>0.00001535074085934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5954">
                <text:p>2.15954</text:p>
              </table:table-cell>
              <table:table-cell office:value-type="float" office:value="0.0000150895514288152">
                <text:p>0.00001508955142881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6953">
                <text:p>2.16953</text:p>
              </table:table-cell>
              <table:table-cell office:value-type="float" office:value="0.0000159832019988038">
                <text:p>0.00001598320199880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7952">
                <text:p>2.17952</text:p>
              </table:table-cell>
              <table:table-cell office:value-type="float" office:value="0.0000118104525683727">
                <text:p>0.00001181045256837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8951">
                <text:p>2.18951</text:p>
              </table:table-cell>
              <table:table-cell office:value-type="float" office:value="0.00000238505313809867">
                <text:p>0.000002385053138098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9951">
                <text:p>2.19951</text:p>
              </table:table-cell>
              <table:table-cell office:value-type="float" office:value="0.0000144562271517934">
                <text:p>0.0000144562271517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095">
                <text:p>2.2095</text:p>
              </table:table-cell>
              <table:table-cell office:value-type="float" office:value="0.0000159086777213879">
                <text:p>0.00001590867772138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1949">
                <text:p>2.21949</text:p>
              </table:table-cell>
              <table:table-cell office:value-type="float" office:value="0.0000143063782913622">
                <text:p>0.00001430637829136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2948">
                <text:p>2.22948</text:p>
              </table:table-cell>
              <table:table-cell office:value-type="float" office:value="0.00000121155886123603">
                <text:p>0.00000121155886123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3948">
                <text:p>2.23948</text:p>
              </table:table-cell>
              <table:table-cell office:value-type="float" office:value="0.00000795557287469606">
                <text:p>0.000007955572874696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4946">
                <text:p>2.24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5945">
                <text:p>2.25945</text:p>
              </table:table-cell>
              <table:table-cell office:value-type="float" office:value="-0.00000242185942989082">
                <text:p>-0.000002421859429890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6946">
                <text:p>2.26946</text:p>
              </table:table-cell>
              <table:table-cell office:value-type="float" office:value="0.00000518062802790098">
                <text:p>0.000005180628027900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7945">
                <text:p>2.27945</text:p>
              </table:table-cell>
              <table:table-cell office:value-type="float" office:value="0.000004304768597585">
                <text:p>0.000004304768597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8951">
                <text:p>2.28951</text:p>
              </table:table-cell>
              <table:table-cell office:value-type="float" office:value="-0.00000136510672454904">
                <text:p>-0.000001365106724549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5">
                <text:p>2.2995</text:p>
              </table:table-cell>
              <table:table-cell office:value-type="float" office:value="-0.00000913275615532783">
                <text:p>-0.000009132756155327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5">
                <text:p>2.3095</text:p>
              </table:table-cell>
              <table:table-cell office:value-type="float" office:value="-0.00000559249214138191">
                <text:p>-0.000005592492141381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5">
                <text:p>2.3195</text:p>
              </table:table-cell>
              <table:table-cell office:value-type="float" office:value="-0.00000404525812713885">
                <text:p>-0.00000404525812713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48">
                <text:p>2.32948</text:p>
              </table:table-cell>
              <table:table-cell office:value-type="float" office:value="-0.00000700894100136296">
                <text:p>-0.000007008941001362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48">
                <text:p>2.33948</text:p>
              </table:table-cell>
              <table:table-cell office:value-type="float" office:value="-0.00000626264698810886">
                <text:p>-0.000006262646988108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46">
                <text:p>2.34946</text:p>
              </table:table-cell>
              <table:table-cell office:value-type="float" office:value="-0.0000159504798622478">
                <text:p>-0.00001595047986224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46">
                <text:p>2.35946</text:p>
              </table:table-cell>
              <table:table-cell office:value-type="float" office:value="-0.0000129317558488218">
                <text:p>-0.00001293175584882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44">
                <text:p>2.36944</text:p>
              </table:table-cell>
              <table:table-cell office:value-type="float" office:value="-0.0000198628787231314">
                <text:p>-0.00001986287872313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44">
                <text:p>2.37944</text:p>
              </table:table-cell>
              <table:table-cell office:value-type="float" office:value="-0.0000156148047092408">
                <text:p>-0.0000156148047092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43">
                <text:p>2.38943</text:p>
              </table:table-cell>
              <table:table-cell office:value-type="float" office:value="-0.0000254686241398794">
                <text:p>-0.0000254686241398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44">
                <text:p>2.39944</text:p>
              </table:table-cell>
              <table:table-cell office:value-type="float" office:value="-0.0000177729966814866">
                <text:p>-0.00001777299668148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42">
                <text:p>2.40942</text:p>
              </table:table-cell>
              <table:table-cell office:value-type="float" office:value="-0.0000189857995565035">
                <text:p>-0.00001898579955650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41">
                <text:p>2.41941</text:p>
              </table:table-cell>
              <table:table-cell office:value-type="float" office:value="-0.0000268838389865245">
                <text:p>-0.0000268838389865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48">
                <text:p>2.42948</text:p>
              </table:table-cell>
              <table:table-cell office:value-type="float" office:value="-0.0000286963708648891">
                <text:p>-0.00002869637086488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48">
                <text:p>2.43948</text:p>
              </table:table-cell>
              <table:table-cell office:value-type="float" office:value="-0.0000234983568510039">
                <text:p>-0.00002349835685100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47">
                <text:p>2.44947</text:p>
              </table:table-cell>
              <table:table-cell office:value-type="float" office:value="-0.0000239271862816359">
                <text:p>-0.00002392718628163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46">
                <text:p>2.45946</text:p>
              </table:table-cell>
              <table:table-cell office:value-type="float" office:value="-0.0000282489457115176">
                <text:p>-0.00002824894571151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46">
                <text:p>2.46946</text:p>
              </table:table-cell>
              <table:table-cell office:value-type="float" office:value="-0.0000291417716975495">
                <text:p>-0.0000291417716975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45">
                <text:p>2.47945</text:p>
              </table:table-cell>
              <table:table-cell office:value-type="float" office:value="-0.0000348605111284428">
                <text:p>-0.0000348605111284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44">
                <text:p>2.48944</text:p>
              </table:table-cell>
              <table:table-cell office:value-type="float" office:value="-0.0000349913205583974">
                <text:p>-0.00003499132055839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43">
                <text:p>2.49943</text:p>
              </table:table-cell>
              <table:table-cell office:value-type="float" office:value="-0.0000435971599888063">
                <text:p>-0.0000435971599888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42">
                <text:p>2.50942</text:p>
              </table:table-cell>
              <table:table-cell office:value-type="float" office:value="0.00335892425058093">
                <text:p>0.003358924250580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41">
                <text:p>2.51941</text:p>
              </table:table-cell>
              <table:table-cell office:value-type="float" office:value="0.0133529836311506">
                <text:p>0.013352983631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